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06mm" svg:height="66.41mm" svg:x="123.63mm" svg:y="56.31mm">
            <loext:p draw:notify-on-update-of-ranges="Tabelle1.D1:Tabelle1.D1 Tabelle1.D2:Tabelle1.D216 Tabelle1.E1:Tabelle1.E1 Tabelle1.E2:Tabelle1.E2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y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[.G5]*COS([.G6])" office:value-type="float" office:value="19.1067297825121" calcext:value-type="float">
            <text:p>19,1067297825</text:p>
          </table:table-cell>
          <table:table-cell table:formula="of:=[.G5]*SIN([.G6])" office:value-type="float" office:value="5.91040413322679" calcext:value-type="float">
            <text:p>5,910404133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elta t</text:p>
          </table:table-cell>
          <table:table-cell office:value-type="float" office:value="0.0190441133838942" calcext:value-type="float">
            <text:p>0,0190441134</text:p>
          </table:table-cell>
        </table:table-row>
        <table:table-row table:style-name="ro1">
          <table:table-cell table:formula="of:=[.A2]+[.$G$2]" office:value-type="float" office:value="0.0190441133838942" calcext:value-type="float">
            <text:p>0,0190441134</text:p>
          </table:table-cell>
          <table:table-cell table:formula="of:=[.B2]+[.$G$3]*[.$G$2]" office:value-type="float" office:value="19.1067297825121" calcext:value-type="float">
            <text:p>19,1067297825</text:p>
          </table:table-cell>
          <table:table-cell table:formula="of:=[.C2]+[.$G$4]*[.$G$2]" office:value-type="float" office:value="5.72358138093079" calcext:value-type="float">
            <text:p>5,7235813809</text:p>
          </table:table-cell>
          <table:table-cell table:formula="of:=[.D2]+[.B2]*[.$G$2]" office:value-type="float" office:value="0.363870728373588" calcext:value-type="float">
            <text:p>0,3638707284</text:p>
          </table:table-cell>
          <table:table-cell table:formula="of:=[.E2]+[.C2]*[.$G$2]" office:value-type="float" office:value="57.1125584064578" calcext:value-type="float">
            <text:p>57,1125584065</text:p>
          </table:table-cell>
          <table:table-cell office:value-type="string" calcext:value-type="string">
            <text:p>a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]+[.$G$2]" office:value-type="float" office:value="0.0380882267677883" calcext:value-type="float">
            <text:p>0,0380882268</text:p>
          </table:table-cell>
          <table:table-cell table:formula="of:=[.B3]+[.$G$3]*[.$G$2]" office:value-type="float" office:value="19.1067297825121" calcext:value-type="float">
            <text:p>19,1067297825</text:p>
          </table:table-cell>
          <table:table-cell table:formula="of:=[.C3]+[.$G$4]*[.$G$2]" office:value-type="float" office:value="5.53675862863479" calcext:value-type="float">
            <text:p>5,5367586286</text:p>
          </table:table-cell>
          <table:table-cell table:formula="of:=[.D3]+[.B3]*[.$G$2]" office:value-type="float" office:value="0.727741456747176" calcext:value-type="float">
            <text:p>0,7277414567</text:p>
          </table:table-cell>
          <table:table-cell table:formula="of:=[.E3]+[.C3]*[.$G$2]" office:value-type="float" office:value="57.2215589392382" calcext:value-type="float">
            <text:p>57,2215589392</text:p>
          </table:table-cell>
          <table:table-cell office:value-type="string" calcext:value-type="string">
            <text:p>ay</text:p>
          </table:table-cell>
          <table:table-cell office:value-type="float" office:value="-9.81" calcext:value-type="float">
            <text:p>-9,81</text:p>
          </table:table-cell>
        </table:table-row>
        <table:table-row table:style-name="ro1">
          <table:table-cell table:formula="of:=[.A4]+[.$G$2]" office:value-type="float" office:value="0.0571323401516825" calcext:value-type="float">
            <text:p>0,0571323402</text:p>
          </table:table-cell>
          <table:table-cell table:formula="of:=[.B4]+[.$G$3]*[.$G$2]" office:value-type="float" office:value="19.1067297825121" calcext:value-type="float">
            <text:p>19,1067297825</text:p>
          </table:table-cell>
          <table:table-cell table:formula="of:=[.C4]+[.$G$4]*[.$G$2]" office:value-type="float" office:value="5.34993587633879" calcext:value-type="float">
            <text:p>5,3499358763</text:p>
          </table:table-cell>
          <table:table-cell table:formula="of:=[.D4]+[.B4]*[.$G$2]" office:value-type="float" office:value="1.09161218512076" calcext:value-type="float">
            <text:p>1,0916121851</text:p>
          </table:table-cell>
          <table:table-cell table:formula="of:=[.E4]+[.C4]*[.$G$2]" office:value-type="float" office:value="57.3270015983412" calcext:value-type="float">
            <text:p>57,3270015983</text:p>
          </table:table-cell>
          <table:table-cell office:value-type="string" calcext:value-type="string">
            <text:p>v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5]+[.$G$2]" office:value-type="float" office:value="0.0761764535355766" calcext:value-type="float">
            <text:p>0,0761764535</text:p>
          </table:table-cell>
          <table:table-cell table:formula="of:=[.B5]+[.$G$3]*[.$G$2]" office:value-type="float" office:value="19.1067297825121" calcext:value-type="float">
            <text:p>19,1067297825</text:p>
          </table:table-cell>
          <table:table-cell table:formula="of:=[.C5]+[.$G$4]*[.$G$2]" office:value-type="float" office:value="5.16311312404279" calcext:value-type="float">
            <text:p>5,163113124</text:p>
          </table:table-cell>
          <table:table-cell table:formula="of:=[.D5]+[.B5]*[.$G$2]" office:value-type="float" office:value="1.45548291349435" calcext:value-type="float">
            <text:p>1,4554829135</text:p>
          </table:table-cell>
          <table:table-cell table:formula="of:=[.E5]+[.C5]*[.$G$2]" office:value-type="float" office:value="57.4288863837667" calcext:value-type="float">
            <text:p>57,4288863838</text:p>
          </table:table-cell>
          <table:table-cell office:value-type="string" calcext:value-type="string">
            <text:p>Alpha 0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table:formula="of:=[.A6]+[.$G$2]" office:value-type="float" office:value="0.0952205669194708" calcext:value-type="float">
            <text:p>0,0952205669</text:p>
          </table:table-cell>
          <table:table-cell table:formula="of:=[.B6]+[.$G$3]*[.$G$2]" office:value-type="float" office:value="19.1067297825121" calcext:value-type="float">
            <text:p>19,1067297825</text:p>
          </table:table-cell>
          <table:table-cell table:formula="of:=[.C6]+[.$G$4]*[.$G$2]" office:value-type="float" office:value="4.97629037174678" calcext:value-type="float">
            <text:p>4,9762903717</text:p>
          </table:table-cell>
          <table:table-cell table:formula="of:=[.D6]+[.B6]*[.$G$2]" office:value-type="float" office:value="1.81935364186794" calcext:value-type="float">
            <text:p>1,8193536419</text:p>
          </table:table-cell>
          <table:table-cell table:formula="of:=[.E6]+[.C6]*[.$G$2]" office:value-type="float" office:value="57.5272132955149" calcext:value-type="float">
            <text:p>57,5272132955</text:p>
          </table:table-cell>
          <table:table-cell table:number-columns-repeated="2"/>
        </table:table-row>
        <table:table-row table:style-name="ro1">
          <table:table-cell table:formula="of:=[.A7]+[.$G$2]" office:value-type="float" office:value="0.114264680303365" calcext:value-type="float">
            <text:p>0,1142646803</text:p>
          </table:table-cell>
          <table:table-cell table:formula="of:=[.B7]+[.$G$3]*[.$G$2]" office:value-type="float" office:value="19.1067297825121" calcext:value-type="float">
            <text:p>19,1067297825</text:p>
          </table:table-cell>
          <table:table-cell table:formula="of:=[.C7]+[.$G$4]*[.$G$2]" office:value-type="float" office:value="4.78946761945078" calcext:value-type="float">
            <text:p>4,7894676195</text:p>
          </table:table-cell>
          <table:table-cell table:formula="of:=[.D7]+[.B7]*[.$G$2]" office:value-type="float" office:value="2.18322437024153" calcext:value-type="float">
            <text:p>2,1832243702</text:p>
          </table:table-cell>
          <table:table-cell table:formula="of:=[.E7]+[.C7]*[.$G$2]" office:value-type="float" office:value="57.6219823335856" calcext:value-type="float">
            <text:p>57,6219823336</text:p>
          </table:table-cell>
          <table:table-cell table:number-columns-repeated="2"/>
        </table:table-row>
        <table:table-row table:style-name="ro1">
          <table:table-cell table:formula="of:=[.A8]+[.$G$2]" office:value-type="float" office:value="0.133308793687259" calcext:value-type="float">
            <text:p>0,1333087937</text:p>
          </table:table-cell>
          <table:table-cell table:formula="of:=[.B8]+[.$G$3]*[.$G$2]" office:value-type="float" office:value="19.1067297825121" calcext:value-type="float">
            <text:p>19,1067297825</text:p>
          </table:table-cell>
          <table:table-cell table:formula="of:=[.C8]+[.$G$4]*[.$G$2]" office:value-type="float" office:value="4.60264486715478" calcext:value-type="float">
            <text:p>4,6026448672</text:p>
          </table:table-cell>
          <table:table-cell table:formula="of:=[.D8]+[.B8]*[.$G$2]" office:value-type="float" office:value="2.54709509861512" calcext:value-type="float">
            <text:p>2,5470950986</text:p>
          </table:table-cell>
          <table:table-cell table:formula="of:=[.E8]+[.C8]*[.$G$2]" office:value-type="float" office:value="57.7131934979789" calcext:value-type="float">
            <text:p>57,713193498</text:p>
          </table:table-cell>
          <table:table-cell table:number-columns-repeated="2"/>
        </table:table-row>
        <table:table-row table:style-name="ro1">
          <table:table-cell table:formula="of:=[.A9]+[.$G$2]" office:value-type="float" office:value="0.152352907071153" calcext:value-type="float">
            <text:p>0,1523529071</text:p>
          </table:table-cell>
          <table:table-cell table:formula="of:=[.B9]+[.$G$3]*[.$G$2]" office:value-type="float" office:value="19.1067297825121" calcext:value-type="float">
            <text:p>19,1067297825</text:p>
          </table:table-cell>
          <table:table-cell table:formula="of:=[.C9]+[.$G$4]*[.$G$2]" office:value-type="float" office:value="4.41582211485878" calcext:value-type="float">
            <text:p>4,4158221149</text:p>
          </table:table-cell>
          <table:table-cell table:formula="of:=[.D9]+[.B9]*[.$G$2]" office:value-type="float" office:value="2.9109658269887" calcext:value-type="float">
            <text:p>2,910965827</text:p>
          </table:table-cell>
          <table:table-cell table:formula="of:=[.E9]+[.C9]*[.$G$2]" office:value-type="float" office:value="57.8008467886948" calcext:value-type="float">
            <text:p>57,8008467887</text:p>
          </table:table-cell>
          <table:table-cell table:number-columns-repeated="2"/>
        </table:table-row>
        <table:table-row table:style-name="ro1">
          <table:table-cell table:formula="of:=[.A10]+[.$G$2]" office:value-type="float" office:value="0.171397020455047" calcext:value-type="float">
            <text:p>0,1713970205</text:p>
          </table:table-cell>
          <table:table-cell table:formula="of:=[.B10]+[.$G$3]*[.$G$2]" office:value-type="float" office:value="19.1067297825121" calcext:value-type="float">
            <text:p>19,1067297825</text:p>
          </table:table-cell>
          <table:table-cell table:formula="of:=[.C10]+[.$G$4]*[.$G$2]" office:value-type="float" office:value="4.22899936256278" calcext:value-type="float">
            <text:p>4,2289993626</text:p>
          </table:table-cell>
          <table:table-cell table:formula="of:=[.D10]+[.B10]*[.$G$2]" office:value-type="float" office:value="3.27483655536229" calcext:value-type="float">
            <text:p>3,2748365554</text:p>
          </table:table-cell>
          <table:table-cell table:formula="of:=[.E10]+[.C10]*[.$G$2]" office:value-type="float" office:value="57.8849422057333" calcext:value-type="float">
            <text:p>57,8849422057</text:p>
          </table:table-cell>
          <table:table-cell table:number-columns-repeated="2"/>
        </table:table-row>
        <table:table-row table:style-name="ro1">
          <table:table-cell table:formula="of:=[.A11]+[.$G$2]" office:value-type="float" office:value="0.190441133838942" calcext:value-type="float">
            <text:p>0,1904411338</text:p>
          </table:table-cell>
          <table:table-cell table:formula="of:=[.B11]+[.$G$3]*[.$G$2]" office:value-type="float" office:value="19.1067297825121" calcext:value-type="float">
            <text:p>19,1067297825</text:p>
          </table:table-cell>
          <table:table-cell table:formula="of:=[.C11]+[.$G$4]*[.$G$2]" office:value-type="float" office:value="4.04217661026677" calcext:value-type="float">
            <text:p>4,0421766103</text:p>
          </table:table-cell>
          <table:table-cell table:formula="of:=[.D11]+[.B11]*[.$G$2]" office:value-type="float" office:value="3.63870728373588" calcext:value-type="float">
            <text:p>3,6387072837</text:p>
          </table:table-cell>
          <table:table-cell table:formula="of:=[.E11]+[.C11]*[.$G$2]" office:value-type="float" office:value="57.9654797490944" calcext:value-type="float">
            <text:p>57,9654797491</text:p>
          </table:table-cell>
          <table:table-cell table:number-columns-repeated="2"/>
        </table:table-row>
        <table:table-row table:style-name="ro1">
          <table:table-cell table:formula="of:=[.A12]+[.$G$2]" office:value-type="float" office:value="0.209485247222836" calcext:value-type="float">
            <text:p>0,2094852472</text:p>
          </table:table-cell>
          <table:table-cell table:formula="of:=[.B12]+[.$G$3]*[.$G$2]" office:value-type="float" office:value="19.1067297825121" calcext:value-type="float">
            <text:p>19,1067297825</text:p>
          </table:table-cell>
          <table:table-cell table:formula="of:=[.C12]+[.$G$4]*[.$G$2]" office:value-type="float" office:value="3.85535385797077" calcext:value-type="float">
            <text:p>3,855353858</text:p>
          </table:table-cell>
          <table:table-cell table:formula="of:=[.D12]+[.B12]*[.$G$2]" office:value-type="float" office:value="4.00257801210947" calcext:value-type="float">
            <text:p>4,0025780121</text:p>
          </table:table-cell>
          <table:table-cell table:formula="of:=[.E12]+[.C12]*[.$G$2]" office:value-type="float" office:value="58.042459418778" calcext:value-type="float">
            <text:p>58,0424594188</text:p>
          </table:table-cell>
          <table:table-cell table:number-columns-repeated="2"/>
        </table:table-row>
        <table:table-row table:style-name="ro1">
          <table:table-cell table:formula="of:=[.A13]+[.$G$2]" office:value-type="float" office:value="0.22852936060673" calcext:value-type="float">
            <text:p>0,2285293606</text:p>
          </table:table-cell>
          <table:table-cell table:formula="of:=[.B13]+[.$G$3]*[.$G$2]" office:value-type="float" office:value="19.1067297825121" calcext:value-type="float">
            <text:p>19,1067297825</text:p>
          </table:table-cell>
          <table:table-cell table:formula="of:=[.C13]+[.$G$4]*[.$G$2]" office:value-type="float" office:value="3.66853110567477" calcext:value-type="float">
            <text:p>3,6685311057</text:p>
          </table:table-cell>
          <table:table-cell table:formula="of:=[.D13]+[.B13]*[.$G$2]" office:value-type="float" office:value="4.36644874048306" calcext:value-type="float">
            <text:p>4,3664487405</text:p>
          </table:table-cell>
          <table:table-cell table:formula="of:=[.E13]+[.C13]*[.$G$2]" office:value-type="float" office:value="58.1158812147842" calcext:value-type="float">
            <text:p>58,1158812148</text:p>
          </table:table-cell>
          <table:table-cell table:number-columns-repeated="2"/>
        </table:table-row>
        <table:table-row table:style-name="ro1">
          <table:table-cell table:formula="of:=[.A14]+[.$G$2]" office:value-type="float" office:value="0.247573473990624" calcext:value-type="float">
            <text:p>0,247573474</text:p>
          </table:table-cell>
          <table:table-cell table:formula="of:=[.B14]+[.$G$3]*[.$G$2]" office:value-type="float" office:value="19.1067297825121" calcext:value-type="float">
            <text:p>19,1067297825</text:p>
          </table:table-cell>
          <table:table-cell table:formula="of:=[.C14]+[.$G$4]*[.$G$2]" office:value-type="float" office:value="3.48170835337877" calcext:value-type="float">
            <text:p>3,4817083534</text:p>
          </table:table-cell>
          <table:table-cell table:formula="of:=[.D14]+[.B14]*[.$G$2]" office:value-type="float" office:value="4.73031946885665" calcext:value-type="float">
            <text:p>4,7303194689</text:p>
          </table:table-cell>
          <table:table-cell table:formula="of:=[.E14]+[.C14]*[.$G$2]" office:value-type="float" office:value="58.185745137113" calcext:value-type="float">
            <text:p>58,1857451371</text:p>
          </table:table-cell>
          <table:table-cell table:number-columns-repeated="2"/>
        </table:table-row>
        <table:table-row table:style-name="ro1">
          <table:table-cell table:formula="of:=[.A15]+[.$G$2]" office:value-type="float" office:value="0.266617587374518" calcext:value-type="float">
            <text:p>0,2666175874</text:p>
          </table:table-cell>
          <table:table-cell table:formula="of:=[.B15]+[.$G$3]*[.$G$2]" office:value-type="float" office:value="19.1067297825121" calcext:value-type="float">
            <text:p>19,1067297825</text:p>
          </table:table-cell>
          <table:table-cell table:formula="of:=[.C15]+[.$G$4]*[.$G$2]" office:value-type="float" office:value="3.29488560108277" calcext:value-type="float">
            <text:p>3,2948856011</text:p>
          </table:table-cell>
          <table:table-cell table:formula="of:=[.D15]+[.B15]*[.$G$2]" office:value-type="float" office:value="5.09419019723023" calcext:value-type="float">
            <text:p>5,0941901972</text:p>
          </table:table-cell>
          <table:table-cell table:formula="of:=[.E15]+[.C15]*[.$G$2]" office:value-type="float" office:value="58.2520511857644" calcext:value-type="float">
            <text:p>58,2520511858</text:p>
          </table:table-cell>
          <table:table-cell table:number-columns-repeated="2"/>
        </table:table-row>
        <table:table-row table:style-name="ro1">
          <table:table-cell table:formula="of:=[.A16]+[.$G$2]" office:value-type="float" office:value="0.285661700758412" calcext:value-type="float">
            <text:p>0,2856617008</text:p>
          </table:table-cell>
          <table:table-cell table:formula="of:=[.B16]+[.$G$3]*[.$G$2]" office:value-type="float" office:value="19.1067297825121" calcext:value-type="float">
            <text:p>19,1067297825</text:p>
          </table:table-cell>
          <table:table-cell table:formula="of:=[.C16]+[.$G$4]*[.$G$2]" office:value-type="float" office:value="3.10806284878677" calcext:value-type="float">
            <text:p>3,1080628488</text:p>
          </table:table-cell>
          <table:table-cell table:formula="of:=[.D16]+[.B16]*[.$G$2]" office:value-type="float" office:value="5.45806092560382" calcext:value-type="float">
            <text:p>5,4580609256</text:p>
          </table:table-cell>
          <table:table-cell table:formula="of:=[.E16]+[.C16]*[.$G$2]" office:value-type="float" office:value="58.3147993607384" calcext:value-type="float">
            <text:p>58,3147993607</text:p>
          </table:table-cell>
          <table:table-cell table:number-columns-repeated="2"/>
        </table:table-row>
        <table:table-row table:style-name="ro1">
          <table:table-cell table:formula="of:=[.A17]+[.$G$2]" office:value-type="float" office:value="0.304705814142307" calcext:value-type="float">
            <text:p>0,3047058141</text:p>
          </table:table-cell>
          <table:table-cell table:formula="of:=[.B17]+[.$G$3]*[.$G$2]" office:value-type="float" office:value="19.1067297825121" calcext:value-type="float">
            <text:p>19,1067297825</text:p>
          </table:table-cell>
          <table:table-cell table:formula="of:=[.C17]+[.$G$4]*[.$G$2]" office:value-type="float" office:value="2.92124009649076" calcext:value-type="float">
            <text:p>2,9212400965</text:p>
          </table:table-cell>
          <table:table-cell table:formula="of:=[.D17]+[.B17]*[.$G$2]" office:value-type="float" office:value="5.82193165397741" calcext:value-type="float">
            <text:p>5,821931654</text:p>
          </table:table-cell>
          <table:table-cell table:formula="of:=[.E17]+[.C17]*[.$G$2]" office:value-type="float" office:value="58.373989662035" calcext:value-type="float">
            <text:p>58,373989662</text:p>
          </table:table-cell>
          <table:table-cell table:number-columns-repeated="2"/>
        </table:table-row>
        <table:table-row table:style-name="ro1">
          <table:table-cell table:formula="of:=[.A18]+[.$G$2]" office:value-type="float" office:value="0.323749927526201" calcext:value-type="float">
            <text:p>0,3237499275</text:p>
          </table:table-cell>
          <table:table-cell table:formula="of:=[.B18]+[.$G$3]*[.$G$2]" office:value-type="float" office:value="19.1067297825121" calcext:value-type="float">
            <text:p>19,1067297825</text:p>
          </table:table-cell>
          <table:table-cell table:formula="of:=[.C18]+[.$G$4]*[.$G$2]" office:value-type="float" office:value="2.73441734419476" calcext:value-type="float">
            <text:p>2,7344173442</text:p>
          </table:table-cell>
          <table:table-cell table:formula="of:=[.D18]+[.B18]*[.$G$2]" office:value-type="float" office:value="6.185802382351" calcext:value-type="float">
            <text:p>6,1858023824</text:p>
          </table:table-cell>
          <table:table-cell table:formula="of:=[.E18]+[.C18]*[.$G$2]" office:value-type="float" office:value="58.4296220896541" calcext:value-type="float">
            <text:p>58,4296220897</text:p>
          </table:table-cell>
          <table:table-cell table:number-columns-repeated="2"/>
        </table:table-row>
        <table:table-row table:style-name="ro1">
          <table:table-cell table:formula="of:=[.A19]+[.$G$2]" office:value-type="float" office:value="0.342794040910095" calcext:value-type="float">
            <text:p>0,3427940409</text:p>
          </table:table-cell>
          <table:table-cell table:formula="of:=[.B19]+[.$G$3]*[.$G$2]" office:value-type="float" office:value="19.1067297825121" calcext:value-type="float">
            <text:p>19,1067297825</text:p>
          </table:table-cell>
          <table:table-cell table:formula="of:=[.C19]+[.$G$4]*[.$G$2]" office:value-type="float" office:value="2.54759459189876" calcext:value-type="float">
            <text:p>2,5475945919</text:p>
          </table:table-cell>
          <table:table-cell table:formula="of:=[.D19]+[.B19]*[.$G$2]" office:value-type="float" office:value="6.54967311072459" calcext:value-type="float">
            <text:p>6,5496731107</text:p>
          </table:table-cell>
          <table:table-cell table:formula="of:=[.E19]+[.C19]*[.$G$2]" office:value-type="float" office:value="58.4816966435959" calcext:value-type="float">
            <text:p>58,4816966436</text:p>
          </table:table-cell>
          <table:table-cell table:number-columns-repeated="2"/>
        </table:table-row>
        <table:table-row table:style-name="ro1">
          <table:table-cell table:formula="of:=[.A20]+[.$G$2]" office:value-type="float" office:value="0.361838154293989" calcext:value-type="float">
            <text:p>0,3618381543</text:p>
          </table:table-cell>
          <table:table-cell table:formula="of:=[.B20]+[.$G$3]*[.$G$2]" office:value-type="float" office:value="19.1067297825121" calcext:value-type="float">
            <text:p>19,1067297825</text:p>
          </table:table-cell>
          <table:table-cell table:formula="of:=[.C20]+[.$G$4]*[.$G$2]" office:value-type="float" office:value="2.36077183960276" calcext:value-type="float">
            <text:p>2,3607718396</text:p>
          </table:table-cell>
          <table:table-cell table:formula="of:=[.D20]+[.B20]*[.$G$2]" office:value-type="float" office:value="6.91354383909818" calcext:value-type="float">
            <text:p>6,9135438391</text:p>
          </table:table-cell>
          <table:table-cell table:formula="of:=[.E20]+[.C20]*[.$G$2]" office:value-type="float" office:value="58.5302133238602" calcext:value-type="float">
            <text:p>58,5302133239</text:p>
          </table:table-cell>
          <table:table-cell table:number-columns-repeated="2"/>
        </table:table-row>
        <table:table-row table:style-name="ro1">
          <table:table-cell table:formula="of:=[.A21]+[.$G$2]" office:value-type="float" office:value="0.380882267677883" calcext:value-type="float">
            <text:p>0,3808822677</text:p>
          </table:table-cell>
          <table:table-cell table:formula="of:=[.B21]+[.$G$3]*[.$G$2]" office:value-type="float" office:value="19.1067297825121" calcext:value-type="float">
            <text:p>19,1067297825</text:p>
          </table:table-cell>
          <table:table-cell table:formula="of:=[.C21]+[.$G$4]*[.$G$2]" office:value-type="float" office:value="2.17394908730676" calcext:value-type="float">
            <text:p>2,1739490873</text:p>
          </table:table-cell>
          <table:table-cell table:formula="of:=[.D21]+[.B21]*[.$G$2]" office:value-type="float" office:value="7.27741456747177" calcext:value-type="float">
            <text:p>7,2774145675</text:p>
          </table:table-cell>
          <table:table-cell table:formula="of:=[.E21]+[.C21]*[.$G$2]" office:value-type="float" office:value="58.5751721304471" calcext:value-type="float">
            <text:p>58,5751721304</text:p>
          </table:table-cell>
          <table:table-cell table:number-columns-repeated="2"/>
        </table:table-row>
        <table:table-row table:style-name="ro1">
          <table:table-cell table:formula="of:=[.A22]+[.$G$2]" office:value-type="float" office:value="0.399926381061777" calcext:value-type="float">
            <text:p>0,3999263811</text:p>
          </table:table-cell>
          <table:table-cell table:formula="of:=[.B22]+[.$G$3]*[.$G$2]" office:value-type="float" office:value="19.1067297825121" calcext:value-type="float">
            <text:p>19,1067297825</text:p>
          </table:table-cell>
          <table:table-cell table:formula="of:=[.C22]+[.$G$4]*[.$G$2]" office:value-type="float" office:value="1.98712633501076" calcext:value-type="float">
            <text:p>1,987126335</text:p>
          </table:table-cell>
          <table:table-cell table:formula="of:=[.D22]+[.B22]*[.$G$2]" office:value-type="float" office:value="7.64128529584535" calcext:value-type="float">
            <text:p>7,6412852958</text:p>
          </table:table-cell>
          <table:table-cell table:formula="of:=[.E22]+[.C22]*[.$G$2]" office:value-type="float" office:value="58.6165730633566" calcext:value-type="float">
            <text:p>58,6165730634</text:p>
          </table:table-cell>
          <table:table-cell table:number-columns-repeated="2"/>
        </table:table-row>
        <table:table-row table:style-name="ro1">
          <table:table-cell table:formula="of:=[.A23]+[.$G$2]" office:value-type="float" office:value="0.418970494445672" calcext:value-type="float">
            <text:p>0,4189704944</text:p>
          </table:table-cell>
          <table:table-cell table:formula="of:=[.B23]+[.$G$3]*[.$G$2]" office:value-type="float" office:value="19.1067297825121" calcext:value-type="float">
            <text:p>19,1067297825</text:p>
          </table:table-cell>
          <table:table-cell table:formula="of:=[.C23]+[.$G$4]*[.$G$2]" office:value-type="float" office:value="1.80030358271475" calcext:value-type="float">
            <text:p>1,8003035827</text:p>
          </table:table-cell>
          <table:table-cell table:formula="of:=[.D23]+[.B23]*[.$G$2]" office:value-type="float" office:value="8.00515602421894" calcext:value-type="float">
            <text:p>8,0051560242</text:p>
          </table:table-cell>
          <table:table-cell table:formula="of:=[.E23]+[.C23]*[.$G$2]" office:value-type="float" office:value="58.6544161225886" calcext:value-type="float">
            <text:p>58,6544161226</text:p>
          </table:table-cell>
          <table:table-cell table:number-columns-repeated="2"/>
        </table:table-row>
        <table:table-row table:style-name="ro1">
          <table:table-cell table:formula="of:=[.A24]+[.$G$2]" office:value-type="float" office:value="0.438014607829566" calcext:value-type="float">
            <text:p>0,4380146078</text:p>
          </table:table-cell>
          <table:table-cell table:formula="of:=[.B24]+[.$G$3]*[.$G$2]" office:value-type="float" office:value="19.1067297825121" calcext:value-type="float">
            <text:p>19,1067297825</text:p>
          </table:table-cell>
          <table:table-cell table:formula="of:=[.C24]+[.$G$4]*[.$G$2]" office:value-type="float" office:value="1.61348083041875" calcext:value-type="float">
            <text:p>1,6134808304</text:p>
          </table:table-cell>
          <table:table-cell table:formula="of:=[.D24]+[.B24]*[.$G$2]" office:value-type="float" office:value="8.36902675259253" calcext:value-type="float">
            <text:p>8,3690267526</text:p>
          </table:table-cell>
          <table:table-cell table:formula="of:=[.E24]+[.C24]*[.$G$2]" office:value-type="float" office:value="58.6887013081433" calcext:value-type="float">
            <text:p>58,6887013081</text:p>
          </table:table-cell>
          <table:table-cell table:number-columns-repeated="2"/>
        </table:table-row>
        <table:table-row table:style-name="ro1">
          <table:table-cell table:formula="of:=[.A25]+[.$G$2]" office:value-type="float" office:value="0.45705872121346" calcext:value-type="float">
            <text:p>0,4570587212</text:p>
          </table:table-cell>
          <table:table-cell table:formula="of:=[.B25]+[.$G$3]*[.$G$2]" office:value-type="float" office:value="19.1067297825121" calcext:value-type="float">
            <text:p>19,1067297825</text:p>
          </table:table-cell>
          <table:table-cell table:formula="of:=[.C25]+[.$G$4]*[.$G$2]" office:value-type="float" office:value="1.42665807812275" calcext:value-type="float">
            <text:p>1,4266580781</text:p>
          </table:table-cell>
          <table:table-cell table:formula="of:=[.D25]+[.B25]*[.$G$2]" office:value-type="float" office:value="8.73289748096612" calcext:value-type="float">
            <text:p>8,732897481</text:p>
          </table:table-cell>
          <table:table-cell table:formula="of:=[.E25]+[.C25]*[.$G$2]" office:value-type="float" office:value="58.7194286200205" calcext:value-type="float">
            <text:p>58,71942862</text:p>
          </table:table-cell>
          <table:table-cell table:number-columns-repeated="2"/>
        </table:table-row>
        <table:table-row table:style-name="ro1">
          <table:table-cell table:formula="of:=[.A26]+[.$G$2]" office:value-type="float" office:value="0.476102834597354" calcext:value-type="float">
            <text:p>0,4761028346</text:p>
          </table:table-cell>
          <table:table-cell table:formula="of:=[.B26]+[.$G$3]*[.$G$2]" office:value-type="float" office:value="19.1067297825121" calcext:value-type="float">
            <text:p>19,1067297825</text:p>
          </table:table-cell>
          <table:table-cell table:formula="of:=[.C26]+[.$G$4]*[.$G$2]" office:value-type="float" office:value="1.23983532582675" calcext:value-type="float">
            <text:p>1,2398353258</text:p>
          </table:table-cell>
          <table:table-cell table:formula="of:=[.D26]+[.B26]*[.$G$2]" office:value-type="float" office:value="9.0967682093397" calcext:value-type="float">
            <text:p>9,0967682093</text:p>
          </table:table-cell>
          <table:table-cell table:formula="of:=[.E26]+[.C26]*[.$G$2]" office:value-type="float" office:value="58.7465980582203" calcext:value-type="float">
            <text:p>58,7465980582</text:p>
          </table:table-cell>
          <table:table-cell table:number-columns-repeated="2"/>
        </table:table-row>
        <table:table-row table:style-name="ro1">
          <table:table-cell table:formula="of:=[.A27]+[.$G$2]" office:value-type="float" office:value="0.495146947981248" calcext:value-type="float">
            <text:p>0,495146948</text:p>
          </table:table-cell>
          <table:table-cell table:formula="of:=[.B27]+[.$G$3]*[.$G$2]" office:value-type="float" office:value="19.1067297825121" calcext:value-type="float">
            <text:p>19,1067297825</text:p>
          </table:table-cell>
          <table:table-cell table:formula="of:=[.C27]+[.$G$4]*[.$G$2]" office:value-type="float" office:value="1.05301257353075" calcext:value-type="float">
            <text:p>1,0530125735</text:p>
          </table:table-cell>
          <table:table-cell table:formula="of:=[.D27]+[.B27]*[.$G$2]" office:value-type="float" office:value="9.46063893771329" calcext:value-type="float">
            <text:p>9,4606389377</text:p>
          </table:table-cell>
          <table:table-cell table:formula="of:=[.E27]+[.C27]*[.$G$2]" office:value-type="float" office:value="58.7702096227427" calcext:value-type="float">
            <text:p>58,7702096227</text:p>
          </table:table-cell>
          <table:table-cell table:number-columns-repeated="2"/>
        </table:table-row>
        <table:table-row table:style-name="ro1">
          <table:table-cell table:formula="of:=[.A28]+[.$G$2]" office:value-type="float" office:value="0.514191061365142" calcext:value-type="float">
            <text:p>0,5141910614</text:p>
          </table:table-cell>
          <table:table-cell table:formula="of:=[.B28]+[.$G$3]*[.$G$2]" office:value-type="float" office:value="19.1067297825121" calcext:value-type="float">
            <text:p>19,1067297825</text:p>
          </table:table-cell>
          <table:table-cell table:formula="of:=[.C28]+[.$G$4]*[.$G$2]" office:value-type="float" office:value="0.866189821234745" calcext:value-type="float">
            <text:p>0,8661898212</text:p>
          </table:table-cell>
          <table:table-cell table:formula="of:=[.D28]+[.B28]*[.$G$2]" office:value-type="float" office:value="9.82450966608688" calcext:value-type="float">
            <text:p>9,8245096661</text:p>
          </table:table-cell>
          <table:table-cell table:formula="of:=[.E28]+[.C28]*[.$G$2]" office:value-type="float" office:value="58.7902633135877" calcext:value-type="float">
            <text:p>58,7902633136</text:p>
          </table:table-cell>
          <table:table-cell table:number-columns-repeated="2"/>
        </table:table-row>
        <table:table-row table:style-name="ro1">
          <table:table-cell table:formula="of:=[.A29]+[.$G$2]" office:value-type="float" office:value="0.533235174749037" calcext:value-type="float">
            <text:p>0,5332351747</text:p>
          </table:table-cell>
          <table:table-cell table:formula="of:=[.B29]+[.$G$3]*[.$G$2]" office:value-type="float" office:value="19.1067297825121" calcext:value-type="float">
            <text:p>19,1067297825</text:p>
          </table:table-cell>
          <table:table-cell table:formula="of:=[.C29]+[.$G$4]*[.$G$2]" office:value-type="float" office:value="0.679367068938743" calcext:value-type="float">
            <text:p>0,6793670689</text:p>
          </table:table-cell>
          <table:table-cell table:formula="of:=[.D29]+[.B29]*[.$G$2]" office:value-type="float" office:value="10.1883803944605" calcext:value-type="float">
            <text:p>10,1883803945</text:p>
          </table:table-cell>
          <table:table-cell table:formula="of:=[.E29]+[.C29]*[.$G$2]" office:value-type="float" office:value="58.8067591307553" calcext:value-type="float">
            <text:p>58,8067591308</text:p>
          </table:table-cell>
          <table:table-cell table:number-columns-repeated="2"/>
        </table:table-row>
        <table:table-row table:style-name="ro1">
          <table:table-cell table:formula="of:=[.A30]+[.$G$2]" office:value-type="float" office:value="0.552279288132931" calcext:value-type="float">
            <text:p>0,5522792881</text:p>
          </table:table-cell>
          <table:table-cell table:formula="of:=[.B30]+[.$G$3]*[.$G$2]" office:value-type="float" office:value="19.1067297825121" calcext:value-type="float">
            <text:p>19,1067297825</text:p>
          </table:table-cell>
          <table:table-cell table:formula="of:=[.C30]+[.$G$4]*[.$G$2]" office:value-type="float" office:value="0.492544316642741" calcext:value-type="float">
            <text:p>0,4925443166</text:p>
          </table:table-cell>
          <table:table-cell table:formula="of:=[.D30]+[.B30]*[.$G$2]" office:value-type="float" office:value="10.5522511228341" calcext:value-type="float">
            <text:p>10,5522511228</text:p>
          </table:table-cell>
          <table:table-cell table:formula="of:=[.E30]+[.C30]*[.$G$2]" office:value-type="float" office:value="58.8196970742454" calcext:value-type="float">
            <text:p>58,8196970742</text:p>
          </table:table-cell>
          <table:table-cell table:number-columns-repeated="2"/>
        </table:table-row>
        <table:table-row table:style-name="ro1">
          <table:table-cell table:formula="of:=[.A31]+[.$G$2]" office:value-type="float" office:value="0.571323401516825" calcext:value-type="float">
            <text:p>0,5713234015</text:p>
          </table:table-cell>
          <table:table-cell table:formula="of:=[.B31]+[.$G$3]*[.$G$2]" office:value-type="float" office:value="19.1067297825121" calcext:value-type="float">
            <text:p>19,1067297825</text:p>
          </table:table-cell>
          <table:table-cell table:formula="of:=[.C31]+[.$G$4]*[.$G$2]" office:value-type="float" office:value="0.305721564346739" calcext:value-type="float">
            <text:p>0,3057215643</text:p>
          </table:table-cell>
          <table:table-cell table:formula="of:=[.D31]+[.B31]*[.$G$2]" office:value-type="float" office:value="10.9161218512076" calcext:value-type="float">
            <text:p>10,9161218512</text:p>
          </table:table-cell>
          <table:table-cell table:formula="of:=[.E31]+[.C31]*[.$G$2]" office:value-type="float" office:value="58.8290771440582" calcext:value-type="float">
            <text:p>58,8290771441</text:p>
          </table:table-cell>
          <table:table-cell table:number-columns-repeated="2"/>
        </table:table-row>
        <table:table-row table:style-name="ro1">
          <table:table-cell table:formula="of:=[.A32]+[.$G$2]" office:value-type="float" office:value="0.590367514900719" calcext:value-type="float">
            <text:p>0,5903675149</text:p>
          </table:table-cell>
          <table:table-cell table:formula="of:=[.B32]+[.$G$3]*[.$G$2]" office:value-type="float" office:value="19.1067297825121" calcext:value-type="float">
            <text:p>19,1067297825</text:p>
          </table:table-cell>
          <table:table-cell table:formula="of:=[.C32]+[.$G$4]*[.$G$2]" office:value-type="float" office:value="0.118898812050738" calcext:value-type="float">
            <text:p>0,1188988121</text:p>
          </table:table-cell>
          <table:table-cell table:formula="of:=[.D32]+[.B32]*[.$G$2]" office:value-type="float" office:value="11.2799925795812" calcext:value-type="float">
            <text:p>11,2799925796</text:p>
          </table:table-cell>
          <table:table-cell table:formula="of:=[.E32]+[.C32]*[.$G$2]" office:value-type="float" office:value="58.8348993401935" calcext:value-type="float">
            <text:p>58,8348993402</text:p>
          </table:table-cell>
          <table:table-cell table:number-columns-repeated="2"/>
        </table:table-row>
        <table:table-row table:style-name="ro1">
          <table:table-cell table:formula="of:=[.A33]+[.$G$2]" office:value-type="float" office:value="0.609411628284613" calcext:value-type="float">
            <text:p>0,6094116283</text:p>
          </table:table-cell>
          <table:table-cell table:formula="of:=[.B33]+[.$G$3]*[.$G$2]" office:value-type="float" office:value="19.1067297825121" calcext:value-type="float">
            <text:p>19,1067297825</text:p>
          </table:table-cell>
          <table:table-cell table:formula="of:=[.C33]+[.$G$4]*[.$G$2]" office:value-type="float" office:value="-0.0679239402452641" calcext:value-type="float">
            <text:p>-0,0679239402</text:p>
          </table:table-cell>
          <table:table-cell table:formula="of:=[.D33]+[.B33]*[.$G$2]" office:value-type="float" office:value="11.6438633079548" calcext:value-type="float">
            <text:p>11,643863308</text:p>
          </table:table-cell>
          <table:table-cell table:formula="of:=[.E33]+[.C33]*[.$G$2]" office:value-type="float" office:value="58.8371636626514" calcext:value-type="float">
            <text:p>58,8371636627</text:p>
          </table:table-cell>
          <table:table-cell table:number-columns-repeated="2"/>
        </table:table-row>
        <table:table-row table:style-name="ro1">
          <table:table-cell table:formula="of:=[.A34]+[.$G$2]" office:value-type="float" office:value="0.628455741668507" calcext:value-type="float">
            <text:p>0,6284557417</text:p>
          </table:table-cell>
          <table:table-cell table:formula="of:=[.B34]+[.$G$3]*[.$G$2]" office:value-type="float" office:value="19.1067297825121" calcext:value-type="float">
            <text:p>19,1067297825</text:p>
          </table:table-cell>
          <table:table-cell table:formula="of:=[.C34]+[.$G$4]*[.$G$2]" office:value-type="float" office:value="-0.254746692541266" calcext:value-type="float">
            <text:p>-0,2547466925</text:p>
          </table:table-cell>
          <table:table-cell table:formula="of:=[.D34]+[.B34]*[.$G$2]" office:value-type="float" office:value="12.0077340363284" calcext:value-type="float">
            <text:p>12,0077340363</text:p>
          </table:table-cell>
          <table:table-cell table:formula="of:=[.E34]+[.C34]*[.$G$2]" office:value-type="float" office:value="58.8358701114319" calcext:value-type="float">
            <text:p>58,8358701114</text:p>
          </table:table-cell>
          <table:table-cell table:number-columns-repeated="2"/>
        </table:table-row>
        <table:table-row table:style-name="ro1">
          <table:table-cell table:formula="of:=[.A35]+[.$G$2]" office:value-type="float" office:value="0.647499855052401" calcext:value-type="float">
            <text:p>0,6474998551</text:p>
          </table:table-cell>
          <table:table-cell table:formula="of:=[.B35]+[.$G$3]*[.$G$2]" office:value-type="float" office:value="19.1067297825121" calcext:value-type="float">
            <text:p>19,1067297825</text:p>
          </table:table-cell>
          <table:table-cell table:formula="of:=[.C35]+[.$G$4]*[.$G$2]" office:value-type="float" office:value="-0.441569444837267" calcext:value-type="float">
            <text:p>-0,4415694448</text:p>
          </table:table-cell>
          <table:table-cell table:formula="of:=[.D35]+[.B35]*[.$G$2]" office:value-type="float" office:value="12.371604764702" calcext:value-type="float">
            <text:p>12,3716047647</text:p>
          </table:table-cell>
          <table:table-cell table:formula="of:=[.E35]+[.C35]*[.$G$2]" office:value-type="float" office:value="58.831018686535" calcext:value-type="float">
            <text:p>58,8310186865</text:p>
          </table:table-cell>
          <table:table-cell table:number-columns-repeated="2"/>
        </table:table-row>
        <table:table-row table:style-name="ro1">
          <table:table-cell table:formula="of:=[.A36]+[.$G$2]" office:value-type="float" office:value="0.666543968436295" calcext:value-type="float">
            <text:p>0,6665439684</text:p>
          </table:table-cell>
          <table:table-cell table:formula="of:=[.B36]+[.$G$3]*[.$G$2]" office:value-type="float" office:value="19.1067297825121" calcext:value-type="float">
            <text:p>19,1067297825</text:p>
          </table:table-cell>
          <table:table-cell table:formula="of:=[.C36]+[.$G$4]*[.$G$2]" office:value-type="float" office:value="-0.628392197133269" calcext:value-type="float">
            <text:p>-0,6283921971</text:p>
          </table:table-cell>
          <table:table-cell table:formula="of:=[.D36]+[.B36]*[.$G$2]" office:value-type="float" office:value="12.7354754930756" calcext:value-type="float">
            <text:p>12,7354754931</text:p>
          </table:table-cell>
          <table:table-cell table:formula="of:=[.E36]+[.C36]*[.$G$2]" office:value-type="float" office:value="58.8226093879606" calcext:value-type="float">
            <text:p>58,822609388</text:p>
          </table:table-cell>
          <table:table-cell table:number-columns-repeated="2"/>
        </table:table-row>
        <table:table-row table:style-name="ro1">
          <table:table-cell table:formula="of:=[.A37]+[.$G$2]" office:value-type="float" office:value="0.685588081820189" calcext:value-type="float">
            <text:p>0,6855880818</text:p>
          </table:table-cell>
          <table:table-cell table:formula="of:=[.B37]+[.$G$3]*[.$G$2]" office:value-type="float" office:value="19.1067297825121" calcext:value-type="float">
            <text:p>19,1067297825</text:p>
          </table:table-cell>
          <table:table-cell table:formula="of:=[.C37]+[.$G$4]*[.$G$2]" office:value-type="float" office:value="-0.815214949429271" calcext:value-type="float">
            <text:p>-0,8152149494</text:p>
          </table:table-cell>
          <table:table-cell table:formula="of:=[.D37]+[.B37]*[.$G$2]" office:value-type="float" office:value="13.0993462214492" calcext:value-type="float">
            <text:p>13,0993462214</text:p>
          </table:table-cell>
          <table:table-cell table:formula="of:=[.E37]+[.C37]*[.$G$2]" office:value-type="float" office:value="58.8106422157089" calcext:value-type="float">
            <text:p>58,8106422157</text:p>
          </table:table-cell>
          <table:table-cell table:number-columns-repeated="2"/>
        </table:table-row>
        <table:table-row table:style-name="ro1">
          <table:table-cell table:formula="of:=[.A38]+[.$G$2]" office:value-type="float" office:value="0.704632195204083" calcext:value-type="float">
            <text:p>0,7046321952</text:p>
          </table:table-cell>
          <table:table-cell table:formula="of:=[.B38]+[.$G$3]*[.$G$2]" office:value-type="float" office:value="19.1067297825121" calcext:value-type="float">
            <text:p>19,1067297825</text:p>
          </table:table-cell>
          <table:table-cell table:formula="of:=[.C38]+[.$G$4]*[.$G$2]" office:value-type="float" office:value="-1.00203770172527" calcext:value-type="float">
            <text:p>-1,0020377017</text:p>
          </table:table-cell>
          <table:table-cell table:formula="of:=[.D38]+[.B38]*[.$G$2]" office:value-type="float" office:value="13.4632169498228" calcext:value-type="float">
            <text:p>13,4632169498</text:p>
          </table:table-cell>
          <table:table-cell table:formula="of:=[.E38]+[.C38]*[.$G$2]" office:value-type="float" office:value="58.7951171697797" calcext:value-type="float">
            <text:p>58,7951171698</text:p>
          </table:table-cell>
          <table:table-cell table:number-columns-repeated="2"/>
        </table:table-row>
        <table:table-row table:style-name="ro1">
          <table:table-cell table:formula="of:=[.A39]+[.$G$2]" office:value-type="float" office:value="0.723676308587978" calcext:value-type="float">
            <text:p>0,7236763086</text:p>
          </table:table-cell>
          <table:table-cell table:formula="of:=[.B39]+[.$G$3]*[.$G$2]" office:value-type="float" office:value="19.1067297825121" calcext:value-type="float">
            <text:p>19,1067297825</text:p>
          </table:table-cell>
          <table:table-cell table:formula="of:=[.C39]+[.$G$4]*[.$G$2]" office:value-type="float" office:value="-1.18886045402127" calcext:value-type="float">
            <text:p>-1,188860454</text:p>
          </table:table-cell>
          <table:table-cell table:formula="of:=[.D39]+[.B39]*[.$G$2]" office:value-type="float" office:value="13.8270876781963" calcext:value-type="float">
            <text:p>13,8270876782</text:p>
          </table:table-cell>
          <table:table-cell table:formula="of:=[.E39]+[.C39]*[.$G$2]" office:value-type="float" office:value="58.7760342501731" calcext:value-type="float">
            <text:p>58,7760342502</text:p>
          </table:table-cell>
          <table:table-cell table:number-columns-repeated="2"/>
        </table:table-row>
        <table:table-row table:style-name="ro1">
          <table:table-cell table:formula="of:=[.A40]+[.$G$2]" office:value-type="float" office:value="0.742720421971872" calcext:value-type="float">
            <text:p>0,742720422</text:p>
          </table:table-cell>
          <table:table-cell table:formula="of:=[.B40]+[.$G$3]*[.$G$2]" office:value-type="float" office:value="19.1067297825121" calcext:value-type="float">
            <text:p>19,1067297825</text:p>
          </table:table-cell>
          <table:table-cell table:formula="of:=[.C40]+[.$G$4]*[.$G$2]" office:value-type="float" office:value="-1.37568320631728" calcext:value-type="float">
            <text:p>-1,3756832063</text:p>
          </table:table-cell>
          <table:table-cell table:formula="of:=[.D40]+[.B40]*[.$G$2]" office:value-type="float" office:value="14.1909584065699" calcext:value-type="float">
            <text:p>14,1909584066</text:p>
          </table:table-cell>
          <table:table-cell table:formula="of:=[.E40]+[.C40]*[.$G$2]" office:value-type="float" office:value="58.7533934568891" calcext:value-type="float">
            <text:p>58,7533934569</text:p>
          </table:table-cell>
          <table:table-cell table:number-columns-repeated="2"/>
        </table:table-row>
        <table:table-row table:style-name="ro1">
          <table:table-cell table:formula="of:=[.A41]+[.$G$2]" office:value-type="float" office:value="0.761764535355766" calcext:value-type="float">
            <text:p>0,7617645354</text:p>
          </table:table-cell>
          <table:table-cell table:formula="of:=[.B41]+[.$G$3]*[.$G$2]" office:value-type="float" office:value="19.1067297825121" calcext:value-type="float">
            <text:p>19,1067297825</text:p>
          </table:table-cell>
          <table:table-cell table:formula="of:=[.C41]+[.$G$4]*[.$G$2]" office:value-type="float" office:value="-1.56250595861328" calcext:value-type="float">
            <text:p>-1,5625059586</text:p>
          </table:table-cell>
          <table:table-cell table:formula="of:=[.D41]+[.B41]*[.$G$2]" office:value-type="float" office:value="14.5548291349435" calcext:value-type="float">
            <text:p>14,5548291349</text:p>
          </table:table-cell>
          <table:table-cell table:formula="of:=[.E41]+[.C41]*[.$G$2]" office:value-type="float" office:value="58.7271947899277" calcext:value-type="float">
            <text:p>58,7271947899</text:p>
          </table:table-cell>
          <table:table-cell table:number-columns-repeated="2"/>
        </table:table-row>
        <table:table-row table:style-name="ro1">
          <table:table-cell table:formula="of:=[.A42]+[.$G$2]" office:value-type="float" office:value="0.78080864873966" calcext:value-type="float">
            <text:p>0,7808086487</text:p>
          </table:table-cell>
          <table:table-cell table:formula="of:=[.B42]+[.$G$3]*[.$G$2]" office:value-type="float" office:value="19.1067297825121" calcext:value-type="float">
            <text:p>19,1067297825</text:p>
          </table:table-cell>
          <table:table-cell table:formula="of:=[.C42]+[.$G$4]*[.$G$2]" office:value-type="float" office:value="-1.74932871090928" calcext:value-type="float">
            <text:p>-1,7493287109</text:p>
          </table:table-cell>
          <table:table-cell table:formula="of:=[.D42]+[.B42]*[.$G$2]" office:value-type="float" office:value="14.9186998633171" calcext:value-type="float">
            <text:p>14,9186998633</text:p>
          </table:table-cell>
          <table:table-cell table:formula="of:=[.E42]+[.C42]*[.$G$2]" office:value-type="float" office:value="58.6974382492888" calcext:value-type="float">
            <text:p>58,6974382493</text:p>
          </table:table-cell>
          <table:table-cell table:number-columns-repeated="2"/>
        </table:table-row>
        <table:table-row table:style-name="ro1">
          <table:table-cell table:formula="of:=[.A43]+[.$G$2]" office:value-type="float" office:value="0.799852762123554" calcext:value-type="float">
            <text:p>0,7998527621</text:p>
          </table:table-cell>
          <table:table-cell table:formula="of:=[.B43]+[.$G$3]*[.$G$2]" office:value-type="float" office:value="19.1067297825121" calcext:value-type="float">
            <text:p>19,1067297825</text:p>
          </table:table-cell>
          <table:table-cell table:formula="of:=[.C43]+[.$G$4]*[.$G$2]" office:value-type="float" office:value="-1.93615146320528" calcext:value-type="float">
            <text:p>-1,9361514632</text:p>
          </table:table-cell>
          <table:table-cell table:formula="of:=[.D43]+[.B43]*[.$G$2]" office:value-type="float" office:value="15.2825705916907" calcext:value-type="float">
            <text:p>15,2825705917</text:p>
          </table:table-cell>
          <table:table-cell table:formula="of:=[.E43]+[.C43]*[.$G$2]" office:value-type="float" office:value="58.6641238349726" calcext:value-type="float">
            <text:p>58,664123835</text:p>
          </table:table-cell>
          <table:table-cell table:number-columns-repeated="2"/>
        </table:table-row>
        <table:table-row table:style-name="ro1">
          <table:table-cell table:formula="of:=[.A44]+[.$G$2]" office:value-type="float" office:value="0.818896875507448" calcext:value-type="float">
            <text:p>0,8188968755</text:p>
          </table:table-cell>
          <table:table-cell table:formula="of:=[.B44]+[.$G$3]*[.$G$2]" office:value-type="float" office:value="19.1067297825121" calcext:value-type="float">
            <text:p>19,1067297825</text:p>
          </table:table-cell>
          <table:table-cell table:formula="of:=[.C44]+[.$G$4]*[.$G$2]" office:value-type="float" office:value="-2.12297421550128" calcext:value-type="float">
            <text:p>-2,1229742155</text:p>
          </table:table-cell>
          <table:table-cell table:formula="of:=[.D44]+[.B44]*[.$G$2]" office:value-type="float" office:value="15.6464413200643" calcext:value-type="float">
            <text:p>15,6464413201</text:p>
          </table:table-cell>
          <table:table-cell table:formula="of:=[.E44]+[.C44]*[.$G$2]" office:value-type="float" office:value="58.6272515469789" calcext:value-type="float">
            <text:p>58,627251547</text:p>
          </table:table-cell>
          <table:table-cell table:number-columns-repeated="2"/>
        </table:table-row>
        <table:table-row table:style-name="ro1">
          <table:table-cell table:formula="of:=[.A45]+[.$G$2]" office:value-type="float" office:value="0.837940988891342" calcext:value-type="float">
            <text:p>0,8379409889</text:p>
          </table:table-cell>
          <table:table-cell table:formula="of:=[.B45]+[.$G$3]*[.$G$2]" office:value-type="float" office:value="19.1067297825121" calcext:value-type="float">
            <text:p>19,1067297825</text:p>
          </table:table-cell>
          <table:table-cell table:formula="of:=[.C45]+[.$G$4]*[.$G$2]" office:value-type="float" office:value="-2.30979696779728" calcext:value-type="float">
            <text:p>-2,3097969678</text:p>
          </table:table-cell>
          <table:table-cell table:formula="of:=[.D45]+[.B45]*[.$G$2]" office:value-type="float" office:value="16.0103120484379" calcext:value-type="float">
            <text:p>16,0103120484</text:p>
          </table:table-cell>
          <table:table-cell table:formula="of:=[.E45]+[.C45]*[.$G$2]" office:value-type="float" office:value="58.5868213853078" calcext:value-type="float">
            <text:p>58,5868213853</text:p>
          </table:table-cell>
          <table:table-cell table:number-columns-repeated="2"/>
        </table:table-row>
        <table:table-row table:style-name="ro1">
          <table:table-cell table:formula="of:=[.A46]+[.$G$2]" office:value-type="float" office:value="0.856985102275236" calcext:value-type="float">
            <text:p>0,8569851023</text:p>
          </table:table-cell>
          <table:table-cell table:formula="of:=[.B46]+[.$G$3]*[.$G$2]" office:value-type="float" office:value="19.1067297825121" calcext:value-type="float">
            <text:p>19,1067297825</text:p>
          </table:table-cell>
          <table:table-cell table:formula="of:=[.C46]+[.$G$4]*[.$G$2]" office:value-type="float" office:value="-2.49661972009329" calcext:value-type="float">
            <text:p>-2,4966197201</text:p>
          </table:table-cell>
          <table:table-cell table:formula="of:=[.D46]+[.B46]*[.$G$2]" office:value-type="float" office:value="16.3741827768115" calcext:value-type="float">
            <text:p>16,3741827768</text:p>
          </table:table-cell>
          <table:table-cell table:formula="of:=[.E46]+[.C46]*[.$G$2]" office:value-type="float" office:value="58.5428333499593" calcext:value-type="float">
            <text:p>58,54283335</text:p>
          </table:table-cell>
          <table:table-cell table:number-columns-repeated="2"/>
        </table:table-row>
        <table:table-row table:style-name="ro1">
          <table:table-cell table:formula="of:=[.A47]+[.$G$2]" office:value-type="float" office:value="0.876029215659131" calcext:value-type="float">
            <text:p>0,8760292157</text:p>
          </table:table-cell>
          <table:table-cell table:formula="of:=[.B47]+[.$G$3]*[.$G$2]" office:value-type="float" office:value="19.1067297825121" calcext:value-type="float">
            <text:p>19,1067297825</text:p>
          </table:table-cell>
          <table:table-cell table:formula="of:=[.C47]+[.$G$4]*[.$G$2]" office:value-type="float" office:value="-2.68344247238929" calcext:value-type="float">
            <text:p>-2,6834424724</text:p>
          </table:table-cell>
          <table:table-cell table:formula="of:=[.D47]+[.B47]*[.$G$2]" office:value-type="float" office:value="16.738053505185" calcext:value-type="float">
            <text:p>16,7380535052</text:p>
          </table:table-cell>
          <table:table-cell table:formula="of:=[.E47]+[.C47]*[.$G$2]" office:value-type="float" office:value="58.4952874409334" calcext:value-type="float">
            <text:p>58,4952874409</text:p>
          </table:table-cell>
          <table:table-cell table:number-columns-repeated="2"/>
        </table:table-row>
        <table:table-row table:style-name="ro1">
          <table:table-cell table:formula="of:=[.A48]+[.$G$2]" office:value-type="float" office:value="0.895073329043025" calcext:value-type="float">
            <text:p>0,895073329</text:p>
          </table:table-cell>
          <table:table-cell table:formula="of:=[.B48]+[.$G$3]*[.$G$2]" office:value-type="float" office:value="19.1067297825121" calcext:value-type="float">
            <text:p>19,1067297825</text:p>
          </table:table-cell>
          <table:table-cell table:formula="of:=[.C48]+[.$G$4]*[.$G$2]" office:value-type="float" office:value="-2.87026522468529" calcext:value-type="float">
            <text:p>-2,8702652247</text:p>
          </table:table-cell>
          <table:table-cell table:formula="of:=[.D48]+[.B48]*[.$G$2]" office:value-type="float" office:value="17.1019242335586" calcext:value-type="float">
            <text:p>17,1019242336</text:p>
          </table:table-cell>
          <table:table-cell table:formula="of:=[.E48]+[.C48]*[.$G$2]" office:value-type="float" office:value="58.44418365823" calcext:value-type="float">
            <text:p>58,4441836582</text:p>
          </table:table-cell>
          <table:table-cell table:number-columns-repeated="2"/>
        </table:table-row>
        <table:table-row table:style-name="ro1">
          <table:table-cell table:formula="of:=[.A49]+[.$G$2]" office:value-type="float" office:value="0.914117442426919" calcext:value-type="float">
            <text:p>0,9141174424</text:p>
          </table:table-cell>
          <table:table-cell table:formula="of:=[.B49]+[.$G$3]*[.$G$2]" office:value-type="float" office:value="19.1067297825121" calcext:value-type="float">
            <text:p>19,1067297825</text:p>
          </table:table-cell>
          <table:table-cell table:formula="of:=[.C49]+[.$G$4]*[.$G$2]" office:value-type="float" office:value="-3.05708797698129" calcext:value-type="float">
            <text:p>-3,057087977</text:p>
          </table:table-cell>
          <table:table-cell table:formula="of:=[.D49]+[.B49]*[.$G$2]" office:value-type="float" office:value="17.4657949619322" calcext:value-type="float">
            <text:p>17,4657949619</text:p>
          </table:table-cell>
          <table:table-cell table:formula="of:=[.E49]+[.C49]*[.$G$2]" office:value-type="float" office:value="58.3895220018493" calcext:value-type="float">
            <text:p>58,3895220018</text:p>
          </table:table-cell>
          <table:table-cell table:number-columns-repeated="2"/>
        </table:table-row>
        <table:table-row table:style-name="ro1">
          <table:table-cell table:formula="of:=[.A50]+[.$G$2]" office:value-type="float" office:value="0.933161555810813" calcext:value-type="float">
            <text:p>0,9331615558</text:p>
          </table:table-cell>
          <table:table-cell table:formula="of:=[.B50]+[.$G$3]*[.$G$2]" office:value-type="float" office:value="19.1067297825121" calcext:value-type="float">
            <text:p>19,1067297825</text:p>
          </table:table-cell>
          <table:table-cell table:formula="of:=[.C50]+[.$G$4]*[.$G$2]" office:value-type="float" office:value="-3.24391072927729" calcext:value-type="float">
            <text:p>-3,2439107293</text:p>
          </table:table-cell>
          <table:table-cell table:formula="of:=[.D50]+[.B50]*[.$G$2]" office:value-type="float" office:value="17.8296656903058" calcext:value-type="float">
            <text:p>17,8296656903</text:p>
          </table:table-cell>
          <table:table-cell table:formula="of:=[.E50]+[.C50]*[.$G$2]" office:value-type="float" office:value="58.3313024717911" calcext:value-type="float">
            <text:p>58,3313024718</text:p>
          </table:table-cell>
          <table:table-cell table:number-columns-repeated="2"/>
        </table:table-row>
        <table:table-row table:style-name="ro1">
          <table:table-cell table:formula="of:=[.A51]+[.$G$2]" office:value-type="float" office:value="0.952205669194707" calcext:value-type="float">
            <text:p>0,9522056692</text:p>
          </table:table-cell>
          <table:table-cell table:formula="of:=[.B51]+[.$G$3]*[.$G$2]" office:value-type="float" office:value="19.1067297825121" calcext:value-type="float">
            <text:p>19,1067297825</text:p>
          </table:table-cell>
          <table:table-cell table:formula="of:=[.C51]+[.$G$4]*[.$G$2]" office:value-type="float" office:value="-3.4307334815733" calcext:value-type="float">
            <text:p>-3,4307334816</text:p>
          </table:table-cell>
          <table:table-cell table:formula="of:=[.D51]+[.B51]*[.$G$2]" office:value-type="float" office:value="18.1935364186794" calcext:value-type="float">
            <text:p>18,1935364187</text:p>
          </table:table-cell>
          <table:table-cell table:formula="of:=[.E51]+[.C51]*[.$G$2]" office:value-type="float" office:value="58.2695250680555" calcext:value-type="float">
            <text:p>58,2695250681</text:p>
          </table:table-cell>
          <table:table-cell table:number-columns-repeated="2"/>
        </table:table-row>
        <table:table-row table:style-name="ro1">
          <table:table-cell table:formula="of:=[.A52]+[.$G$2]" office:value-type="float" office:value="0.971249782578601" calcext:value-type="float">
            <text:p>0,9712497826</text:p>
          </table:table-cell>
          <table:table-cell table:formula="of:=[.B52]+[.$G$3]*[.$G$2]" office:value-type="float" office:value="19.1067297825121" calcext:value-type="float">
            <text:p>19,1067297825</text:p>
          </table:table-cell>
          <table:table-cell table:formula="of:=[.C52]+[.$G$4]*[.$G$2]" office:value-type="float" office:value="-3.6175562338693" calcext:value-type="float">
            <text:p>-3,6175562339</text:p>
          </table:table-cell>
          <table:table-cell table:formula="of:=[.D52]+[.B52]*[.$G$2]" office:value-type="float" office:value="18.557407147053" calcext:value-type="float">
            <text:p>18,5574071471</text:p>
          </table:table-cell>
          <table:table-cell table:formula="of:=[.E52]+[.C52]*[.$G$2]" office:value-type="float" office:value="58.2041897906425" calcext:value-type="float">
            <text:p>58,2041897906</text:p>
          </table:table-cell>
          <table:table-cell table:number-columns-repeated="2"/>
        </table:table-row>
        <table:table-row table:style-name="ro1">
          <table:table-cell table:formula="of:=[.A53]+[.$G$2]" office:value-type="float" office:value="0.990293895962495" calcext:value-type="float">
            <text:p>0,990293896</text:p>
          </table:table-cell>
          <table:table-cell table:formula="of:=[.B53]+[.$G$3]*[.$G$2]" office:value-type="float" office:value="19.1067297825121" calcext:value-type="float">
            <text:p>19,1067297825</text:p>
          </table:table-cell>
          <table:table-cell table:formula="of:=[.C53]+[.$G$4]*[.$G$2]" office:value-type="float" office:value="-3.8043789861653" calcext:value-type="float">
            <text:p>-3,8043789862</text:p>
          </table:table-cell>
          <table:table-cell table:formula="of:=[.D53]+[.B53]*[.$G$2]" office:value-type="float" office:value="18.9212778754266" calcext:value-type="float">
            <text:p>18,9212778754</text:p>
          </table:table-cell>
          <table:table-cell table:formula="of:=[.E53]+[.C53]*[.$G$2]" office:value-type="float" office:value="58.1352966395521" calcext:value-type="float">
            <text:p>58,1352966396</text:p>
          </table:table-cell>
          <table:table-cell table:number-columns-repeated="2"/>
        </table:table-row>
        <table:table-row table:style-name="ro1">
          <table:table-cell table:formula="of:=[.A54]+[.$G$2]" office:value-type="float" office:value="1.00933800934639" calcext:value-type="float">
            <text:p>1,0093380093</text:p>
          </table:table-cell>
          <table:table-cell table:formula="of:=[.B54]+[.$G$3]*[.$G$2]" office:value-type="float" office:value="19.1067297825121" calcext:value-type="float">
            <text:p>19,1067297825</text:p>
          </table:table-cell>
          <table:table-cell table:formula="of:=[.C54]+[.$G$4]*[.$G$2]" office:value-type="float" office:value="-3.9912017384613" calcext:value-type="float">
            <text:p>-3,9912017385</text:p>
          </table:table-cell>
          <table:table-cell table:formula="of:=[.D54]+[.B54]*[.$G$2]" office:value-type="float" office:value="19.2851486038002" calcext:value-type="float">
            <text:p>19,2851486038</text:p>
          </table:table-cell>
          <table:table-cell table:formula="of:=[.E54]+[.C54]*[.$G$2]" office:value-type="float" office:value="58.0628456147842" calcext:value-type="float">
            <text:p>58,0628456148</text:p>
          </table:table-cell>
          <table:table-cell table:number-columns-repeated="2"/>
        </table:table-row>
        <table:table-row table:style-name="ro1">
          <table:table-cell table:formula="of:=[.A55]+[.$G$2]" office:value-type="float" office:value="1.02838212273028" calcext:value-type="float">
            <text:p>1,0283821227</text:p>
          </table:table-cell>
          <table:table-cell table:formula="of:=[.B55]+[.$G$3]*[.$G$2]" office:value-type="float" office:value="19.1067297825121" calcext:value-type="float">
            <text:p>19,1067297825</text:p>
          </table:table-cell>
          <table:table-cell table:formula="of:=[.C55]+[.$G$4]*[.$G$2]" office:value-type="float" office:value="-4.1780244907573" calcext:value-type="float">
            <text:p>-4,1780244908</text:p>
          </table:table-cell>
          <table:table-cell table:formula="of:=[.D55]+[.B55]*[.$G$2]" office:value-type="float" office:value="19.6490193321737" calcext:value-type="float">
            <text:p>19,6490193322</text:p>
          </table:table-cell>
          <table:table-cell table:formula="of:=[.E55]+[.C55]*[.$G$2]" office:value-type="float" office:value="57.986836716339" calcext:value-type="float">
            <text:p>57,9868367163</text:p>
          </table:table-cell>
          <table:table-cell table:number-columns-repeated="2"/>
        </table:table-row>
        <table:table-row table:style-name="ro1">
          <table:table-cell table:formula="of:=[.A56]+[.$G$2]" office:value-type="float" office:value="1.04742623611418" calcext:value-type="float">
            <text:p>1,0474262361</text:p>
          </table:table-cell>
          <table:table-cell table:formula="of:=[.B56]+[.$G$3]*[.$G$2]" office:value-type="float" office:value="19.1067297825121" calcext:value-type="float">
            <text:p>19,1067297825</text:p>
          </table:table-cell>
          <table:table-cell table:formula="of:=[.C56]+[.$G$4]*[.$G$2]" office:value-type="float" office:value="-4.3648472430533" calcext:value-type="float">
            <text:p>-4,3648472431</text:p>
          </table:table-cell>
          <table:table-cell table:formula="of:=[.D56]+[.B56]*[.$G$2]" office:value-type="float" office:value="20.0128900605473" calcext:value-type="float">
            <text:p>20,0128900605</text:p>
          </table:table-cell>
          <table:table-cell table:formula="of:=[.E56]+[.C56]*[.$G$2]" office:value-type="float" office:value="57.9072699442163" calcext:value-type="float">
            <text:p>57,9072699442</text:p>
          </table:table-cell>
          <table:table-cell table:number-columns-repeated="2"/>
        </table:table-row>
        <table:table-row table:style-name="ro1">
          <table:table-cell table:formula="of:=[.A57]+[.$G$2]" office:value-type="float" office:value="1.06647034949807" calcext:value-type="float">
            <text:p>1,0664703495</text:p>
          </table:table-cell>
          <table:table-cell table:formula="of:=[.B57]+[.$G$3]*[.$G$2]" office:value-type="float" office:value="19.1067297825121" calcext:value-type="float">
            <text:p>19,1067297825</text:p>
          </table:table-cell>
          <table:table-cell table:formula="of:=[.C57]+[.$G$4]*[.$G$2]" office:value-type="float" office:value="-4.55166999534931" calcext:value-type="float">
            <text:p>-4,5516699953</text:p>
          </table:table-cell>
          <table:table-cell table:formula="of:=[.D57]+[.B57]*[.$G$2]" office:value-type="float" office:value="20.3767607889209" calcext:value-type="float">
            <text:p>20,3767607889</text:p>
          </table:table-cell>
          <table:table-cell table:formula="of:=[.E57]+[.C57]*[.$G$2]" office:value-type="float" office:value="57.8241452984162" calcext:value-type="float">
            <text:p>57,8241452984</text:p>
          </table:table-cell>
          <table:table-cell table:number-columns-repeated="2"/>
        </table:table-row>
        <table:table-row table:style-name="ro1">
          <table:table-cell table:formula="of:=[.A58]+[.$G$2]" office:value-type="float" office:value="1.08551446288197" calcext:value-type="float">
            <text:p>1,0855144629</text:p>
          </table:table-cell>
          <table:table-cell table:formula="of:=[.B58]+[.$G$3]*[.$G$2]" office:value-type="float" office:value="19.1067297825121" calcext:value-type="float">
            <text:p>19,1067297825</text:p>
          </table:table-cell>
          <table:table-cell table:formula="of:=[.C58]+[.$G$4]*[.$G$2]" office:value-type="float" office:value="-4.73849274764531" calcext:value-type="float">
            <text:p>-4,7384927476</text:p>
          </table:table-cell>
          <table:table-cell table:formula="of:=[.D58]+[.B58]*[.$G$2]" office:value-type="float" office:value="20.7406315172945" calcext:value-type="float">
            <text:p>20,7406315173</text:p>
          </table:table-cell>
          <table:table-cell table:formula="of:=[.E58]+[.C58]*[.$G$2]" office:value-type="float" office:value="57.7374627789387" calcext:value-type="float">
            <text:p>57,7374627789</text:p>
          </table:table-cell>
          <table:table-cell table:number-columns-repeated="2"/>
        </table:table-row>
        <table:table-row table:style-name="ro1">
          <table:table-cell table:formula="of:=[.A59]+[.$G$2]" office:value-type="float" office:value="1.10455857626586" calcext:value-type="float">
            <text:p>1,1045585763</text:p>
          </table:table-cell>
          <table:table-cell table:formula="of:=[.B59]+[.$G$3]*[.$G$2]" office:value-type="float" office:value="19.1067297825121" calcext:value-type="float">
            <text:p>19,1067297825</text:p>
          </table:table-cell>
          <table:table-cell table:formula="of:=[.C59]+[.$G$4]*[.$G$2]" office:value-type="float" office:value="-4.92531549994131" calcext:value-type="float">
            <text:p>-4,9253154999</text:p>
          </table:table-cell>
          <table:table-cell table:formula="of:=[.D59]+[.B59]*[.$G$2]" office:value-type="float" office:value="21.1045022456681" calcext:value-type="float">
            <text:p>21,1045022457</text:p>
          </table:table-cell>
          <table:table-cell table:formula="of:=[.E59]+[.C59]*[.$G$2]" office:value-type="float" office:value="57.6472223857838" calcext:value-type="float">
            <text:p>57,6472223858</text:p>
          </table:table-cell>
          <table:table-cell table:number-columns-repeated="2"/>
        </table:table-row>
        <table:table-row table:style-name="ro1">
          <table:table-cell table:formula="of:=[.A60]+[.$G$2]" office:value-type="float" office:value="1.12360268964975" calcext:value-type="float">
            <text:p>1,1236026896</text:p>
          </table:table-cell>
          <table:table-cell table:formula="of:=[.B60]+[.$G$3]*[.$G$2]" office:value-type="float" office:value="19.1067297825121" calcext:value-type="float">
            <text:p>19,1067297825</text:p>
          </table:table-cell>
          <table:table-cell table:formula="of:=[.C60]+[.$G$4]*[.$G$2]" office:value-type="float" office:value="-5.11213825223731" calcext:value-type="float">
            <text:p>-5,1121382522</text:p>
          </table:table-cell>
          <table:table-cell table:formula="of:=[.D60]+[.B60]*[.$G$2]" office:value-type="float" office:value="21.4683729740417" calcext:value-type="float">
            <text:p>21,468372974</text:p>
          </table:table-cell>
          <table:table-cell table:formula="of:=[.E60]+[.C60]*[.$G$2]" office:value-type="float" office:value="57.5534241189515" calcext:value-type="float">
            <text:p>57,553424119</text:p>
          </table:table-cell>
          <table:table-cell table:number-columns-repeated="2"/>
        </table:table-row>
        <table:table-row table:style-name="ro1">
          <table:table-cell table:formula="of:=[.A61]+[.$G$2]" office:value-type="float" office:value="1.14264680303365" calcext:value-type="float">
            <text:p>1,142646803</text:p>
          </table:table-cell>
          <table:table-cell table:formula="of:=[.B61]+[.$G$3]*[.$G$2]" office:value-type="float" office:value="19.1067297825121" calcext:value-type="float">
            <text:p>19,1067297825</text:p>
          </table:table-cell>
          <table:table-cell table:formula="of:=[.C61]+[.$G$4]*[.$G$2]" office:value-type="float" office:value="-5.29896100453331" calcext:value-type="float">
            <text:p>-5,2989610045</text:p>
          </table:table-cell>
          <table:table-cell table:formula="of:=[.D61]+[.B61]*[.$G$2]" office:value-type="float" office:value="21.8322437024153" calcext:value-type="float">
            <text:p>21,8322437024</text:p>
          </table:table-cell>
          <table:table-cell table:formula="of:=[.E61]+[.C61]*[.$G$2]" office:value-type="float" office:value="57.4560679784417" calcext:value-type="float">
            <text:p>57,4560679784</text:p>
          </table:table-cell>
          <table:table-cell table:number-columns-repeated="2"/>
        </table:table-row>
        <table:table-row table:style-name="ro1">
          <table:table-cell table:formula="of:=[.A62]+[.$G$2]" office:value-type="float" office:value="1.16169091641754" calcext:value-type="float">
            <text:p>1,1616909164</text:p>
          </table:table-cell>
          <table:table-cell table:formula="of:=[.B62]+[.$G$3]*[.$G$2]" office:value-type="float" office:value="19.1067297825121" calcext:value-type="float">
            <text:p>19,1067297825</text:p>
          </table:table-cell>
          <table:table-cell table:formula="of:=[.C62]+[.$G$4]*[.$G$2]" office:value-type="float" office:value="-5.48578375682931" calcext:value-type="float">
            <text:p>-5,4857837568</text:p>
          </table:table-cell>
          <table:table-cell table:formula="of:=[.D62]+[.B62]*[.$G$2]" office:value-type="float" office:value="22.1961144307889" calcext:value-type="float">
            <text:p>22,1961144308</text:p>
          </table:table-cell>
          <table:table-cell table:formula="of:=[.E62]+[.C62]*[.$G$2]" office:value-type="float" office:value="57.3551539642546" calcext:value-type="float">
            <text:p>57,3551539643</text:p>
          </table:table-cell>
          <table:table-cell table:number-columns-repeated="2"/>
        </table:table-row>
        <table:table-row table:style-name="ro1">
          <table:table-cell table:formula="of:=[.A63]+[.$G$2]" office:value-type="float" office:value="1.18073502980144" calcext:value-type="float">
            <text:p>1,1807350298</text:p>
          </table:table-cell>
          <table:table-cell table:formula="of:=[.B63]+[.$G$3]*[.$G$2]" office:value-type="float" office:value="19.1067297825121" calcext:value-type="float">
            <text:p>19,1067297825</text:p>
          </table:table-cell>
          <table:table-cell table:formula="of:=[.C63]+[.$G$4]*[.$G$2]" office:value-type="float" office:value="-5.67260650912532" calcext:value-type="float">
            <text:p>-5,6726065091</text:p>
          </table:table-cell>
          <table:table-cell table:formula="of:=[.D63]+[.B63]*[.$G$2]" office:value-type="float" office:value="22.5599851591624" calcext:value-type="float">
            <text:p>22,5599851592</text:p>
          </table:table-cell>
          <table:table-cell table:formula="of:=[.E63]+[.C63]*[.$G$2]" office:value-type="float" office:value="57.25068207639" calcext:value-type="float">
            <text:p>57,2506820764</text:p>
          </table:table-cell>
          <table:table-cell table:number-columns-repeated="2"/>
        </table:table-row>
        <table:table-row table:style-name="ro1">
          <table:table-cell table:formula="of:=[.A64]+[.$G$2]" office:value-type="float" office:value="1.19977914318533" calcext:value-type="float">
            <text:p>1,1997791432</text:p>
          </table:table-cell>
          <table:table-cell table:formula="of:=[.B64]+[.$G$3]*[.$G$2]" office:value-type="float" office:value="19.1067297825121" calcext:value-type="float">
            <text:p>19,1067297825</text:p>
          </table:table-cell>
          <table:table-cell table:formula="of:=[.C64]+[.$G$4]*[.$G$2]" office:value-type="float" office:value="-5.85942926142132" calcext:value-type="float">
            <text:p>-5,8594292614</text:p>
          </table:table-cell>
          <table:table-cell table:formula="of:=[.D64]+[.B64]*[.$G$2]" office:value-type="float" office:value="22.923855887536" calcext:value-type="float">
            <text:p>22,9238558875</text:p>
          </table:table-cell>
          <table:table-cell table:formula="of:=[.E64]+[.C64]*[.$G$2]" office:value-type="float" office:value="57.142652314848" calcext:value-type="float">
            <text:p>57,1426523148</text:p>
          </table:table-cell>
          <table:table-cell table:number-columns-repeated="2"/>
        </table:table-row>
        <table:table-row table:style-name="ro1">
          <table:table-cell table:formula="of:=[.A65]+[.$G$2]" office:value-type="float" office:value="1.21882325656922" calcext:value-type="float">
            <text:p>1,2188232566</text:p>
          </table:table-cell>
          <table:table-cell table:formula="of:=[.B65]+[.$G$3]*[.$G$2]" office:value-type="float" office:value="19.1067297825121" calcext:value-type="float">
            <text:p>19,1067297825</text:p>
          </table:table-cell>
          <table:table-cell table:formula="of:=[.C65]+[.$G$4]*[.$G$2]" office:value-type="float" office:value="-6.04625201371732" calcext:value-type="float">
            <text:p>-6,0462520137</text:p>
          </table:table-cell>
          <table:table-cell table:formula="of:=[.D65]+[.B65]*[.$G$2]" office:value-type="float" office:value="23.2877266159096" calcext:value-type="float">
            <text:p>23,2877266159</text:p>
          </table:table-cell>
          <table:table-cell table:formula="of:=[.E65]+[.C65]*[.$G$2]" office:value-type="float" office:value="57.0310646796286" calcext:value-type="float">
            <text:p>57,0310646796</text:p>
          </table:table-cell>
          <table:table-cell table:number-columns-repeated="2"/>
        </table:table-row>
        <table:table-row table:style-name="ro1">
          <table:table-cell table:formula="of:=[.A66]+[.$G$2]" office:value-type="float" office:value="1.23786736995312" calcext:value-type="float">
            <text:p>1,23786737</text:p>
          </table:table-cell>
          <table:table-cell table:formula="of:=[.B66]+[.$G$3]*[.$G$2]" office:value-type="float" office:value="19.1067297825121" calcext:value-type="float">
            <text:p>19,1067297825</text:p>
          </table:table-cell>
          <table:table-cell table:formula="of:=[.C66]+[.$G$4]*[.$G$2]" office:value-type="float" office:value="-6.23307476601332" calcext:value-type="float">
            <text:p>-6,233074766</text:p>
          </table:table-cell>
          <table:table-cell table:formula="of:=[.D66]+[.B66]*[.$G$2]" office:value-type="float" office:value="23.6515973442832" calcext:value-type="float">
            <text:p>23,6515973443</text:p>
          </table:table-cell>
          <table:table-cell table:formula="of:=[.E66]+[.C66]*[.$G$2]" office:value-type="float" office:value="56.9159191707317" calcext:value-type="float">
            <text:p>56,9159191707</text:p>
          </table:table-cell>
          <table:table-cell table:number-columns-repeated="2"/>
        </table:table-row>
        <table:table-row table:style-name="ro1">
          <table:table-cell table:formula="of:=[.A67]+[.$G$2]" office:value-type="float" office:value="1.25691148333701" calcext:value-type="float">
            <text:p>1,2569114833</text:p>
          </table:table-cell>
          <table:table-cell table:formula="of:=[.B67]+[.$G$3]*[.$G$2]" office:value-type="float" office:value="19.1067297825121" calcext:value-type="float">
            <text:p>19,1067297825</text:p>
          </table:table-cell>
          <table:table-cell table:formula="of:=[.C67]+[.$G$4]*[.$G$2]" office:value-type="float" office:value="-6.41989751830932" calcext:value-type="float">
            <text:p>-6,4198975183</text:p>
          </table:table-cell>
          <table:table-cell table:formula="of:=[.D67]+[.B67]*[.$G$2]" office:value-type="float" office:value="24.0154680726568" calcext:value-type="float">
            <text:p>24,0154680727</text:p>
          </table:table-cell>
          <table:table-cell table:formula="of:=[.E67]+[.C67]*[.$G$2]" office:value-type="float" office:value="56.7972157881575" calcext:value-type="float">
            <text:p>56,7972157882</text:p>
          </table:table-cell>
          <table:table-cell table:number-columns-repeated="2"/>
        </table:table-row>
        <table:table-row table:style-name="ro1">
          <table:table-cell table:formula="of:=[.A68]+[.$G$2]" office:value-type="float" office:value="1.27595559672091" calcext:value-type="float">
            <text:p>1,2759555967</text:p>
          </table:table-cell>
          <table:table-cell table:formula="of:=[.B68]+[.$G$3]*[.$G$2]" office:value-type="float" office:value="19.1067297825121" calcext:value-type="float">
            <text:p>19,1067297825</text:p>
          </table:table-cell>
          <table:table-cell table:formula="of:=[.C68]+[.$G$4]*[.$G$2]" office:value-type="float" office:value="-6.60672027060533" calcext:value-type="float">
            <text:p>-6,6067202706</text:p>
          </table:table-cell>
          <table:table-cell table:formula="of:=[.D68]+[.B68]*[.$G$2]" office:value-type="float" office:value="24.3793388010304" calcext:value-type="float">
            <text:p>24,379338801</text:p>
          </table:table-cell>
          <table:table-cell table:formula="of:=[.E68]+[.C68]*[.$G$2]" office:value-type="float" office:value="56.6749545319058" calcext:value-type="float">
            <text:p>56,6749545319</text:p>
          </table:table-cell>
          <table:table-cell table:number-columns-repeated="2"/>
        </table:table-row>
        <table:table-row table:style-name="ro1">
          <table:table-cell table:formula="of:=[.A69]+[.$G$2]" office:value-type="float" office:value="1.2949997101048" calcext:value-type="float">
            <text:p>1,2949997101</text:p>
          </table:table-cell>
          <table:table-cell table:formula="of:=[.B69]+[.$G$3]*[.$G$2]" office:value-type="float" office:value="19.1067297825121" calcext:value-type="float">
            <text:p>19,1067297825</text:p>
          </table:table-cell>
          <table:table-cell table:formula="of:=[.C69]+[.$G$4]*[.$G$2]" office:value-type="float" office:value="-6.79354302290133" calcext:value-type="float">
            <text:p>-6,7935430229</text:p>
          </table:table-cell>
          <table:table-cell table:formula="of:=[.D69]+[.B69]*[.$G$2]" office:value-type="float" office:value="24.743209529404" calcext:value-type="float">
            <text:p>24,7432095294</text:p>
          </table:table-cell>
          <table:table-cell table:formula="of:=[.E69]+[.C69]*[.$G$2]" office:value-type="float" office:value="56.5491354019768" calcext:value-type="float">
            <text:p>56,549135402</text:p>
          </table:table-cell>
          <table:table-cell table:number-columns-repeated="2"/>
        </table:table-row>
        <table:table-row table:style-name="ro1">
          <table:table-cell table:formula="of:=[.A70]+[.$G$2]" office:value-type="float" office:value="1.3140438234887" calcext:value-type="float">
            <text:p>1,3140438235</text:p>
          </table:table-cell>
          <table:table-cell table:formula="of:=[.B70]+[.$G$3]*[.$G$2]" office:value-type="float" office:value="19.1067297825121" calcext:value-type="float">
            <text:p>19,1067297825</text:p>
          </table:table-cell>
          <table:table-cell table:formula="of:=[.C70]+[.$G$4]*[.$G$2]" office:value-type="float" office:value="-6.98036577519733" calcext:value-type="float">
            <text:p>-6,9803657752</text:p>
          </table:table-cell>
          <table:table-cell table:formula="of:=[.D70]+[.B70]*[.$G$2]" office:value-type="float" office:value="25.1070802577776" calcext:value-type="float">
            <text:p>25,1070802578</text:p>
          </table:table-cell>
          <table:table-cell table:formula="of:=[.E70]+[.C70]*[.$G$2]" office:value-type="float" office:value="56.4197583983703" calcext:value-type="float">
            <text:p>56,4197583984</text:p>
          </table:table-cell>
          <table:table-cell table:number-columns-repeated="2"/>
        </table:table-row>
        <table:table-row table:style-name="ro1">
          <table:table-cell table:formula="of:=[.A71]+[.$G$2]" office:value-type="float" office:value="1.33308793687259" calcext:value-type="float">
            <text:p>1,3330879369</text:p>
          </table:table-cell>
          <table:table-cell table:formula="of:=[.B71]+[.$G$3]*[.$G$2]" office:value-type="float" office:value="19.1067297825121" calcext:value-type="float">
            <text:p>19,1067297825</text:p>
          </table:table-cell>
          <table:table-cell table:formula="of:=[.C71]+[.$G$4]*[.$G$2]" office:value-type="float" office:value="-7.16718852749333" calcext:value-type="float">
            <text:p>-7,1671885275</text:p>
          </table:table-cell>
          <table:table-cell table:formula="of:=[.D71]+[.B71]*[.$G$2]" office:value-type="float" office:value="25.4709509861511" calcext:value-type="float">
            <text:p>25,4709509862</text:p>
          </table:table-cell>
          <table:table-cell table:formula="of:=[.E71]+[.C71]*[.$G$2]" office:value-type="float" office:value="56.2868235210864" calcext:value-type="float">
            <text:p>56,2868235211</text:p>
          </table:table-cell>
          <table:table-cell table:number-columns-repeated="2"/>
        </table:table-row>
        <table:table-row table:style-name="ro1">
          <table:table-cell table:formula="of:=[.A72]+[.$G$2]" office:value-type="float" office:value="1.35213205025648" calcext:value-type="float">
            <text:p>1,3521320503</text:p>
          </table:table-cell>
          <table:table-cell table:formula="of:=[.B72]+[.$G$3]*[.$G$2]" office:value-type="float" office:value="19.1067297825121" calcext:value-type="float">
            <text:p>19,1067297825</text:p>
          </table:table-cell>
          <table:table-cell table:formula="of:=[.C72]+[.$G$4]*[.$G$2]" office:value-type="float" office:value="-7.35401127978933" calcext:value-type="float">
            <text:p>-7,3540112798</text:p>
          </table:table-cell>
          <table:table-cell table:formula="of:=[.D72]+[.B72]*[.$G$2]" office:value-type="float" office:value="25.8348217145247" calcext:value-type="float">
            <text:p>25,8348217145</text:p>
          </table:table-cell>
          <table:table-cell table:formula="of:=[.E72]+[.C72]*[.$G$2]" office:value-type="float" office:value="56.150330770125" calcext:value-type="float">
            <text:p>56,1503307701</text:p>
          </table:table-cell>
          <table:table-cell table:number-columns-repeated="2"/>
        </table:table-row>
        <table:table-row table:style-name="ro1">
          <table:table-cell table:formula="of:=[.A73]+[.$G$2]" office:value-type="float" office:value="1.37117616364038" calcext:value-type="float">
            <text:p>1,3711761636</text:p>
          </table:table-cell>
          <table:table-cell table:formula="of:=[.B73]+[.$G$3]*[.$G$2]" office:value-type="float" office:value="19.1067297825121" calcext:value-type="float">
            <text:p>19,1067297825</text:p>
          </table:table-cell>
          <table:table-cell table:formula="of:=[.C73]+[.$G$4]*[.$G$2]" office:value-type="float" office:value="-7.54083403208533" calcext:value-type="float">
            <text:p>-7,5408340321</text:p>
          </table:table-cell>
          <table:table-cell table:formula="of:=[.D73]+[.B73]*[.$G$2]" office:value-type="float" office:value="26.1986924428983" calcext:value-type="float">
            <text:p>26,1986924429</text:p>
          </table:table-cell>
          <table:table-cell table:formula="of:=[.E73]+[.C73]*[.$G$2]" office:value-type="float" office:value="56.0102801454863" calcext:value-type="float">
            <text:p>56,0102801455</text:p>
          </table:table-cell>
          <table:table-cell table:number-columns-repeated="2"/>
        </table:table-row>
        <table:table-row table:style-name="ro1">
          <table:table-cell table:formula="of:=[.A74]+[.$G$2]" office:value-type="float" office:value="1.39022027702427" calcext:value-type="float">
            <text:p>1,390220277</text:p>
          </table:table-cell>
          <table:table-cell table:formula="of:=[.B74]+[.$G$3]*[.$G$2]" office:value-type="float" office:value="19.1067297825121" calcext:value-type="float">
            <text:p>19,1067297825</text:p>
          </table:table-cell>
          <table:table-cell table:formula="of:=[.C74]+[.$G$4]*[.$G$2]" office:value-type="float" office:value="-7.72765678438134" calcext:value-type="float">
            <text:p>-7,7276567844</text:p>
          </table:table-cell>
          <table:table-cell table:formula="of:=[.D74]+[.B74]*[.$G$2]" office:value-type="float" office:value="26.5625631712719" calcext:value-type="float">
            <text:p>26,5625631713</text:p>
          </table:table-cell>
          <table:table-cell table:formula="of:=[.E74]+[.C74]*[.$G$2]" office:value-type="float" office:value="55.8666716471701" calcext:value-type="float">
            <text:p>55,8666716472</text:p>
          </table:table-cell>
          <table:table-cell table:number-columns-repeated="2"/>
        </table:table-row>
        <table:table-row table:style-name="ro1">
          <table:table-cell table:formula="of:=[.A75]+[.$G$2]" office:value-type="float" office:value="1.40926439040817" calcext:value-type="float">
            <text:p>1,4092643904</text:p>
          </table:table-cell>
          <table:table-cell table:formula="of:=[.B75]+[.$G$3]*[.$G$2]" office:value-type="float" office:value="19.1067297825121" calcext:value-type="float">
            <text:p>19,1067297825</text:p>
          </table:table-cell>
          <table:table-cell table:formula="of:=[.C75]+[.$G$4]*[.$G$2]" office:value-type="float" office:value="-7.91447953667734" calcext:value-type="float">
            <text:p>-7,9144795367</text:p>
          </table:table-cell>
          <table:table-cell table:formula="of:=[.D75]+[.B75]*[.$G$2]" office:value-type="float" office:value="26.9264338996455" calcext:value-type="float">
            <text:p>26,9264338996</text:p>
          </table:table-cell>
          <table:table-cell table:formula="of:=[.E75]+[.C75]*[.$G$2]" office:value-type="float" office:value="55.7195052751765" calcext:value-type="float">
            <text:p>55,7195052752</text:p>
          </table:table-cell>
          <table:table-cell table:number-columns-repeated="2"/>
        </table:table-row>
        <table:table-row table:style-name="ro1">
          <table:table-cell table:formula="of:=[.A76]+[.$G$2]" office:value-type="float" office:value="1.42830850379206" calcext:value-type="float">
            <text:p>1,4283085038</text:p>
          </table:table-cell>
          <table:table-cell table:formula="of:=[.B76]+[.$G$3]*[.$G$2]" office:value-type="float" office:value="19.1067297825121" calcext:value-type="float">
            <text:p>19,1067297825</text:p>
          </table:table-cell>
          <table:table-cell table:formula="of:=[.C76]+[.$G$4]*[.$G$2]" office:value-type="float" office:value="-8.10130228897334" calcext:value-type="float">
            <text:p>-8,101302289</text:p>
          </table:table-cell>
          <table:table-cell table:formula="of:=[.D76]+[.B76]*[.$G$2]" office:value-type="float" office:value="27.2903046280191" calcext:value-type="float">
            <text:p>27,290304628</text:p>
          </table:table-cell>
          <table:table-cell table:formula="of:=[.E76]+[.C76]*[.$G$2]" office:value-type="float" office:value="55.5687810295055" calcext:value-type="float">
            <text:p>55,5687810295</text:p>
          </table:table-cell>
          <table:table-cell table:number-columns-repeated="2"/>
        </table:table-row>
        <table:table-row table:style-name="ro1">
          <table:table-cell table:formula="of:=[.A77]+[.$G$2]" office:value-type="float" office:value="1.44735261717595" calcext:value-type="float">
            <text:p>1,4473526172</text:p>
          </table:table-cell>
          <table:table-cell table:formula="of:=[.B77]+[.$G$3]*[.$G$2]" office:value-type="float" office:value="19.1067297825121" calcext:value-type="float">
            <text:p>19,1067297825</text:p>
          </table:table-cell>
          <table:table-cell table:formula="of:=[.C77]+[.$G$4]*[.$G$2]" office:value-type="float" office:value="-8.28812504126934" calcext:value-type="float">
            <text:p>-8,2881250413</text:p>
          </table:table-cell>
          <table:table-cell table:formula="of:=[.D77]+[.B77]*[.$G$2]" office:value-type="float" office:value="27.6541753563927" calcext:value-type="float">
            <text:p>27,6541753564</text:p>
          </table:table-cell>
          <table:table-cell table:formula="of:=[.E77]+[.C77]*[.$G$2]" office:value-type="float" office:value="55.4144989101571" calcext:value-type="float">
            <text:p>55,4144989102</text:p>
          </table:table-cell>
          <table:table-cell table:number-columns-repeated="2"/>
        </table:table-row>
        <table:table-row table:style-name="ro1">
          <table:table-cell table:formula="of:=[.A78]+[.$G$2]" office:value-type="float" office:value="1.46639673055985" calcext:value-type="float">
            <text:p>1,4663967306</text:p>
          </table:table-cell>
          <table:table-cell table:formula="of:=[.B78]+[.$G$3]*[.$G$2]" office:value-type="float" office:value="19.1067297825121" calcext:value-type="float">
            <text:p>19,1067297825</text:p>
          </table:table-cell>
          <table:table-cell table:formula="of:=[.C78]+[.$G$4]*[.$G$2]" office:value-type="float" office:value="-8.47494779356534" calcext:value-type="float">
            <text:p>-8,4749477936</text:p>
          </table:table-cell>
          <table:table-cell table:formula="of:=[.D78]+[.B78]*[.$G$2]" office:value-type="float" office:value="28.0180460847663" calcext:value-type="float">
            <text:p>28,0180460848</text:p>
          </table:table-cell>
          <table:table-cell table:formula="of:=[.E78]+[.C78]*[.$G$2]" office:value-type="float" office:value="55.2566589171313" calcext:value-type="float">
            <text:p>55,2566589171</text:p>
          </table:table-cell>
          <table:table-cell table:number-columns-repeated="2"/>
        </table:table-row>
        <table:table-row table:style-name="ro1">
          <table:table-cell table:formula="of:=[.A79]+[.$G$2]" office:value-type="float" office:value="1.48544084394374" calcext:value-type="float">
            <text:p>1,4854408439</text:p>
          </table:table-cell>
          <table:table-cell table:formula="of:=[.B79]+[.$G$3]*[.$G$2]" office:value-type="float" office:value="19.1067297825121" calcext:value-type="float">
            <text:p>19,1067297825</text:p>
          </table:table-cell>
          <table:table-cell table:formula="of:=[.C79]+[.$G$4]*[.$G$2]" office:value-type="float" office:value="-8.66177054586134" calcext:value-type="float">
            <text:p>-8,6617705459</text:p>
          </table:table-cell>
          <table:table-cell table:formula="of:=[.D79]+[.B79]*[.$G$2]" office:value-type="float" office:value="28.3819168131398" calcext:value-type="float">
            <text:p>28,3819168131</text:p>
          </table:table-cell>
          <table:table-cell table:formula="of:=[.E79]+[.C79]*[.$G$2]" office:value-type="float" office:value="55.0952610504281" calcext:value-type="float">
            <text:p>55,0952610504</text:p>
          </table:table-cell>
          <table:table-cell table:number-columns-repeated="2"/>
        </table:table-row>
        <table:table-row table:style-name="ro1">
          <table:table-cell table:formula="of:=[.A80]+[.$G$2]" office:value-type="float" office:value="1.50448495732764" calcext:value-type="float">
            <text:p>1,5044849573</text:p>
          </table:table-cell>
          <table:table-cell table:formula="of:=[.B80]+[.$G$3]*[.$G$2]" office:value-type="float" office:value="19.1067297825121" calcext:value-type="float">
            <text:p>19,1067297825</text:p>
          </table:table-cell>
          <table:table-cell table:formula="of:=[.C80]+[.$G$4]*[.$G$2]" office:value-type="float" office:value="-8.84859329815734" calcext:value-type="float">
            <text:p>-8,8485932982</text:p>
          </table:table-cell>
          <table:table-cell table:formula="of:=[.D80]+[.B80]*[.$G$2]" office:value-type="float" office:value="28.7457875415134" calcext:value-type="float">
            <text:p>28,7457875415</text:p>
          </table:table-cell>
          <table:table-cell table:formula="of:=[.E80]+[.C80]*[.$G$2]" office:value-type="float" office:value="54.9303053100474" calcext:value-type="float">
            <text:p>54,93030531</text:p>
          </table:table-cell>
          <table:table-cell table:number-columns-repeated="2"/>
        </table:table-row>
        <table:table-row table:style-name="ro1">
          <table:table-cell table:formula="of:=[.A81]+[.$G$2]" office:value-type="float" office:value="1.52352907071153" calcext:value-type="float">
            <text:p>1,5235290707</text:p>
          </table:table-cell>
          <table:table-cell table:formula="of:=[.B81]+[.$G$3]*[.$G$2]" office:value-type="float" office:value="19.1067297825121" calcext:value-type="float">
            <text:p>19,1067297825</text:p>
          </table:table-cell>
          <table:table-cell table:formula="of:=[.C81]+[.$G$4]*[.$G$2]" office:value-type="float" office:value="-9.03541605045334" calcext:value-type="float">
            <text:p>-9,0354160505</text:p>
          </table:table-cell>
          <table:table-cell table:formula="of:=[.D81]+[.B81]*[.$G$2]" office:value-type="float" office:value="29.109658269887" calcext:value-type="float">
            <text:p>29,1096582699</text:p>
          </table:table-cell>
          <table:table-cell table:formula="of:=[.E81]+[.C81]*[.$G$2]" office:value-type="float" office:value="54.7617916959893" calcext:value-type="float">
            <text:p>54,761791696</text:p>
          </table:table-cell>
          <table:table-cell table:number-columns-repeated="2"/>
        </table:table-row>
        <table:table-row table:style-name="ro1">
          <table:table-cell table:formula="of:=[.A82]+[.$G$2]" office:value-type="float" office:value="1.54257318409542" calcext:value-type="float">
            <text:p>1,5425731841</text:p>
          </table:table-cell>
          <table:table-cell table:formula="of:=[.B82]+[.$G$3]*[.$G$2]" office:value-type="float" office:value="19.1067297825121" calcext:value-type="float">
            <text:p>19,1067297825</text:p>
          </table:table-cell>
          <table:table-cell table:formula="of:=[.C82]+[.$G$4]*[.$G$2]" office:value-type="float" office:value="-9.22223880274934" calcext:value-type="float">
            <text:p>-9,2222388027</text:p>
          </table:table-cell>
          <table:table-cell table:formula="of:=[.D82]+[.B82]*[.$G$2]" office:value-type="float" office:value="29.4735289982606" calcext:value-type="float">
            <text:p>29,4735289983</text:p>
          </table:table-cell>
          <table:table-cell table:formula="of:=[.E82]+[.C82]*[.$G$2]" office:value-type="float" office:value="54.5897202082538" calcext:value-type="float">
            <text:p>54,5897202083</text:p>
          </table:table-cell>
          <table:table-cell table:number-columns-repeated="2"/>
        </table:table-row>
        <table:table-row table:style-name="ro1">
          <table:table-cell table:formula="of:=[.A83]+[.$G$2]" office:value-type="float" office:value="1.56161729747932" calcext:value-type="float">
            <text:p>1,5616172975</text:p>
          </table:table-cell>
          <table:table-cell table:formula="of:=[.B83]+[.$G$3]*[.$G$2]" office:value-type="float" office:value="19.1067297825121" calcext:value-type="float">
            <text:p>19,1067297825</text:p>
          </table:table-cell>
          <table:table-cell table:formula="of:=[.C83]+[.$G$4]*[.$G$2]" office:value-type="float" office:value="-9.40906155504534" calcext:value-type="float">
            <text:p>-9,409061555</text:p>
          </table:table-cell>
          <table:table-cell table:formula="of:=[.D83]+[.B83]*[.$G$2]" office:value-type="float" office:value="29.8373997266342" calcext:value-type="float">
            <text:p>29,8373997266</text:p>
          </table:table-cell>
          <table:table-cell table:formula="of:=[.E83]+[.C83]*[.$G$2]" office:value-type="float" office:value="54.4140908468409" calcext:value-type="float">
            <text:p>54,4140908468</text:p>
          </table:table-cell>
          <table:table-cell table:number-columns-repeated="2"/>
        </table:table-row>
        <table:table-row table:style-name="ro1">
          <table:table-cell table:formula="of:=[.A84]+[.$G$2]" office:value-type="float" office:value="1.58066141086321" calcext:value-type="float">
            <text:p>1,5806614109</text:p>
          </table:table-cell>
          <table:table-cell table:formula="of:=[.B84]+[.$G$3]*[.$G$2]" office:value-type="float" office:value="19.1067297825121" calcext:value-type="float">
            <text:p>19,1067297825</text:p>
          </table:table-cell>
          <table:table-cell table:formula="of:=[.C84]+[.$G$4]*[.$G$2]" office:value-type="float" office:value="-9.59588430734135" calcext:value-type="float">
            <text:p>-9,5958843073</text:p>
          </table:table-cell>
          <table:table-cell table:formula="of:=[.D84]+[.B84]*[.$G$2]" office:value-type="float" office:value="30.2012704550078" calcext:value-type="float">
            <text:p>30,201270455</text:p>
          </table:table-cell>
          <table:table-cell table:formula="of:=[.E84]+[.C84]*[.$G$2]" office:value-type="float" office:value="54.2349036117506" calcext:value-type="float">
            <text:p>54,2349036118</text:p>
          </table:table-cell>
          <table:table-cell table:number-columns-repeated="2"/>
        </table:table-row>
        <table:table-row table:style-name="ro1">
          <table:table-cell table:formula="of:=[.A85]+[.$G$2]" office:value-type="float" office:value="1.59970552424711" calcext:value-type="float">
            <text:p>1,5997055242</text:p>
          </table:table-cell>
          <table:table-cell table:formula="of:=[.B85]+[.$G$3]*[.$G$2]" office:value-type="float" office:value="19.1067297825121" calcext:value-type="float">
            <text:p>19,1067297825</text:p>
          </table:table-cell>
          <table:table-cell table:formula="of:=[.C85]+[.$G$4]*[.$G$2]" office:value-type="float" office:value="-9.78270705963735" calcext:value-type="float">
            <text:p>-9,7827070596</text:p>
          </table:table-cell>
          <table:table-cell table:formula="of:=[.D85]+[.B85]*[.$G$2]" office:value-type="float" office:value="30.5651411833814" calcext:value-type="float">
            <text:p>30,5651411834</text:p>
          </table:table-cell>
          <table:table-cell table:formula="of:=[.E85]+[.C85]*[.$G$2]" office:value-type="float" office:value="54.0521585029829" calcext:value-type="float">
            <text:p>54,052158503</text:p>
          </table:table-cell>
          <table:table-cell table:number-columns-repeated="2"/>
        </table:table-row>
        <table:table-row table:style-name="ro1">
          <table:table-cell table:formula="of:=[.A86]+[.$G$2]" office:value-type="float" office:value="1.618749637631" calcext:value-type="float">
            <text:p>1,6187496376</text:p>
          </table:table-cell>
          <table:table-cell table:formula="of:=[.B86]+[.$G$3]*[.$G$2]" office:value-type="float" office:value="19.1067297825121" calcext:value-type="float">
            <text:p>19,1067297825</text:p>
          </table:table-cell>
          <table:table-cell table:formula="of:=[.C86]+[.$G$4]*[.$G$2]" office:value-type="float" office:value="-9.96952981193335" calcext:value-type="float">
            <text:p>-9,9695298119</text:p>
          </table:table-cell>
          <table:table-cell table:formula="of:=[.D86]+[.B86]*[.$G$2]" office:value-type="float" office:value="30.929011911755" calcext:value-type="float">
            <text:p>30,9290119118</text:p>
          </table:table-cell>
          <table:table-cell table:formula="of:=[.E86]+[.C86]*[.$G$2]" office:value-type="float" office:value="53.8658555205377" calcext:value-type="float">
            <text:p>53,8658555205</text:p>
          </table:table-cell>
          <table:table-cell table:number-columns-repeated="2"/>
        </table:table-row>
        <table:table-row table:style-name="ro1">
          <table:table-cell table:formula="of:=[.A87]+[.$G$2]" office:value-type="float" office:value="1.6377937510149" calcext:value-type="float">
            <text:p>1,637793751</text:p>
          </table:table-cell>
          <table:table-cell table:formula="of:=[.B87]+[.$G$3]*[.$G$2]" office:value-type="float" office:value="19.1067297825121" calcext:value-type="float">
            <text:p>19,1067297825</text:p>
          </table:table-cell>
          <table:table-cell table:formula="of:=[.C87]+[.$G$4]*[.$G$2]" office:value-type="float" office:value="-10.1563525642293" calcext:value-type="float">
            <text:p>-10,1563525642</text:p>
          </table:table-cell>
          <table:table-cell table:formula="of:=[.D87]+[.B87]*[.$G$2]" office:value-type="float" office:value="31.2928826401285" calcext:value-type="float">
            <text:p>31,2928826401</text:p>
          </table:table-cell>
          <table:table-cell table:formula="of:=[.E87]+[.C87]*[.$G$2]" office:value-type="float" office:value="53.6759946644151" calcext:value-type="float">
            <text:p>53,6759946644</text:p>
          </table:table-cell>
          <table:table-cell table:number-columns-repeated="2"/>
        </table:table-row>
        <table:table-row table:style-name="ro1">
          <table:table-cell table:formula="of:=[.A88]+[.$G$2]" office:value-type="float" office:value="1.65683786439879" calcext:value-type="float">
            <text:p>1,6568378644</text:p>
          </table:table-cell>
          <table:table-cell table:formula="of:=[.B88]+[.$G$3]*[.$G$2]" office:value-type="float" office:value="19.1067297825121" calcext:value-type="float">
            <text:p>19,1067297825</text:p>
          </table:table-cell>
          <table:table-cell table:formula="of:=[.C88]+[.$G$4]*[.$G$2]" office:value-type="float" office:value="-10.3431753165253" calcext:value-type="float">
            <text:p>-10,3431753165</text:p>
          </table:table-cell>
          <table:table-cell table:formula="of:=[.D88]+[.B88]*[.$G$2]" office:value-type="float" office:value="31.6567533685021" calcext:value-type="float">
            <text:p>31,6567533685</text:p>
          </table:table-cell>
          <table:table-cell table:formula="of:=[.E88]+[.C88]*[.$G$2]" office:value-type="float" office:value="53.4825759346152" calcext:value-type="float">
            <text:p>53,4825759346</text:p>
          </table:table-cell>
          <table:table-cell table:number-columns-repeated="2"/>
        </table:table-row>
        <table:table-row table:style-name="ro1">
          <table:table-cell table:formula="of:=[.A89]+[.$G$2]" office:value-type="float" office:value="1.67588197778268" calcext:value-type="float">
            <text:p>1,6758819778</text:p>
          </table:table-cell>
          <table:table-cell table:formula="of:=[.B89]+[.$G$3]*[.$G$2]" office:value-type="float" office:value="19.1067297825121" calcext:value-type="float">
            <text:p>19,1067297825</text:p>
          </table:table-cell>
          <table:table-cell table:formula="of:=[.C89]+[.$G$4]*[.$G$2]" office:value-type="float" office:value="-10.5299980688214" calcext:value-type="float">
            <text:p>-10,5299980688</text:p>
          </table:table-cell>
          <table:table-cell table:formula="of:=[.D89]+[.B89]*[.$G$2]" office:value-type="float" office:value="32.0206240968757" calcext:value-type="float">
            <text:p>32,0206240969</text:p>
          </table:table-cell>
          <table:table-cell table:formula="of:=[.E89]+[.C89]*[.$G$2]" office:value-type="float" office:value="53.2855993311378" calcext:value-type="float">
            <text:p>53,2855993311</text:p>
          </table:table-cell>
          <table:table-cell table:number-columns-repeated="2"/>
        </table:table-row>
        <table:table-row table:style-name="ro1">
          <table:table-cell table:formula="of:=[.A90]+[.$G$2]" office:value-type="float" office:value="1.69492609116658" calcext:value-type="float">
            <text:p>1,6949260912</text:p>
          </table:table-cell>
          <table:table-cell table:formula="of:=[.B90]+[.$G$3]*[.$G$2]" office:value-type="float" office:value="19.1067297825121" calcext:value-type="float">
            <text:p>19,1067297825</text:p>
          </table:table-cell>
          <table:table-cell table:formula="of:=[.C90]+[.$G$4]*[.$G$2]" office:value-type="float" office:value="-10.7168208211174" calcext:value-type="float">
            <text:p>-10,7168208211</text:p>
          </table:table-cell>
          <table:table-cell table:formula="of:=[.D90]+[.B90]*[.$G$2]" office:value-type="float" office:value="32.3844948252493" calcext:value-type="float">
            <text:p>32,3844948252</text:p>
          </table:table-cell>
          <table:table-cell table:formula="of:=[.E90]+[.C90]*[.$G$2]" office:value-type="float" office:value="53.0850648539829" calcext:value-type="float">
            <text:p>53,085064854</text:p>
          </table:table-cell>
          <table:table-cell table:number-columns-repeated="2"/>
        </table:table-row>
        <table:table-row table:style-name="ro1">
          <table:table-cell table:formula="of:=[.A91]+[.$G$2]" office:value-type="float" office:value="1.71397020455047" calcext:value-type="float">
            <text:p>1,7139702046</text:p>
          </table:table-cell>
          <table:table-cell table:formula="of:=[.B91]+[.$G$3]*[.$G$2]" office:value-type="float" office:value="19.1067297825121" calcext:value-type="float">
            <text:p>19,1067297825</text:p>
          </table:table-cell>
          <table:table-cell table:formula="of:=[.C91]+[.$G$4]*[.$G$2]" office:value-type="float" office:value="-10.9036435734134" calcext:value-type="float">
            <text:p>-10,9036435734</text:p>
          </table:table-cell>
          <table:table-cell table:formula="of:=[.D91]+[.B91]*[.$G$2]" office:value-type="float" office:value="32.7483655536229" calcext:value-type="float">
            <text:p>32,7483655536</text:p>
          </table:table-cell>
          <table:table-cell table:formula="of:=[.E91]+[.C91]*[.$G$2]" office:value-type="float" office:value="52.8809725031507" calcext:value-type="float">
            <text:p>52,8809725032</text:p>
          </table:table-cell>
          <table:table-cell table:number-columns-repeated="2"/>
        </table:table-row>
        <table:table-row table:style-name="ro1">
          <table:table-cell table:formula="of:=[.A92]+[.$G$2]" office:value-type="float" office:value="1.73301431793437" calcext:value-type="float">
            <text:p>1,7330143179</text:p>
          </table:table-cell>
          <table:table-cell table:formula="of:=[.B92]+[.$G$3]*[.$G$2]" office:value-type="float" office:value="19.1067297825121" calcext:value-type="float">
            <text:p>19,1067297825</text:p>
          </table:table-cell>
          <table:table-cell table:formula="of:=[.C92]+[.$G$4]*[.$G$2]" office:value-type="float" office:value="-11.0904663257094" calcext:value-type="float">
            <text:p>-11,0904663257</text:p>
          </table:table-cell>
          <table:table-cell table:formula="of:=[.D92]+[.B92]*[.$G$2]" office:value-type="float" office:value="33.1122362819965" calcext:value-type="float">
            <text:p>33,112236282</text:p>
          </table:table-cell>
          <table:table-cell table:formula="of:=[.E92]+[.C92]*[.$G$2]" office:value-type="float" office:value="52.6733222786411" calcext:value-type="float">
            <text:p>52,6733222786</text:p>
          </table:table-cell>
          <table:table-cell table:number-columns-repeated="2"/>
        </table:table-row>
        <table:table-row table:style-name="ro1">
          <table:table-cell table:formula="of:=[.A93]+[.$G$2]" office:value-type="float" office:value="1.75205843131826" calcext:value-type="float">
            <text:p>1,7520584313</text:p>
          </table:table-cell>
          <table:table-cell table:formula="of:=[.B93]+[.$G$3]*[.$G$2]" office:value-type="float" office:value="19.1067297825121" calcext:value-type="float">
            <text:p>19,1067297825</text:p>
          </table:table-cell>
          <table:table-cell table:formula="of:=[.C93]+[.$G$4]*[.$G$2]" office:value-type="float" office:value="-11.2772890780054" calcext:value-type="float">
            <text:p>-11,277289078</text:p>
          </table:table-cell>
          <table:table-cell table:formula="of:=[.D93]+[.B93]*[.$G$2]" office:value-type="float" office:value="33.4761070103701" calcext:value-type="float">
            <text:p>33,4761070104</text:p>
          </table:table-cell>
          <table:table-cell table:formula="of:=[.E93]+[.C93]*[.$G$2]" office:value-type="float" office:value="52.462114180454" calcext:value-type="float">
            <text:p>52,4621141805</text:p>
          </table:table-cell>
          <table:table-cell table:number-columns-repeated="2"/>
        </table:table-row>
        <table:table-row table:style-name="ro1">
          <table:table-cell table:formula="of:=[.A94]+[.$G$2]" office:value-type="float" office:value="1.77110254470215" calcext:value-type="float">
            <text:p>1,7711025447</text:p>
          </table:table-cell>
          <table:table-cell table:formula="of:=[.B94]+[.$G$3]*[.$G$2]" office:value-type="float" office:value="19.1067297825121" calcext:value-type="float">
            <text:p>19,1067297825</text:p>
          </table:table-cell>
          <table:table-cell table:formula="of:=[.C94]+[.$G$4]*[.$G$2]" office:value-type="float" office:value="-11.4641118303014" calcext:value-type="float">
            <text:p>-11,4641118303</text:p>
          </table:table-cell>
          <table:table-cell table:formula="of:=[.D94]+[.B94]*[.$G$2]" office:value-type="float" office:value="33.8399777387437" calcext:value-type="float">
            <text:p>33,8399777387</text:p>
          </table:table-cell>
          <table:table-cell table:formula="of:=[.E94]+[.C94]*[.$G$2]" office:value-type="float" office:value="52.2473482085895" calcext:value-type="float">
            <text:p>52,2473482086</text:p>
          </table:table-cell>
          <table:table-cell table:number-columns-repeated="2"/>
        </table:table-row>
        <table:table-row table:style-name="ro1">
          <table:table-cell table:formula="of:=[.A95]+[.$G$2]" office:value-type="float" office:value="1.79014665808605" calcext:value-type="float">
            <text:p>1,7901466581</text:p>
          </table:table-cell>
          <table:table-cell table:formula="of:=[.B95]+[.$G$3]*[.$G$2]" office:value-type="float" office:value="19.1067297825121" calcext:value-type="float">
            <text:p>19,1067297825</text:p>
          </table:table-cell>
          <table:table-cell table:formula="of:=[.C95]+[.$G$4]*[.$G$2]" office:value-type="float" office:value="-11.6509345825974" calcext:value-type="float">
            <text:p>-11,6509345826</text:p>
          </table:table-cell>
          <table:table-cell table:formula="of:=[.D95]+[.B95]*[.$G$2]" office:value-type="float" office:value="34.2038484671173" calcext:value-type="float">
            <text:p>34,2038484671</text:p>
          </table:table-cell>
          <table:table-cell table:formula="of:=[.E95]+[.C95]*[.$G$2]" office:value-type="float" office:value="52.0290243630476" calcext:value-type="float">
            <text:p>52,029024363</text:p>
          </table:table-cell>
          <table:table-cell table:number-columns-repeated="2"/>
        </table:table-row>
        <table:table-row table:style-name="ro1">
          <table:table-cell table:formula="of:=[.A96]+[.$G$2]" office:value-type="float" office:value="1.80919077146994" calcext:value-type="float">
            <text:p>1,8091907715</text:p>
          </table:table-cell>
          <table:table-cell table:formula="of:=[.B96]+[.$G$3]*[.$G$2]" office:value-type="float" office:value="19.1067297825121" calcext:value-type="float">
            <text:p>19,1067297825</text:p>
          </table:table-cell>
          <table:table-cell table:formula="of:=[.C96]+[.$G$4]*[.$G$2]" office:value-type="float" office:value="-11.8377573348934" calcext:value-type="float">
            <text:p>-11,8377573349</text:p>
          </table:table-cell>
          <table:table-cell table:formula="of:=[.D96]+[.B96]*[.$G$2]" office:value-type="float" office:value="34.5677191954909" calcext:value-type="float">
            <text:p>34,5677191955</text:p>
          </table:table-cell>
          <table:table-cell table:formula="of:=[.E96]+[.C96]*[.$G$2]" office:value-type="float" office:value="51.8071426438283" calcext:value-type="float">
            <text:p>51,8071426438</text:p>
          </table:table-cell>
          <table:table-cell table:number-columns-repeated="2"/>
        </table:table-row>
        <table:table-row table:style-name="ro1">
          <table:table-cell table:formula="of:=[.A97]+[.$G$2]" office:value-type="float" office:value="1.82823488485384" calcext:value-type="float">
            <text:p>1,8282348849</text:p>
          </table:table-cell>
          <table:table-cell table:formula="of:=[.B97]+[.$G$3]*[.$G$2]" office:value-type="float" office:value="19.1067297825121" calcext:value-type="float">
            <text:p>19,1067297825</text:p>
          </table:table-cell>
          <table:table-cell table:formula="of:=[.C97]+[.$G$4]*[.$G$2]" office:value-type="float" office:value="-12.0245800871894" calcext:value-type="float">
            <text:p>-12,0245800872</text:p>
          </table:table-cell>
          <table:table-cell table:formula="of:=[.D97]+[.B97]*[.$G$2]" office:value-type="float" office:value="34.9315899238645" calcext:value-type="float">
            <text:p>34,9315899239</text:p>
          </table:table-cell>
          <table:table-cell table:formula="of:=[.E97]+[.C97]*[.$G$2]" office:value-type="float" office:value="51.5817030509315" calcext:value-type="float">
            <text:p>51,5817030509</text:p>
          </table:table-cell>
          <table:table-cell table:number-columns-repeated="2"/>
        </table:table-row>
        <table:table-row table:style-name="ro1">
          <table:table-cell table:formula="of:=[.A98]+[.$G$2]" office:value-type="float" office:value="1.84727899823773" calcext:value-type="float">
            <text:p>1,8472789982</text:p>
          </table:table-cell>
          <table:table-cell table:formula="of:=[.B98]+[.$G$3]*[.$G$2]" office:value-type="float" office:value="19.1067297825121" calcext:value-type="float">
            <text:p>19,1067297825</text:p>
          </table:table-cell>
          <table:table-cell table:formula="of:=[.C98]+[.$G$4]*[.$G$2]" office:value-type="float" office:value="-12.2114028394854" calcext:value-type="float">
            <text:p>-12,2114028395</text:p>
          </table:table-cell>
          <table:table-cell table:formula="of:=[.D98]+[.B98]*[.$G$2]" office:value-type="float" office:value="35.295460652238" calcext:value-type="float">
            <text:p>35,2954606522</text:p>
          </table:table-cell>
          <table:table-cell table:formula="of:=[.E98]+[.C98]*[.$G$2]" office:value-type="float" office:value="51.3527055843574" calcext:value-type="float">
            <text:p>51,3527055844</text:p>
          </table:table-cell>
          <table:table-cell table:number-columns-repeated="2"/>
        </table:table-row>
        <table:table-row table:style-name="ro1">
          <table:table-cell table:formula="of:=[.A99]+[.$G$2]" office:value-type="float" office:value="1.86632311162162" calcext:value-type="float">
            <text:p>1,8663231116</text:p>
          </table:table-cell>
          <table:table-cell table:formula="of:=[.B99]+[.$G$3]*[.$G$2]" office:value-type="float" office:value="19.1067297825121" calcext:value-type="float">
            <text:p>19,1067297825</text:p>
          </table:table-cell>
          <table:table-cell table:formula="of:=[.C99]+[.$G$4]*[.$G$2]" office:value-type="float" office:value="-12.3982255917814" calcext:value-type="float">
            <text:p>-12,3982255918</text:p>
          </table:table-cell>
          <table:table-cell table:formula="of:=[.D99]+[.B99]*[.$G$2]" office:value-type="float" office:value="35.6593313806116" calcext:value-type="float">
            <text:p>35,6593313806</text:p>
          </table:table-cell>
          <table:table-cell table:formula="of:=[.E99]+[.C99]*[.$G$2]" office:value-type="float" office:value="51.1201502441058" calcext:value-type="float">
            <text:p>51,1201502441</text:p>
          </table:table-cell>
          <table:table-cell table:number-columns-repeated="2"/>
        </table:table-row>
        <table:table-row table:style-name="ro1">
          <table:table-cell table:formula="of:=[.A100]+[.$G$2]" office:value-type="float" office:value="1.88536722500552" calcext:value-type="float">
            <text:p>1,885367225</text:p>
          </table:table-cell>
          <table:table-cell table:formula="of:=[.B100]+[.$G$3]*[.$G$2]" office:value-type="float" office:value="19.1067297825121" calcext:value-type="float">
            <text:p>19,1067297825</text:p>
          </table:table-cell>
          <table:table-cell table:formula="of:=[.C100]+[.$G$4]*[.$G$2]" office:value-type="float" office:value="-12.5850483440774" calcext:value-type="float">
            <text:p>-12,5850483441</text:p>
          </table:table-cell>
          <table:table-cell table:formula="of:=[.D100]+[.B100]*[.$G$2]" office:value-type="float" office:value="36.0232021089852" calcext:value-type="float">
            <text:p>36,023202109</text:p>
          </table:table-cell>
          <table:table-cell table:formula="of:=[.E100]+[.C100]*[.$G$2]" office:value-type="float" office:value="50.8840370301768" calcext:value-type="float">
            <text:p>50,8840370302</text:p>
          </table:table-cell>
          <table:table-cell table:number-columns-repeated="2"/>
        </table:table-row>
        <table:table-row table:style-name="ro1">
          <table:table-cell table:formula="of:=[.A101]+[.$G$2]" office:value-type="float" office:value="1.90441133838941" calcext:value-type="float">
            <text:p>1,9044113384</text:p>
          </table:table-cell>
          <table:table-cell table:formula="of:=[.B101]+[.$G$3]*[.$G$2]" office:value-type="float" office:value="19.1067297825121" calcext:value-type="float">
            <text:p>19,1067297825</text:p>
          </table:table-cell>
          <table:table-cell table:formula="of:=[.C101]+[.$G$4]*[.$G$2]" office:value-type="float" office:value="-12.7718710963734" calcext:value-type="float">
            <text:p>-12,7718710964</text:p>
          </table:table-cell>
          <table:table-cell table:formula="of:=[.D101]+[.B101]*[.$G$2]" office:value-type="float" office:value="36.3870728373588" calcext:value-type="float">
            <text:p>36,3870728374</text:p>
          </table:table-cell>
          <table:table-cell table:formula="of:=[.E101]+[.C101]*[.$G$2]" office:value-type="float" office:value="50.6443659425704" calcext:value-type="float">
            <text:p>50,6443659426</text:p>
          </table:table-cell>
          <table:table-cell table:number-columns-repeated="2"/>
        </table:table-row>
        <table:table-row table:style-name="ro1">
          <table:table-cell table:formula="of:=[.A102]+[.$G$2]" office:value-type="float" office:value="1.92345545177331" calcext:value-type="float">
            <text:p>1,9234554518</text:p>
          </table:table-cell>
          <table:table-cell table:formula="of:=[.B102]+[.$G$3]*[.$G$2]" office:value-type="float" office:value="19.1067297825121" calcext:value-type="float">
            <text:p>19,1067297825</text:p>
          </table:table-cell>
          <table:table-cell table:formula="of:=[.C102]+[.$G$4]*[.$G$2]" office:value-type="float" office:value="-12.9586938486694" calcext:value-type="float">
            <text:p>-12,9586938487</text:p>
          </table:table-cell>
          <table:table-cell table:formula="of:=[.D102]+[.B102]*[.$G$2]" office:value-type="float" office:value="36.7509435657324" calcext:value-type="float">
            <text:p>36,7509435657</text:p>
          </table:table-cell>
          <table:table-cell table:formula="of:=[.E102]+[.C102]*[.$G$2]" office:value-type="float" office:value="50.4011369812866" calcext:value-type="float">
            <text:p>50,4011369813</text:p>
          </table:table-cell>
          <table:table-cell table:number-columns-repeated="2"/>
        </table:table-row>
        <table:table-row table:style-name="ro1">
          <table:table-cell table:formula="of:=[.A103]+[.$G$2]" office:value-type="float" office:value="1.9424995651572" calcext:value-type="float">
            <text:p>1,9424995652</text:p>
          </table:table-cell>
          <table:table-cell table:formula="of:=[.B103]+[.$G$3]*[.$G$2]" office:value-type="float" office:value="19.1067297825121" calcext:value-type="float">
            <text:p>19,1067297825</text:p>
          </table:table-cell>
          <table:table-cell table:formula="of:=[.C103]+[.$G$4]*[.$G$2]" office:value-type="float" office:value="-13.1455166009654" calcext:value-type="float">
            <text:p>-13,145516601</text:p>
          </table:table-cell>
          <table:table-cell table:formula="of:=[.D103]+[.B103]*[.$G$2]" office:value-type="float" office:value="37.114814294106" calcext:value-type="float">
            <text:p>37,1148142941</text:p>
          </table:table-cell>
          <table:table-cell table:formula="of:=[.E103]+[.C103]*[.$G$2]" office:value-type="float" office:value="50.1543501463254" calcext:value-type="float">
            <text:p>50,1543501463</text:p>
          </table:table-cell>
          <table:table-cell table:number-columns-repeated="2"/>
        </table:table-row>
        <table:table-row table:style-name="ro1">
          <table:table-cell table:formula="of:=[.A104]+[.$G$2]" office:value-type="float" office:value="1.96154367854109" calcext:value-type="float">
            <text:p>1,9615436785</text:p>
          </table:table-cell>
          <table:table-cell table:formula="of:=[.B104]+[.$G$3]*[.$G$2]" office:value-type="float" office:value="19.1067297825121" calcext:value-type="float">
            <text:p>19,1067297825</text:p>
          </table:table-cell>
          <table:table-cell table:formula="of:=[.C104]+[.$G$4]*[.$G$2]" office:value-type="float" office:value="-13.3323393532614" calcext:value-type="float">
            <text:p>-13,3323393533</text:p>
          </table:table-cell>
          <table:table-cell table:formula="of:=[.D104]+[.B104]*[.$G$2]" office:value-type="float" office:value="37.4786850224796" calcext:value-type="float">
            <text:p>37,4786850225</text:p>
          </table:table-cell>
          <table:table-cell table:formula="of:=[.E104]+[.C104]*[.$G$2]" office:value-type="float" office:value="49.9040054376868" calcext:value-type="float">
            <text:p>49,9040054377</text:p>
          </table:table-cell>
          <table:table-cell table:number-columns-repeated="2"/>
        </table:table-row>
        <table:table-row table:style-name="ro1">
          <table:table-cell table:formula="of:=[.A105]+[.$G$2]" office:value-type="float" office:value="1.98058779192499" calcext:value-type="float">
            <text:p>1,9805877919</text:p>
          </table:table-cell>
          <table:table-cell table:formula="of:=[.B105]+[.$G$3]*[.$G$2]" office:value-type="float" office:value="19.1067297825121" calcext:value-type="float">
            <text:p>19,1067297825</text:p>
          </table:table-cell>
          <table:table-cell table:formula="of:=[.C105]+[.$G$4]*[.$G$2]" office:value-type="float" office:value="-13.5191621055574" calcext:value-type="float">
            <text:p>-13,5191621056</text:p>
          </table:table-cell>
          <table:table-cell table:formula="of:=[.D105]+[.B105]*[.$G$2]" office:value-type="float" office:value="37.8425557508532" calcext:value-type="float">
            <text:p>37,8425557509</text:p>
          </table:table-cell>
          <table:table-cell table:formula="of:=[.E105]+[.C105]*[.$G$2]" office:value-type="float" office:value="49.6501028553707" calcext:value-type="float">
            <text:p>49,6501028554</text:p>
          </table:table-cell>
          <table:table-cell table:number-columns-repeated="2"/>
        </table:table-row>
        <table:table-row table:style-name="ro1">
          <table:table-cell table:formula="of:=[.A106]+[.$G$2]" office:value-type="float" office:value="1.99963190530888" calcext:value-type="float">
            <text:p>1,9996319053</text:p>
          </table:table-cell>
          <table:table-cell table:formula="of:=[.B106]+[.$G$3]*[.$G$2]" office:value-type="float" office:value="19.1067297825121" calcext:value-type="float">
            <text:p>19,1067297825</text:p>
          </table:table-cell>
          <table:table-cell table:formula="of:=[.C106]+[.$G$4]*[.$G$2]" office:value-type="float" office:value="-13.7059848578534" calcext:value-type="float">
            <text:p>-13,7059848579</text:p>
          </table:table-cell>
          <table:table-cell table:formula="of:=[.D106]+[.B106]*[.$G$2]" office:value-type="float" office:value="38.2064264792268" calcext:value-type="float">
            <text:p>38,2064264792</text:p>
          </table:table-cell>
          <table:table-cell table:formula="of:=[.E106]+[.C106]*[.$G$2]" office:value-type="float" office:value="49.3926423993772" calcext:value-type="float">
            <text:p>49,3926423994</text:p>
          </table:table-cell>
          <table:table-cell table:number-columns-repeated="2"/>
        </table:table-row>
        <table:table-row table:style-name="ro1">
          <table:table-cell table:formula="of:=[.A107]+[.$G$2]" office:value-type="float" office:value="2.01867601869278" calcext:value-type="float">
            <text:p>2,0186760187</text:p>
          </table:table-cell>
          <table:table-cell table:formula="of:=[.B107]+[.$G$3]*[.$G$2]" office:value-type="float" office:value="19.1067297825121" calcext:value-type="float">
            <text:p>19,1067297825</text:p>
          </table:table-cell>
          <table:table-cell table:formula="of:=[.C107]+[.$G$4]*[.$G$2]" office:value-type="float" office:value="-13.8928076101494" calcext:value-type="float">
            <text:p>-13,8928076101</text:p>
          </table:table-cell>
          <table:table-cell table:formula="of:=[.D107]+[.B107]*[.$G$2]" office:value-type="float" office:value="38.5702972076004" calcext:value-type="float">
            <text:p>38,5702972076</text:p>
          </table:table-cell>
          <table:table-cell table:formula="of:=[.E107]+[.C107]*[.$G$2]" office:value-type="float" office:value="49.1316240697063" calcext:value-type="float">
            <text:p>49,1316240697</text:p>
          </table:table-cell>
          <table:table-cell table:number-columns-repeated="2"/>
        </table:table-row>
        <table:table-row table:style-name="ro1">
          <table:table-cell table:formula="of:=[.A108]+[.$G$2]" office:value-type="float" office:value="2.03772013207667" calcext:value-type="float">
            <text:p>2,0377201321</text:p>
          </table:table-cell>
          <table:table-cell table:formula="of:=[.B108]+[.$G$3]*[.$G$2]" office:value-type="float" office:value="19.1067297825121" calcext:value-type="float">
            <text:p>19,1067297825</text:p>
          </table:table-cell>
          <table:table-cell table:formula="of:=[.C108]+[.$G$4]*[.$G$2]" office:value-type="float" office:value="-14.0796303624454" calcext:value-type="float">
            <text:p>-14,0796303624</text:p>
          </table:table-cell>
          <table:table-cell table:formula="of:=[.D108]+[.B108]*[.$G$2]" office:value-type="float" office:value="38.9341679359739" calcext:value-type="float">
            <text:p>38,934167936</text:p>
          </table:table-cell>
          <table:table-cell table:formula="of:=[.E108]+[.C108]*[.$G$2]" office:value-type="float" office:value="48.867047866358" calcext:value-type="float">
            <text:p>48,8670478664</text:p>
          </table:table-cell>
          <table:table-cell table:number-columns-repeated="2"/>
        </table:table-row>
        <table:table-row table:style-name="ro1">
          <table:table-cell table:formula="of:=[.A109]+[.$G$2]" office:value-type="float" office:value="2.05676424546057" calcext:value-type="float">
            <text:p>2,0567642455</text:p>
          </table:table-cell>
          <table:table-cell table:formula="of:=[.B109]+[.$G$3]*[.$G$2]" office:value-type="float" office:value="19.1067297825121" calcext:value-type="float">
            <text:p>19,1067297825</text:p>
          </table:table-cell>
          <table:table-cell table:formula="of:=[.C109]+[.$G$4]*[.$G$2]" office:value-type="float" office:value="-14.2664531147414" calcext:value-type="float">
            <text:p>-14,2664531147</text:p>
          </table:table-cell>
          <table:table-cell table:formula="of:=[.D109]+[.B109]*[.$G$2]" office:value-type="float" office:value="39.2980386643475" calcext:value-type="float">
            <text:p>39,2980386643</text:p>
          </table:table-cell>
          <table:table-cell table:formula="of:=[.E109]+[.C109]*[.$G$2]" office:value-type="float" office:value="48.5989137893323" calcext:value-type="float">
            <text:p>48,5989137893</text:p>
          </table:table-cell>
          <table:table-cell table:number-columns-repeated="2"/>
        </table:table-row>
        <table:table-row table:style-name="ro1">
          <table:table-cell table:formula="of:=[.A110]+[.$G$2]" office:value-type="float" office:value="2.07580835884446" calcext:value-type="float">
            <text:p>2,0758083588</text:p>
          </table:table-cell>
          <table:table-cell table:formula="of:=[.B110]+[.$G$3]*[.$G$2]" office:value-type="float" office:value="19.1067297825121" calcext:value-type="float">
            <text:p>19,1067297825</text:p>
          </table:table-cell>
          <table:table-cell table:formula="of:=[.C110]+[.$G$4]*[.$G$2]" office:value-type="float" office:value="-14.4532758670374" calcext:value-type="float">
            <text:p>-14,453275867</text:p>
          </table:table-cell>
          <table:table-cell table:formula="of:=[.D110]+[.B110]*[.$G$2]" office:value-type="float" office:value="39.6619093927211" calcext:value-type="float">
            <text:p>39,6619093927</text:p>
          </table:table-cell>
          <table:table-cell table:formula="of:=[.E110]+[.C110]*[.$G$2]" office:value-type="float" office:value="48.3272218386291" calcext:value-type="float">
            <text:p>48,3272218386</text:p>
          </table:table-cell>
          <table:table-cell table:number-columns-repeated="2"/>
        </table:table-row>
        <table:table-row table:style-name="ro1">
          <table:table-cell table:formula="of:=[.A111]+[.$G$2]" office:value-type="float" office:value="2.09485247222835" calcext:value-type="float">
            <text:p>2,0948524722</text:p>
          </table:table-cell>
          <table:table-cell table:formula="of:=[.B111]+[.$G$3]*[.$G$2]" office:value-type="float" office:value="19.1067297825121" calcext:value-type="float">
            <text:p>19,1067297825</text:p>
          </table:table-cell>
          <table:table-cell table:formula="of:=[.C111]+[.$G$4]*[.$G$2]" office:value-type="float" office:value="-14.6400986193334" calcext:value-type="float">
            <text:p>-14,6400986193</text:p>
          </table:table-cell>
          <table:table-cell table:formula="of:=[.D111]+[.B111]*[.$G$2]" office:value-type="float" office:value="40.0257801210947" calcext:value-type="float">
            <text:p>40,0257801211</text:p>
          </table:table-cell>
          <table:table-cell table:formula="of:=[.E111]+[.C111]*[.$G$2]" office:value-type="float" office:value="48.0519720142486" calcext:value-type="float">
            <text:p>48,0519720142</text:p>
          </table:table-cell>
          <table:table-cell table:number-columns-repeated="2"/>
        </table:table-row>
        <table:table-row table:style-name="ro1">
          <table:table-cell table:formula="of:=[.A112]+[.$G$2]" office:value-type="float" office:value="2.11389658561225" calcext:value-type="float">
            <text:p>2,1138965856</text:p>
          </table:table-cell>
          <table:table-cell table:formula="of:=[.B112]+[.$G$3]*[.$G$2]" office:value-type="float" office:value="19.1067297825121" calcext:value-type="float">
            <text:p>19,1067297825</text:p>
          </table:table-cell>
          <table:table-cell table:formula="of:=[.C112]+[.$G$4]*[.$G$2]" office:value-type="float" office:value="-14.8269213716294" calcext:value-type="float">
            <text:p>-14,8269213716</text:p>
          </table:table-cell>
          <table:table-cell table:formula="of:=[.D112]+[.B112]*[.$G$2]" office:value-type="float" office:value="40.3896508494683" calcext:value-type="float">
            <text:p>40,3896508495</text:p>
          </table:table-cell>
          <table:table-cell table:formula="of:=[.E112]+[.C112]*[.$G$2]" office:value-type="float" office:value="47.7731643161906" calcext:value-type="float">
            <text:p>47,7731643162</text:p>
          </table:table-cell>
          <table:table-cell table:number-columns-repeated="2"/>
        </table:table-row>
        <table:table-row table:style-name="ro1">
          <table:table-cell table:formula="of:=[.A113]+[.$G$2]" office:value-type="float" office:value="2.13294069899614" calcext:value-type="float">
            <text:p>2,132940699</text:p>
          </table:table-cell>
          <table:table-cell table:formula="of:=[.B113]+[.$G$3]*[.$G$2]" office:value-type="float" office:value="19.1067297825121" calcext:value-type="float">
            <text:p>19,1067297825</text:p>
          </table:table-cell>
          <table:table-cell table:formula="of:=[.C113]+[.$G$4]*[.$G$2]" office:value-type="float" office:value="-15.0137441239254" calcext:value-type="float">
            <text:p>-15,0137441239</text:p>
          </table:table-cell>
          <table:table-cell table:formula="of:=[.D113]+[.B113]*[.$G$2]" office:value-type="float" office:value="40.7535215778419" calcext:value-type="float">
            <text:p>40,7535215778</text:p>
          </table:table-cell>
          <table:table-cell table:formula="of:=[.E113]+[.C113]*[.$G$2]" office:value-type="float" office:value="47.4907987444552" calcext:value-type="float">
            <text:p>47,4907987445</text:p>
          </table:table-cell>
          <table:table-cell table:number-columns-repeated="2"/>
        </table:table-row>
        <table:table-row table:style-name="ro1">
          <table:table-cell table:formula="of:=[.A114]+[.$G$2]" office:value-type="float" office:value="2.15198481238004" calcext:value-type="float">
            <text:p>2,1519848124</text:p>
          </table:table-cell>
          <table:table-cell table:formula="of:=[.B114]+[.$G$3]*[.$G$2]" office:value-type="float" office:value="19.1067297825121" calcext:value-type="float">
            <text:p>19,1067297825</text:p>
          </table:table-cell>
          <table:table-cell table:formula="of:=[.C114]+[.$G$4]*[.$G$2]" office:value-type="float" office:value="-15.2005668762214" calcext:value-type="float">
            <text:p>-15,2005668762</text:p>
          </table:table-cell>
          <table:table-cell table:formula="of:=[.D114]+[.B114]*[.$G$2]" office:value-type="float" office:value="41.1173923062155" calcext:value-type="float">
            <text:p>41,1173923062</text:p>
          </table:table-cell>
          <table:table-cell table:formula="of:=[.E114]+[.C114]*[.$G$2]" office:value-type="float" office:value="47.2048752990424" calcext:value-type="float">
            <text:p>47,204875299</text:p>
          </table:table-cell>
          <table:table-cell table:number-columns-repeated="2"/>
        </table:table-row>
        <table:table-row table:style-name="ro1">
          <table:table-cell table:formula="of:=[.A115]+[.$G$2]" office:value-type="float" office:value="2.17102892576393" calcext:value-type="float">
            <text:p>2,1710289258</text:p>
          </table:table-cell>
          <table:table-cell table:formula="of:=[.B115]+[.$G$3]*[.$G$2]" office:value-type="float" office:value="19.1067297825121" calcext:value-type="float">
            <text:p>19,1067297825</text:p>
          </table:table-cell>
          <table:table-cell table:formula="of:=[.C115]+[.$G$4]*[.$G$2]" office:value-type="float" office:value="-15.3873896285174" calcext:value-type="float">
            <text:p>-15,3873896285</text:p>
          </table:table-cell>
          <table:table-cell table:formula="of:=[.D115]+[.B115]*[.$G$2]" office:value-type="float" office:value="41.4812630345891" calcext:value-type="float">
            <text:p>41,4812630346</text:p>
          </table:table-cell>
          <table:table-cell table:formula="of:=[.E115]+[.C115]*[.$G$2]" office:value-type="float" office:value="46.9153939799522" calcext:value-type="float">
            <text:p>46,91539398</text:p>
          </table:table-cell>
          <table:table-cell table:number-columns-repeated="2"/>
        </table:table-row>
        <table:table-row table:style-name="ro1">
          <table:table-cell table:formula="of:=[.A116]+[.$G$2]" office:value-type="float" office:value="2.19007303914783" calcext:value-type="float">
            <text:p>2,1900730391</text:p>
          </table:table-cell>
          <table:table-cell table:formula="of:=[.B116]+[.$G$3]*[.$G$2]" office:value-type="float" office:value="19.1067297825121" calcext:value-type="float">
            <text:p>19,1067297825</text:p>
          </table:table-cell>
          <table:table-cell table:formula="of:=[.C116]+[.$G$4]*[.$G$2]" office:value-type="float" office:value="-15.5742123808134" calcext:value-type="float">
            <text:p>-15,5742123808</text:p>
          </table:table-cell>
          <table:table-cell table:formula="of:=[.D116]+[.B116]*[.$G$2]" office:value-type="float" office:value="41.8451337629627" calcext:value-type="float">
            <text:p>41,845133763</text:p>
          </table:table-cell>
          <table:table-cell table:formula="of:=[.E116]+[.C116]*[.$G$2]" office:value-type="float" office:value="46.6223547871845" calcext:value-type="float">
            <text:p>46,6223547872</text:p>
          </table:table-cell>
          <table:table-cell table:number-columns-repeated="2"/>
        </table:table-row>
        <table:table-row table:style-name="ro1">
          <table:table-cell table:formula="of:=[.A117]+[.$G$2]" office:value-type="float" office:value="2.20911715253172" calcext:value-type="float">
            <text:p>2,2091171525</text:p>
          </table:table-cell>
          <table:table-cell table:formula="of:=[.B117]+[.$G$3]*[.$G$2]" office:value-type="float" office:value="19.1067297825121" calcext:value-type="float">
            <text:p>19,1067297825</text:p>
          </table:table-cell>
          <table:table-cell table:formula="of:=[.C117]+[.$G$4]*[.$G$2]" office:value-type="float" office:value="-15.7610351331094" calcext:value-type="float">
            <text:p>-15,7610351331</text:p>
          </table:table-cell>
          <table:table-cell table:formula="of:=[.D117]+[.B117]*[.$G$2]" office:value-type="float" office:value="42.2090044913363" calcext:value-type="float">
            <text:p>42,2090044913</text:p>
          </table:table-cell>
          <table:table-cell table:formula="of:=[.E117]+[.C117]*[.$G$2]" office:value-type="float" office:value="46.3257577207395" calcext:value-type="float">
            <text:p>46,3257577207</text:p>
          </table:table-cell>
          <table:table-cell table:number-columns-repeated="2"/>
        </table:table-row>
        <table:table-row table:style-name="ro1">
          <table:table-cell table:formula="of:=[.A118]+[.$G$2]" office:value-type="float" office:value="2.22816126591561" calcext:value-type="float">
            <text:p>2,2281612659</text:p>
          </table:table-cell>
          <table:table-cell table:formula="of:=[.B118]+[.$G$3]*[.$G$2]" office:value-type="float" office:value="19.1067297825121" calcext:value-type="float">
            <text:p>19,1067297825</text:p>
          </table:table-cell>
          <table:table-cell table:formula="of:=[.C118]+[.$G$4]*[.$G$2]" office:value-type="float" office:value="-15.9478578854054" calcext:value-type="float">
            <text:p>-15,9478578854</text:p>
          </table:table-cell>
          <table:table-cell table:formula="of:=[.D118]+[.B118]*[.$G$2]" office:value-type="float" office:value="42.5728752197099" calcext:value-type="float">
            <text:p>42,5728752197</text:p>
          </table:table-cell>
          <table:table-cell table:formula="of:=[.E118]+[.C118]*[.$G$2]" office:value-type="float" office:value="46.025602780617" calcext:value-type="float">
            <text:p>46,0256027806</text:p>
          </table:table-cell>
          <table:table-cell table:number-columns-repeated="2"/>
        </table:table-row>
        <table:table-row table:style-name="ro1">
          <table:table-cell table:formula="of:=[.A119]+[.$G$2]" office:value-type="float" office:value="2.24720537929951" calcext:value-type="float">
            <text:p>2,2472053793</text:p>
          </table:table-cell>
          <table:table-cell table:formula="of:=[.B119]+[.$G$3]*[.$G$2]" office:value-type="float" office:value="19.1067297825121" calcext:value-type="float">
            <text:p>19,1067297825</text:p>
          </table:table-cell>
          <table:table-cell table:formula="of:=[.C119]+[.$G$4]*[.$G$2]" office:value-type="float" office:value="-16.1346806377014" calcext:value-type="float">
            <text:p>-16,1346806377</text:p>
          </table:table-cell>
          <table:table-cell table:formula="of:=[.D119]+[.B119]*[.$G$2]" office:value-type="float" office:value="42.9367459480835" calcext:value-type="float">
            <text:p>42,9367459481</text:p>
          </table:table-cell>
          <table:table-cell table:formula="of:=[.E119]+[.C119]*[.$G$2]" office:value-type="float" office:value="45.7218899668171" calcext:value-type="float">
            <text:p>45,7218899668</text:p>
          </table:table-cell>
          <table:table-cell table:number-columns-repeated="2"/>
        </table:table-row>
        <table:table-row table:style-name="ro1">
          <table:table-cell table:formula="of:=[.A120]+[.$G$2]" office:value-type="float" office:value="2.2662494926834" calcext:value-type="float">
            <text:p>2,2662494927</text:p>
          </table:table-cell>
          <table:table-cell table:formula="of:=[.B120]+[.$G$3]*[.$G$2]" office:value-type="float" office:value="19.1067297825121" calcext:value-type="float">
            <text:p>19,1067297825</text:p>
          </table:table-cell>
          <table:table-cell table:formula="of:=[.C120]+[.$G$4]*[.$G$2]" office:value-type="float" office:value="-16.3215033899974" calcext:value-type="float">
            <text:p>-16,32150339</text:p>
          </table:table-cell>
          <table:table-cell table:formula="of:=[.D120]+[.B120]*[.$G$2]" office:value-type="float" office:value="43.300616676457" calcext:value-type="float">
            <text:p>43,3006166765</text:p>
          </table:table-cell>
          <table:table-cell table:formula="of:=[.E120]+[.C120]*[.$G$2]" office:value-type="float" office:value="45.4146192793398" calcext:value-type="float">
            <text:p>45,4146192793</text:p>
          </table:table-cell>
          <table:table-cell table:number-columns-repeated="2"/>
        </table:table-row>
        <table:table-row table:style-name="ro1">
          <table:table-cell table:formula="of:=[.A121]+[.$G$2]" office:value-type="float" office:value="2.2852936060673" calcext:value-type="float">
            <text:p>2,2852936061</text:p>
          </table:table-cell>
          <table:table-cell table:formula="of:=[.B121]+[.$G$3]*[.$G$2]" office:value-type="float" office:value="19.1067297825121" calcext:value-type="float">
            <text:p>19,1067297825</text:p>
          </table:table-cell>
          <table:table-cell table:formula="of:=[.C121]+[.$G$4]*[.$G$2]" office:value-type="float" office:value="-16.5083261422934" calcext:value-type="float">
            <text:p>-16,5083261423</text:p>
          </table:table-cell>
          <table:table-cell table:formula="of:=[.D121]+[.B121]*[.$G$2]" office:value-type="float" office:value="43.6644874048306" calcext:value-type="float">
            <text:p>43,6644874048</text:p>
          </table:table-cell>
          <table:table-cell table:formula="of:=[.E121]+[.C121]*[.$G$2]" office:value-type="float" office:value="45.1037907181851" calcext:value-type="float">
            <text:p>45,1037907182</text:p>
          </table:table-cell>
          <table:table-cell table:number-columns-repeated="2"/>
        </table:table-row>
        <table:table-row table:style-name="ro1">
          <table:table-cell table:formula="of:=[.A122]+[.$G$2]" office:value-type="float" office:value="2.30433771945119" calcext:value-type="float">
            <text:p>2,3043377195</text:p>
          </table:table-cell>
          <table:table-cell table:formula="of:=[.B122]+[.$G$3]*[.$G$2]" office:value-type="float" office:value="19.1067297825121" calcext:value-type="float">
            <text:p>19,1067297825</text:p>
          </table:table-cell>
          <table:table-cell table:formula="of:=[.C122]+[.$G$4]*[.$G$2]" office:value-type="float" office:value="-16.6951488945894" calcext:value-type="float">
            <text:p>-16,6951488946</text:p>
          </table:table-cell>
          <table:table-cell table:formula="of:=[.D122]+[.B122]*[.$G$2]" office:value-type="float" office:value="44.0283581332042" calcext:value-type="float">
            <text:p>44,0283581332</text:p>
          </table:table-cell>
          <table:table-cell table:formula="of:=[.E122]+[.C122]*[.$G$2]" office:value-type="float" office:value="44.7894042833529" calcext:value-type="float">
            <text:p>44,7894042834</text:p>
          </table:table-cell>
          <table:table-cell table:number-columns-repeated="2"/>
        </table:table-row>
        <table:table-row table:style-name="ro1">
          <table:table-cell table:formula="of:=[.A123]+[.$G$2]" office:value-type="float" office:value="2.32338183283509" calcext:value-type="float">
            <text:p>2,3233818328</text:p>
          </table:table-cell>
          <table:table-cell table:formula="of:=[.B123]+[.$G$3]*[.$G$2]" office:value-type="float" office:value="19.1067297825121" calcext:value-type="float">
            <text:p>19,1067297825</text:p>
          </table:table-cell>
          <table:table-cell table:formula="of:=[.C123]+[.$G$4]*[.$G$2]" office:value-type="float" office:value="-16.8819716468854" calcext:value-type="float">
            <text:p>-16,8819716469</text:p>
          </table:table-cell>
          <table:table-cell table:formula="of:=[.D123]+[.B123]*[.$G$2]" office:value-type="float" office:value="44.3922288615778" calcext:value-type="float">
            <text:p>44,3922288616</text:p>
          </table:table-cell>
          <table:table-cell table:formula="of:=[.E123]+[.C123]*[.$G$2]" office:value-type="float" office:value="44.4714599748434" calcext:value-type="float">
            <text:p>44,4714599748</text:p>
          </table:table-cell>
          <table:table-cell table:number-columns-repeated="2"/>
        </table:table-row>
        <table:table-row table:style-name="ro1">
          <table:table-cell table:formula="of:=[.A124]+[.$G$2]" office:value-type="float" office:value="2.34242594621898" calcext:value-type="float">
            <text:p>2,3424259462</text:p>
          </table:table-cell>
          <table:table-cell table:formula="of:=[.B124]+[.$G$3]*[.$G$2]" office:value-type="float" office:value="19.1067297825121" calcext:value-type="float">
            <text:p>19,1067297825</text:p>
          </table:table-cell>
          <table:table-cell table:formula="of:=[.C124]+[.$G$4]*[.$G$2]" office:value-type="float" office:value="-17.0687943991814" calcext:value-type="float">
            <text:p>-17,0687943992</text:p>
          </table:table-cell>
          <table:table-cell table:formula="of:=[.D124]+[.B124]*[.$G$2]" office:value-type="float" office:value="44.7560995899514" calcext:value-type="float">
            <text:p>44,75609959</text:p>
          </table:table-cell>
          <table:table-cell table:formula="of:=[.E124]+[.C124]*[.$G$2]" office:value-type="float" office:value="44.1499577926564" calcext:value-type="float">
            <text:p>44,1499577927</text:p>
          </table:table-cell>
          <table:table-cell table:number-columns-repeated="2"/>
        </table:table-row>
        <table:table-row table:style-name="ro1">
          <table:table-cell table:formula="of:=[.A125]+[.$G$2]" office:value-type="float" office:value="2.36147005960288" calcext:value-type="float">
            <text:p>2,3614700596</text:p>
          </table:table-cell>
          <table:table-cell table:formula="of:=[.B125]+[.$G$3]*[.$G$2]" office:value-type="float" office:value="19.1067297825121" calcext:value-type="float">
            <text:p>19,1067297825</text:p>
          </table:table-cell>
          <table:table-cell table:formula="of:=[.C125]+[.$G$4]*[.$G$2]" office:value-type="float" office:value="-17.2556171514774" calcext:value-type="float">
            <text:p>-17,2556171515</text:p>
          </table:table-cell>
          <table:table-cell table:formula="of:=[.D125]+[.B125]*[.$G$2]" office:value-type="float" office:value="45.119970318325" calcext:value-type="float">
            <text:p>45,1199703183</text:p>
          </table:table-cell>
          <table:table-cell table:formula="of:=[.E125]+[.C125]*[.$G$2]" office:value-type="float" office:value="43.824897736792" calcext:value-type="float">
            <text:p>43,8248977368</text:p>
          </table:table-cell>
          <table:table-cell table:number-columns-repeated="2"/>
        </table:table-row>
        <table:table-row table:style-name="ro1">
          <table:table-cell table:formula="of:=[.A126]+[.$G$2]" office:value-type="float" office:value="2.38051417298677" calcext:value-type="float">
            <text:p>2,380514173</text:p>
          </table:table-cell>
          <table:table-cell table:formula="of:=[.B126]+[.$G$3]*[.$G$2]" office:value-type="float" office:value="19.1067297825121" calcext:value-type="float">
            <text:p>19,1067297825</text:p>
          </table:table-cell>
          <table:table-cell table:formula="of:=[.C126]+[.$G$4]*[.$G$2]" office:value-type="float" office:value="-17.4424399037734" calcext:value-type="float">
            <text:p>-17,4424399038</text:p>
          </table:table-cell>
          <table:table-cell table:formula="of:=[.D126]+[.B126]*[.$G$2]" office:value-type="float" office:value="45.4838410466986" calcext:value-type="float">
            <text:p>45,4838410467</text:p>
          </table:table-cell>
          <table:table-cell table:formula="of:=[.E126]+[.C126]*[.$G$2]" office:value-type="float" office:value="43.4962798072502" calcext:value-type="float">
            <text:p>43,4962798073</text:p>
          </table:table-cell>
          <table:table-cell table:number-columns-repeated="2"/>
        </table:table-row>
        <table:table-row table:style-name="ro1">
          <table:table-cell table:formula="of:=[.A127]+[.$G$2]" office:value-type="float" office:value="2.39955828637066" calcext:value-type="float">
            <text:p>2,3995582864</text:p>
          </table:table-cell>
          <table:table-cell table:formula="of:=[.B127]+[.$G$3]*[.$G$2]" office:value-type="float" office:value="19.1067297825121" calcext:value-type="float">
            <text:p>19,1067297825</text:p>
          </table:table-cell>
          <table:table-cell table:formula="of:=[.C127]+[.$G$4]*[.$G$2]" office:value-type="float" office:value="-17.6292626560694" calcext:value-type="float">
            <text:p>-17,6292626561</text:p>
          </table:table-cell>
          <table:table-cell table:formula="of:=[.D127]+[.B127]*[.$G$2]" office:value-type="float" office:value="45.8477117750722" calcext:value-type="float">
            <text:p>45,8477117751</text:p>
          </table:table-cell>
          <table:table-cell table:formula="of:=[.E127]+[.C127]*[.$G$2]" office:value-type="float" office:value="43.164104004031" calcext:value-type="float">
            <text:p>43,164104004</text:p>
          </table:table-cell>
          <table:table-cell table:number-columns-repeated="2"/>
        </table:table-row>
        <table:table-row table:style-name="ro1">
          <table:table-cell table:formula="of:=[.A128]+[.$G$2]" office:value-type="float" office:value="2.41860239975456" calcext:value-type="float">
            <text:p>2,4186023998</text:p>
          </table:table-cell>
          <table:table-cell table:formula="of:=[.B128]+[.$G$3]*[.$G$2]" office:value-type="float" office:value="19.1067297825121" calcext:value-type="float">
            <text:p>19,1067297825</text:p>
          </table:table-cell>
          <table:table-cell table:formula="of:=[.C128]+[.$G$4]*[.$G$2]" office:value-type="float" office:value="-17.8160854083654" calcext:value-type="float">
            <text:p>-17,8160854084</text:p>
          </table:table-cell>
          <table:table-cell table:formula="of:=[.D128]+[.B128]*[.$G$2]" office:value-type="float" office:value="46.2115825034458" calcext:value-type="float">
            <text:p>46,2115825034</text:p>
          </table:table-cell>
          <table:table-cell table:formula="of:=[.E128]+[.C128]*[.$G$2]" office:value-type="float" office:value="42.8283703271343" calcext:value-type="float">
            <text:p>42,8283703271</text:p>
          </table:table-cell>
          <table:table-cell table:number-columns-repeated="2"/>
        </table:table-row>
        <table:table-row table:style-name="ro1">
          <table:table-cell table:formula="of:=[.A129]+[.$G$2]" office:value-type="float" office:value="2.43764651313845" calcext:value-type="float">
            <text:p>2,4376465131</text:p>
          </table:table-cell>
          <table:table-cell table:formula="of:=[.B129]+[.$G$3]*[.$G$2]" office:value-type="float" office:value="19.1067297825121" calcext:value-type="float">
            <text:p>19,1067297825</text:p>
          </table:table-cell>
          <table:table-cell table:formula="of:=[.C129]+[.$G$4]*[.$G$2]" office:value-type="float" office:value="-18.0029081606614" calcext:value-type="float">
            <text:p>-18,0029081607</text:p>
          </table:table-cell>
          <table:table-cell table:formula="of:=[.D129]+[.B129]*[.$G$2]" office:value-type="float" office:value="46.5754532318194" calcext:value-type="float">
            <text:p>46,5754532318</text:p>
          </table:table-cell>
          <table:table-cell table:formula="of:=[.E129]+[.C129]*[.$G$2]" office:value-type="float" office:value="42.4890787765603" calcext:value-type="float">
            <text:p>42,4890787766</text:p>
          </table:table-cell>
          <table:table-cell table:number-columns-repeated="2"/>
        </table:table-row>
        <table:table-row table:style-name="ro1">
          <table:table-cell table:formula="of:=[.A130]+[.$G$2]" office:value-type="float" office:value="2.45669062652235" calcext:value-type="float">
            <text:p>2,4566906265</text:p>
          </table:table-cell>
          <table:table-cell table:formula="of:=[.B130]+[.$G$3]*[.$G$2]" office:value-type="float" office:value="19.1067297825121" calcext:value-type="float">
            <text:p>19,1067297825</text:p>
          </table:table-cell>
          <table:table-cell table:formula="of:=[.C130]+[.$G$4]*[.$G$2]" office:value-type="float" office:value="-18.1897309129574" calcext:value-type="float">
            <text:p>-18,189730913</text:p>
          </table:table-cell>
          <table:table-cell table:formula="of:=[.D130]+[.B130]*[.$G$2]" office:value-type="float" office:value="46.939323960193" calcext:value-type="float">
            <text:p>46,9393239602</text:p>
          </table:table-cell>
          <table:table-cell table:formula="of:=[.E130]+[.C130]*[.$G$2]" office:value-type="float" office:value="42.1462293523088" calcext:value-type="float">
            <text:p>42,1462293523</text:p>
          </table:table-cell>
          <table:table-cell table:number-columns-repeated="2"/>
        </table:table-row>
        <table:table-row table:style-name="ro1">
          <table:table-cell table:formula="of:=[.A131]+[.$G$2]" office:value-type="float" office:value="2.47573473990624" calcext:value-type="float">
            <text:p>2,4757347399</text:p>
          </table:table-cell>
          <table:table-cell table:formula="of:=[.B131]+[.$G$3]*[.$G$2]" office:value-type="float" office:value="19.1067297825121" calcext:value-type="float">
            <text:p>19,1067297825</text:p>
          </table:table-cell>
          <table:table-cell table:formula="of:=[.C131]+[.$G$4]*[.$G$2]" office:value-type="float" office:value="-18.3765536652534" calcext:value-type="float">
            <text:p>-18,3765536653</text:p>
          </table:table-cell>
          <table:table-cell table:formula="of:=[.D131]+[.B131]*[.$G$2]" office:value-type="float" office:value="47.3031946885665" calcext:value-type="float">
            <text:p>47,3031946886</text:p>
          </table:table-cell>
          <table:table-cell table:formula="of:=[.E131]+[.C131]*[.$G$2]" office:value-type="float" office:value="41.7998220543799" calcext:value-type="float">
            <text:p>41,7998220544</text:p>
          </table:table-cell>
          <table:table-cell table:number-columns-repeated="2"/>
        </table:table-row>
        <table:table-row table:style-name="ro1">
          <table:table-cell table:formula="of:=[.A132]+[.$G$2]" office:value-type="float" office:value="2.49477885329014" calcext:value-type="float">
            <text:p>2,4947788533</text:p>
          </table:table-cell>
          <table:table-cell table:formula="of:=[.B132]+[.$G$3]*[.$G$2]" office:value-type="float" office:value="19.1067297825121" calcext:value-type="float">
            <text:p>19,1067297825</text:p>
          </table:table-cell>
          <table:table-cell table:formula="of:=[.C132]+[.$G$4]*[.$G$2]" office:value-type="float" office:value="-18.5633764175494" calcext:value-type="float">
            <text:p>-18,5633764175</text:p>
          </table:table-cell>
          <table:table-cell table:formula="of:=[.D132]+[.B132]*[.$G$2]" office:value-type="float" office:value="47.6670654169401" calcext:value-type="float">
            <text:p>47,6670654169</text:p>
          </table:table-cell>
          <table:table-cell table:formula="of:=[.E132]+[.C132]*[.$G$2]" office:value-type="float" office:value="41.4498568827736" calcext:value-type="float">
            <text:p>41,4498568828</text:p>
          </table:table-cell>
          <table:table-cell table:number-columns-repeated="2"/>
        </table:table-row>
        <table:table-row table:style-name="ro1">
          <table:table-cell table:formula="of:=[.A133]+[.$G$2]" office:value-type="float" office:value="2.51382296667403" calcext:value-type="float">
            <text:p>2,5138229667</text:p>
          </table:table-cell>
          <table:table-cell table:formula="of:=[.B133]+[.$G$3]*[.$G$2]" office:value-type="float" office:value="19.1067297825121" calcext:value-type="float">
            <text:p>19,1067297825</text:p>
          </table:table-cell>
          <table:table-cell table:formula="of:=[.C133]+[.$G$4]*[.$G$2]" office:value-type="float" office:value="-18.7501991698454" calcext:value-type="float">
            <text:p>-18,7501991698</text:p>
          </table:table-cell>
          <table:table-cell table:formula="of:=[.D133]+[.B133]*[.$G$2]" office:value-type="float" office:value="48.0309361453137" calcext:value-type="float">
            <text:p>48,0309361453</text:p>
          </table:table-cell>
          <table:table-cell table:formula="of:=[.E133]+[.C133]*[.$G$2]" office:value-type="float" office:value="41.0963338374899" calcext:value-type="float">
            <text:p>41,0963338375</text:p>
          </table:table-cell>
          <table:table-cell table:number-columns-repeated="2"/>
        </table:table-row>
        <table:table-row table:style-name="ro1">
          <table:table-cell table:formula="of:=[.A134]+[.$G$2]" office:value-type="float" office:value="2.53286708005792" calcext:value-type="float">
            <text:p>2,5328670801</text:p>
          </table:table-cell>
          <table:table-cell table:formula="of:=[.B134]+[.$G$3]*[.$G$2]" office:value-type="float" office:value="19.1067297825121" calcext:value-type="float">
            <text:p>19,1067297825</text:p>
          </table:table-cell>
          <table:table-cell table:formula="of:=[.C134]+[.$G$4]*[.$G$2]" office:value-type="float" office:value="-18.9370219221414" calcext:value-type="float">
            <text:p>-18,9370219221</text:p>
          </table:table-cell>
          <table:table-cell table:formula="of:=[.D134]+[.B134]*[.$G$2]" office:value-type="float" office:value="48.3948068736873" calcext:value-type="float">
            <text:p>48,3948068737</text:p>
          </table:table-cell>
          <table:table-cell table:formula="of:=[.E134]+[.C134]*[.$G$2]" office:value-type="float" office:value="40.7392529185288" calcext:value-type="float">
            <text:p>40,7392529185</text:p>
          </table:table-cell>
          <table:table-cell table:number-columns-repeated="2"/>
        </table:table-row>
        <table:table-row table:style-name="ro1">
          <table:table-cell table:formula="of:=[.A135]+[.$G$2]" office:value-type="float" office:value="2.55191119344182" calcext:value-type="float">
            <text:p>2,5519111934</text:p>
          </table:table-cell>
          <table:table-cell table:formula="of:=[.B135]+[.$G$3]*[.$G$2]" office:value-type="float" office:value="19.1067297825121" calcext:value-type="float">
            <text:p>19,1067297825</text:p>
          </table:table-cell>
          <table:table-cell table:formula="of:=[.C135]+[.$G$4]*[.$G$2]" office:value-type="float" office:value="-19.1238446744374" calcext:value-type="float">
            <text:p>-19,1238446744</text:p>
          </table:table-cell>
          <table:table-cell table:formula="of:=[.D135]+[.B135]*[.$G$2]" office:value-type="float" office:value="48.7586776020609" calcext:value-type="float">
            <text:p>48,7586776021</text:p>
          </table:table-cell>
          <table:table-cell table:formula="of:=[.E135]+[.C135]*[.$G$2]" office:value-type="float" office:value="40.3786141258902" calcext:value-type="float">
            <text:p>40,3786141259</text:p>
          </table:table-cell>
          <table:table-cell table:number-columns-repeated="2"/>
        </table:table-row>
        <table:table-row table:style-name="ro1">
          <table:table-cell table:formula="of:=[.A136]+[.$G$2]" office:value-type="float" office:value="2.57095530682571" calcext:value-type="float">
            <text:p>2,5709553068</text:p>
          </table:table-cell>
          <table:table-cell table:formula="of:=[.B136]+[.$G$3]*[.$G$2]" office:value-type="float" office:value="19.1067297825121" calcext:value-type="float">
            <text:p>19,1067297825</text:p>
          </table:table-cell>
          <table:table-cell table:formula="of:=[.C136]+[.$G$4]*[.$G$2]" office:value-type="float" office:value="-19.3106674267334" calcext:value-type="float">
            <text:p>-19,3106674267</text:p>
          </table:table-cell>
          <table:table-cell table:formula="of:=[.D136]+[.B136]*[.$G$2]" office:value-type="float" office:value="49.1225483304345" calcext:value-type="float">
            <text:p>49,1225483304</text:p>
          </table:table-cell>
          <table:table-cell table:formula="of:=[.E136]+[.C136]*[.$G$2]" office:value-type="float" office:value="40.0144174595743" calcext:value-type="float">
            <text:p>40,0144174596</text:p>
          </table:table-cell>
          <table:table-cell table:number-columns-repeated="2"/>
        </table:table-row>
        <table:table-row table:style-name="ro1">
          <table:table-cell table:formula="of:=[.A137]+[.$G$2]" office:value-type="float" office:value="2.58999942020961" calcext:value-type="float">
            <text:p>2,5899994202</text:p>
          </table:table-cell>
          <table:table-cell table:formula="of:=[.B137]+[.$G$3]*[.$G$2]" office:value-type="float" office:value="19.1067297825121" calcext:value-type="float">
            <text:p>19,1067297825</text:p>
          </table:table-cell>
          <table:table-cell table:formula="of:=[.C137]+[.$G$4]*[.$G$2]" office:value-type="float" office:value="-19.4974901790294" calcext:value-type="float">
            <text:p>-19,497490179</text:p>
          </table:table-cell>
          <table:table-cell table:formula="of:=[.D137]+[.B137]*[.$G$2]" office:value-type="float" office:value="49.4864190588081" calcext:value-type="float">
            <text:p>49,4864190588</text:p>
          </table:table-cell>
          <table:table-cell table:formula="of:=[.E137]+[.C137]*[.$G$2]" office:value-type="float" office:value="39.6466629195809" calcext:value-type="float">
            <text:p>39,6466629196</text:p>
          </table:table-cell>
          <table:table-cell table:number-columns-repeated="2"/>
        </table:table-row>
        <table:table-row table:style-name="ro1">
          <table:table-cell table:formula="of:=[.A138]+[.$G$2]" office:value-type="float" office:value="2.6090435335935" calcext:value-type="float">
            <text:p>2,6090435336</text:p>
          </table:table-cell>
          <table:table-cell table:formula="of:=[.B138]+[.$G$3]*[.$G$2]" office:value-type="float" office:value="19.1067297825121" calcext:value-type="float">
            <text:p>19,1067297825</text:p>
          </table:table-cell>
          <table:table-cell table:formula="of:=[.C138]+[.$G$4]*[.$G$2]" office:value-type="float" office:value="-19.6843129313254" calcext:value-type="float">
            <text:p>-19,6843129313</text:p>
          </table:table-cell>
          <table:table-cell table:formula="of:=[.D138]+[.B138]*[.$G$2]" office:value-type="float" office:value="49.8502897871817" calcext:value-type="float">
            <text:p>49,8502897872</text:p>
          </table:table-cell>
          <table:table-cell table:formula="of:=[.E138]+[.C138]*[.$G$2]" office:value-type="float" office:value="39.2753505059101" calcext:value-type="float">
            <text:p>39,2753505059</text:p>
          </table:table-cell>
          <table:table-cell table:number-columns-repeated="2"/>
        </table:table-row>
        <table:table-row table:style-name="ro1">
          <table:table-cell table:formula="of:=[.A139]+[.$G$2]" office:value-type="float" office:value="2.6280876469774" calcext:value-type="float">
            <text:p>2,628087647</text:p>
          </table:table-cell>
          <table:table-cell table:formula="of:=[.B139]+[.$G$3]*[.$G$2]" office:value-type="float" office:value="19.1067297825121" calcext:value-type="float">
            <text:p>19,1067297825</text:p>
          </table:table-cell>
          <table:table-cell table:formula="of:=[.C139]+[.$G$4]*[.$G$2]" office:value-type="float" office:value="-19.8711356836214" calcext:value-type="float">
            <text:p>-19,8711356836</text:p>
          </table:table-cell>
          <table:table-cell table:formula="of:=[.D139]+[.B139]*[.$G$2]" office:value-type="float" office:value="50.2141605155553" calcext:value-type="float">
            <text:p>50,2141605156</text:p>
          </table:table-cell>
          <table:table-cell table:formula="of:=[.E139]+[.C139]*[.$G$2]" office:value-type="float" office:value="38.9004802185619" calcext:value-type="float">
            <text:p>38,9004802186</text:p>
          </table:table-cell>
          <table:table-cell table:number-columns-repeated="2"/>
        </table:table-row>
        <table:table-row table:style-name="ro1">
          <table:table-cell table:formula="of:=[.A140]+[.$G$2]" office:value-type="float" office:value="2.64713176036129" calcext:value-type="float">
            <text:p>2,6471317604</text:p>
          </table:table-cell>
          <table:table-cell table:formula="of:=[.B140]+[.$G$3]*[.$G$2]" office:value-type="float" office:value="19.1067297825121" calcext:value-type="float">
            <text:p>19,1067297825</text:p>
          </table:table-cell>
          <table:table-cell table:formula="of:=[.C140]+[.$G$4]*[.$G$2]" office:value-type="float" office:value="-20.0579584359174" calcext:value-type="float">
            <text:p>-20,0579584359</text:p>
          </table:table-cell>
          <table:table-cell table:formula="of:=[.D140]+[.B140]*[.$G$2]" office:value-type="float" office:value="50.5780312439289" calcext:value-type="float">
            <text:p>50,5780312439</text:p>
          </table:table-cell>
          <table:table-cell table:formula="of:=[.E140]+[.C140]*[.$G$2]" office:value-type="float" office:value="38.5220520575362" calcext:value-type="float">
            <text:p>38,5220520575</text:p>
          </table:table-cell>
          <table:table-cell table:number-columns-repeated="2"/>
        </table:table-row>
        <table:table-row table:style-name="ro1">
          <table:table-cell table:formula="of:=[.A141]+[.$G$2]" office:value-type="float" office:value="2.66617587374518" calcext:value-type="float">
            <text:p>2,6661758737</text:p>
          </table:table-cell>
          <table:table-cell table:formula="of:=[.B141]+[.$G$3]*[.$G$2]" office:value-type="float" office:value="19.1067297825121" calcext:value-type="float">
            <text:p>19,1067297825</text:p>
          </table:table-cell>
          <table:table-cell table:formula="of:=[.C141]+[.$G$4]*[.$G$2]" office:value-type="float" office:value="-20.2447811882134" calcext:value-type="float">
            <text:p>-20,2447811882</text:p>
          </table:table-cell>
          <table:table-cell table:formula="of:=[.D141]+[.B141]*[.$G$2]" office:value-type="float" office:value="50.9419019723025" calcext:value-type="float">
            <text:p>50,9419019723</text:p>
          </table:table-cell>
          <table:table-cell table:formula="of:=[.E141]+[.C141]*[.$G$2]" office:value-type="float" office:value="38.1400660228332" calcext:value-type="float">
            <text:p>38,1400660228</text:p>
          </table:table-cell>
          <table:table-cell table:number-columns-repeated="2"/>
        </table:table-row>
        <table:table-row table:style-name="ro1">
          <table:table-cell table:formula="of:=[.A142]+[.$G$2]" office:value-type="float" office:value="2.68521998712908" calcext:value-type="float">
            <text:p>2,6852199871</text:p>
          </table:table-cell>
          <table:table-cell table:formula="of:=[.B142]+[.$G$3]*[.$G$2]" office:value-type="float" office:value="19.1067297825121" calcext:value-type="float">
            <text:p>19,1067297825</text:p>
          </table:table-cell>
          <table:table-cell table:formula="of:=[.C142]+[.$G$4]*[.$G$2]" office:value-type="float" office:value="-20.4316039405094" calcext:value-type="float">
            <text:p>-20,4316039405</text:p>
          </table:table-cell>
          <table:table-cell table:formula="of:=[.D142]+[.B142]*[.$G$2]" office:value-type="float" office:value="51.3057727006761" calcext:value-type="float">
            <text:p>51,3057727007</text:p>
          </table:table-cell>
          <table:table-cell table:formula="of:=[.E142]+[.C142]*[.$G$2]" office:value-type="float" office:value="37.7545221144527" calcext:value-type="float">
            <text:p>37,7545221145</text:p>
          </table:table-cell>
          <table:table-cell table:number-columns-repeated="2"/>
        </table:table-row>
        <table:table-row table:style-name="ro1">
          <table:table-cell table:formula="of:=[.A143]+[.$G$2]" office:value-type="float" office:value="2.70426410051297" calcext:value-type="float">
            <text:p>2,7042641005</text:p>
          </table:table-cell>
          <table:table-cell table:formula="of:=[.B143]+[.$G$3]*[.$G$2]" office:value-type="float" office:value="19.1067297825121" calcext:value-type="float">
            <text:p>19,1067297825</text:p>
          </table:table-cell>
          <table:table-cell table:formula="of:=[.C143]+[.$G$4]*[.$G$2]" office:value-type="float" office:value="-20.6184266928054" calcext:value-type="float">
            <text:p>-20,6184266928</text:p>
          </table:table-cell>
          <table:table-cell table:formula="of:=[.D143]+[.B143]*[.$G$2]" office:value-type="float" office:value="51.6696434290496" calcext:value-type="float">
            <text:p>51,669643429</text:p>
          </table:table-cell>
          <table:table-cell table:formula="of:=[.E143]+[.C143]*[.$G$2]" office:value-type="float" office:value="37.3654203323948" calcext:value-type="float">
            <text:p>37,3654203324</text:p>
          </table:table-cell>
          <table:table-cell table:number-columns-repeated="2"/>
        </table:table-row>
        <table:table-row table:style-name="ro1">
          <table:table-cell table:formula="of:=[.A144]+[.$G$2]" office:value-type="float" office:value="2.72330821389687" calcext:value-type="float">
            <text:p>2,7233082139</text:p>
          </table:table-cell>
          <table:table-cell table:formula="of:=[.B144]+[.$G$3]*[.$G$2]" office:value-type="float" office:value="19.1067297825121" calcext:value-type="float">
            <text:p>19,1067297825</text:p>
          </table:table-cell>
          <table:table-cell table:formula="of:=[.C144]+[.$G$4]*[.$G$2]" office:value-type="float" office:value="-20.8052494451014" calcext:value-type="float">
            <text:p>-20,8052494451</text:p>
          </table:table-cell>
          <table:table-cell table:formula="of:=[.D144]+[.B144]*[.$G$2]" office:value-type="float" office:value="52.0335141574232" calcext:value-type="float">
            <text:p>52,0335141574</text:p>
          </table:table-cell>
          <table:table-cell table:formula="of:=[.E144]+[.C144]*[.$G$2]" office:value-type="float" office:value="36.9727606766596" calcext:value-type="float">
            <text:p>36,9727606767</text:p>
          </table:table-cell>
          <table:table-cell table:number-columns-repeated="2"/>
        </table:table-row>
        <table:table-row table:style-name="ro1">
          <table:table-cell table:formula="of:=[.A145]+[.$G$2]" office:value-type="float" office:value="2.74235232728076" calcext:value-type="float">
            <text:p>2,7423523273</text:p>
          </table:table-cell>
          <table:table-cell table:formula="of:=[.B145]+[.$G$3]*[.$G$2]" office:value-type="float" office:value="19.1067297825121" calcext:value-type="float">
            <text:p>19,1067297825</text:p>
          </table:table-cell>
          <table:table-cell table:formula="of:=[.C145]+[.$G$4]*[.$G$2]" office:value-type="float" office:value="-20.9920721973974" calcext:value-type="float">
            <text:p>-20,9920721974</text:p>
          </table:table-cell>
          <table:table-cell table:formula="of:=[.D145]+[.B145]*[.$G$2]" office:value-type="float" office:value="52.3973848857968" calcext:value-type="float">
            <text:p>52,3973848858</text:p>
          </table:table-cell>
          <table:table-cell table:formula="of:=[.E145]+[.C145]*[.$G$2]" office:value-type="float" office:value="36.5765431472468" calcext:value-type="float">
            <text:p>36,5765431472</text:p>
          </table:table-cell>
          <table:table-cell table:number-columns-repeated="2"/>
        </table:table-row>
        <table:table-row table:style-name="ro1">
          <table:table-cell table:formula="of:=[.A146]+[.$G$2]" office:value-type="float" office:value="2.76139644066466" calcext:value-type="float">
            <text:p>2,7613964407</text:p>
          </table:table-cell>
          <table:table-cell table:formula="of:=[.B146]+[.$G$3]*[.$G$2]" office:value-type="float" office:value="19.1067297825121" calcext:value-type="float">
            <text:p>19,1067297825</text:p>
          </table:table-cell>
          <table:table-cell table:formula="of:=[.C146]+[.$G$4]*[.$G$2]" office:value-type="float" office:value="-21.1788949496934" calcext:value-type="float">
            <text:p>-21,1788949497</text:p>
          </table:table-cell>
          <table:table-cell table:formula="of:=[.D146]+[.B146]*[.$G$2]" office:value-type="float" office:value="52.7612556141704" calcext:value-type="float">
            <text:p>52,7612556142</text:p>
          </table:table-cell>
          <table:table-cell table:formula="of:=[.E146]+[.C146]*[.$G$2]" office:value-type="float" office:value="36.1767677441567" calcext:value-type="float">
            <text:p>36,1767677442</text:p>
          </table:table-cell>
          <table:table-cell table:number-columns-repeated="2"/>
        </table:table-row>
        <table:table-row table:style-name="ro1">
          <table:table-cell table:formula="of:=[.A147]+[.$G$2]" office:value-type="float" office:value="2.78044055404855" calcext:value-type="float">
            <text:p>2,780440554</text:p>
          </table:table-cell>
          <table:table-cell table:formula="of:=[.B147]+[.$G$3]*[.$G$2]" office:value-type="float" office:value="19.1067297825121" calcext:value-type="float">
            <text:p>19,1067297825</text:p>
          </table:table-cell>
          <table:table-cell table:formula="of:=[.C147]+[.$G$4]*[.$G$2]" office:value-type="float" office:value="-21.3657177019894" calcext:value-type="float">
            <text:p>-21,365717702</text:p>
          </table:table-cell>
          <table:table-cell table:formula="of:=[.D147]+[.B147]*[.$G$2]" office:value-type="float" office:value="53.125126342544" calcext:value-type="float">
            <text:p>53,1251263425</text:p>
          </table:table-cell>
          <table:table-cell table:formula="of:=[.E147]+[.C147]*[.$G$2]" office:value-type="float" office:value="35.7734344673892" calcext:value-type="float">
            <text:p>35,7734344674</text:p>
          </table:table-cell>
          <table:table-cell table:number-columns-repeated="2"/>
        </table:table-row>
        <table:table-row table:style-name="ro1">
          <table:table-cell table:formula="of:=[.A148]+[.$G$2]" office:value-type="float" office:value="2.79948466743244" calcext:value-type="float">
            <text:p>2,7994846674</text:p>
          </table:table-cell>
          <table:table-cell table:formula="of:=[.B148]+[.$G$3]*[.$G$2]" office:value-type="float" office:value="19.1067297825121" calcext:value-type="float">
            <text:p>19,1067297825</text:p>
          </table:table-cell>
          <table:table-cell table:formula="of:=[.C148]+[.$G$4]*[.$G$2]" office:value-type="float" office:value="-21.5525404542855" calcext:value-type="float">
            <text:p>-21,5525404543</text:p>
          </table:table-cell>
          <table:table-cell table:formula="of:=[.D148]+[.B148]*[.$G$2]" office:value-type="float" office:value="53.4889970709176" calcext:value-type="float">
            <text:p>53,4889970709</text:p>
          </table:table-cell>
          <table:table-cell table:formula="of:=[.E148]+[.C148]*[.$G$2]" office:value-type="float" office:value="35.3665433169442" calcext:value-type="float">
            <text:p>35,3665433169</text:p>
          </table:table-cell>
          <table:table-cell table:number-columns-repeated="2"/>
        </table:table-row>
        <table:table-row table:style-name="ro1">
          <table:table-cell table:formula="of:=[.A149]+[.$G$2]" office:value-type="float" office:value="2.81852878081634" calcext:value-type="float">
            <text:p>2,8185287808</text:p>
          </table:table-cell>
          <table:table-cell table:formula="of:=[.B149]+[.$G$3]*[.$G$2]" office:value-type="float" office:value="19.1067297825121" calcext:value-type="float">
            <text:p>19,1067297825</text:p>
          </table:table-cell>
          <table:table-cell table:formula="of:=[.C149]+[.$G$4]*[.$G$2]" office:value-type="float" office:value="-21.7393632065815" calcext:value-type="float">
            <text:p>-21,7393632066</text:p>
          </table:table-cell>
          <table:table-cell table:formula="of:=[.D149]+[.B149]*[.$G$2]" office:value-type="float" office:value="53.8528677992912" calcext:value-type="float">
            <text:p>53,8528677993</text:p>
          </table:table-cell>
          <table:table-cell table:formula="of:=[.E149]+[.C149]*[.$G$2]" office:value-type="float" office:value="34.9560942928218" calcext:value-type="float">
            <text:p>34,9560942928</text:p>
          </table:table-cell>
          <table:table-cell table:number-columns-repeated="2"/>
        </table:table-row>
        <table:table-row table:style-name="ro1">
          <table:table-cell table:formula="of:=[.A150]+[.$G$2]" office:value-type="float" office:value="2.83757289420023" calcext:value-type="float">
            <text:p>2,8375728942</text:p>
          </table:table-cell>
          <table:table-cell table:formula="of:=[.B150]+[.$G$3]*[.$G$2]" office:value-type="float" office:value="19.1067297825121" calcext:value-type="float">
            <text:p>19,1067297825</text:p>
          </table:table-cell>
          <table:table-cell table:formula="of:=[.C150]+[.$G$4]*[.$G$2]" office:value-type="float" office:value="-21.9261859588775" calcext:value-type="float">
            <text:p>-21,9261859589</text:p>
          </table:table-cell>
          <table:table-cell table:formula="of:=[.D150]+[.B150]*[.$G$2]" office:value-type="float" office:value="54.2167385276648" calcext:value-type="float">
            <text:p>54,2167385277</text:p>
          </table:table-cell>
          <table:table-cell table:formula="of:=[.E150]+[.C150]*[.$G$2]" office:value-type="float" office:value="34.542087395022" calcext:value-type="float">
            <text:p>34,542087395</text:p>
          </table:table-cell>
          <table:table-cell table:number-columns-repeated="2"/>
        </table:table-row>
        <table:table-row table:style-name="ro1">
          <table:table-cell table:formula="of:=[.A151]+[.$G$2]" office:value-type="float" office:value="2.85661700758413" calcext:value-type="float">
            <text:p>2,8566170076</text:p>
          </table:table-cell>
          <table:table-cell table:formula="of:=[.B151]+[.$G$3]*[.$G$2]" office:value-type="float" office:value="19.1067297825121" calcext:value-type="float">
            <text:p>19,1067297825</text:p>
          </table:table-cell>
          <table:table-cell table:formula="of:=[.C151]+[.$G$4]*[.$G$2]" office:value-type="float" office:value="-22.1130087111735" calcext:value-type="float">
            <text:p>-22,1130087112</text:p>
          </table:table-cell>
          <table:table-cell table:formula="of:=[.D151]+[.B151]*[.$G$2]" office:value-type="float" office:value="54.5806092560384" calcext:value-type="float">
            <text:p>54,580609256</text:p>
          </table:table-cell>
          <table:table-cell table:formula="of:=[.E151]+[.C151]*[.$G$2]" office:value-type="float" office:value="34.1245226235448" calcext:value-type="float">
            <text:p>34,1245226235</text:p>
          </table:table-cell>
          <table:table-cell table:number-columns-repeated="2"/>
        </table:table-row>
        <table:table-row table:style-name="ro1">
          <table:table-cell table:formula="of:=[.A152]+[.$G$2]" office:value-type="float" office:value="2.87566112096802" calcext:value-type="float">
            <text:p>2,875661121</text:p>
          </table:table-cell>
          <table:table-cell table:formula="of:=[.B152]+[.$G$3]*[.$G$2]" office:value-type="float" office:value="19.1067297825121" calcext:value-type="float">
            <text:p>19,1067297825</text:p>
          </table:table-cell>
          <table:table-cell table:formula="of:=[.C152]+[.$G$4]*[.$G$2]" office:value-type="float" office:value="-22.2998314634695" calcext:value-type="float">
            <text:p>-22,2998314635</text:p>
          </table:table-cell>
          <table:table-cell table:formula="of:=[.D152]+[.B152]*[.$G$2]" office:value-type="float" office:value="54.944479984412" calcext:value-type="float">
            <text:p>54,9444799844</text:p>
          </table:table-cell>
          <table:table-cell table:formula="of:=[.E152]+[.C152]*[.$G$2]" office:value-type="float" office:value="33.7033999783902" calcext:value-type="float">
            <text:p>33,7033999784</text:p>
          </table:table-cell>
          <table:table-cell table:number-columns-repeated="2"/>
        </table:table-row>
        <table:table-row table:style-name="ro1">
          <table:table-cell table:formula="of:=[.A153]+[.$G$2]" office:value-type="float" office:value="2.89470523435192" calcext:value-type="float">
            <text:p>2,8947052344</text:p>
          </table:table-cell>
          <table:table-cell table:formula="of:=[.B153]+[.$G$3]*[.$G$2]" office:value-type="float" office:value="19.1067297825121" calcext:value-type="float">
            <text:p>19,1067297825</text:p>
          </table:table-cell>
          <table:table-cell table:formula="of:=[.C153]+[.$G$4]*[.$G$2]" office:value-type="float" office:value="-22.4866542157655" calcext:value-type="float">
            <text:p>-22,4866542158</text:p>
          </table:table-cell>
          <table:table-cell table:formula="of:=[.D153]+[.B153]*[.$G$2]" office:value-type="float" office:value="55.3083507127856" calcext:value-type="float">
            <text:p>55,3083507128</text:p>
          </table:table-cell>
          <table:table-cell table:formula="of:=[.E153]+[.C153]*[.$G$2]" office:value-type="float" office:value="33.2787194595581" calcext:value-type="float">
            <text:p>33,2787194596</text:p>
          </table:table-cell>
          <table:table-cell table:number-columns-repeated="2"/>
        </table:table-row>
        <table:table-row table:style-name="ro1">
          <table:table-cell table:formula="of:=[.A154]+[.$G$2]" office:value-type="float" office:value="2.91374934773581" calcext:value-type="float">
            <text:p>2,9137493477</text:p>
          </table:table-cell>
          <table:table-cell table:formula="of:=[.B154]+[.$G$3]*[.$G$2]" office:value-type="float" office:value="19.1067297825121" calcext:value-type="float">
            <text:p>19,1067297825</text:p>
          </table:table-cell>
          <table:table-cell table:formula="of:=[.C154]+[.$G$4]*[.$G$2]" office:value-type="float" office:value="-22.6734769680615" calcext:value-type="float">
            <text:p>-22,6734769681</text:p>
          </table:table-cell>
          <table:table-cell table:formula="of:=[.D154]+[.B154]*[.$G$2]" office:value-type="float" office:value="55.6722214411592" calcext:value-type="float">
            <text:p>55,6722214412</text:p>
          </table:table-cell>
          <table:table-cell table:formula="of:=[.E154]+[.C154]*[.$G$2]" office:value-type="float" office:value="32.8504810670487" calcext:value-type="float">
            <text:p>32,850481067</text:p>
          </table:table-cell>
          <table:table-cell table:number-columns-repeated="2"/>
        </table:table-row>
        <table:table-row table:style-name="ro1">
          <table:table-cell table:formula="of:=[.A155]+[.$G$2]" office:value-type="float" office:value="2.93279346111971" calcext:value-type="float">
            <text:p>2,9327934611</text:p>
          </table:table-cell>
          <table:table-cell table:formula="of:=[.B155]+[.$G$3]*[.$G$2]" office:value-type="float" office:value="19.1067297825121" calcext:value-type="float">
            <text:p>19,1067297825</text:p>
          </table:table-cell>
          <table:table-cell table:formula="of:=[.C155]+[.$G$4]*[.$G$2]" office:value-type="float" office:value="-22.8602997203575" calcext:value-type="float">
            <text:p>-22,8602997204</text:p>
          </table:table-cell>
          <table:table-cell table:formula="of:=[.D155]+[.B155]*[.$G$2]" office:value-type="float" office:value="56.0360921695327" calcext:value-type="float">
            <text:p>56,0360921695</text:p>
          </table:table-cell>
          <table:table-cell table:formula="of:=[.E155]+[.C155]*[.$G$2]" office:value-type="float" office:value="32.4186848008618" calcext:value-type="float">
            <text:p>32,4186848009</text:p>
          </table:table-cell>
          <table:table-cell table:number-columns-repeated="2"/>
        </table:table-row>
        <table:table-row table:style-name="ro1">
          <table:table-cell table:formula="of:=[.A156]+[.$G$2]" office:value-type="float" office:value="2.9518375745036" calcext:value-type="float">
            <text:p>2,9518375745</text:p>
          </table:table-cell>
          <table:table-cell table:formula="of:=[.B156]+[.$G$3]*[.$G$2]" office:value-type="float" office:value="19.1067297825121" calcext:value-type="float">
            <text:p>19,1067297825</text:p>
          </table:table-cell>
          <table:table-cell table:formula="of:=[.C156]+[.$G$4]*[.$G$2]" office:value-type="float" office:value="-23.0471224726535" calcext:value-type="float">
            <text:p>-23,0471224727</text:p>
          </table:table-cell>
          <table:table-cell table:formula="of:=[.D156]+[.B156]*[.$G$2]" office:value-type="float" office:value="56.3999628979063" calcext:value-type="float">
            <text:p>56,3999628979</text:p>
          </table:table-cell>
          <table:table-cell table:formula="of:=[.E156]+[.C156]*[.$G$2]" office:value-type="float" office:value="31.9833306609975" calcext:value-type="float">
            <text:p>31,983330661</text:p>
          </table:table-cell>
          <table:table-cell table:number-columns-repeated="2"/>
        </table:table-row>
        <table:table-row table:style-name="ro1">
          <table:table-cell table:formula="of:=[.A157]+[.$G$2]" office:value-type="float" office:value="2.97088168788749" calcext:value-type="float">
            <text:p>2,9708816879</text:p>
          </table:table-cell>
          <table:table-cell table:formula="of:=[.B157]+[.$G$3]*[.$G$2]" office:value-type="float" office:value="19.1067297825121" calcext:value-type="float">
            <text:p>19,1067297825</text:p>
          </table:table-cell>
          <table:table-cell table:formula="of:=[.C157]+[.$G$4]*[.$G$2]" office:value-type="float" office:value="-23.2339452249495" calcext:value-type="float">
            <text:p>-23,2339452249</text:p>
          </table:table-cell>
          <table:table-cell table:formula="of:=[.D157]+[.B157]*[.$G$2]" office:value-type="float" office:value="56.7638336262799" calcext:value-type="float">
            <text:p>56,7638336263</text:p>
          </table:table-cell>
          <table:table-cell table:formula="of:=[.E157]+[.C157]*[.$G$2]" office:value-type="float" office:value="31.5444186474558" calcext:value-type="float">
            <text:p>31,5444186475</text:p>
          </table:table-cell>
          <table:table-cell table:number-columns-repeated="2"/>
        </table:table-row>
        <table:table-row table:style-name="ro1">
          <table:table-cell table:formula="of:=[.A158]+[.$G$2]" office:value-type="float" office:value="2.98992580127139" calcext:value-type="float">
            <text:p>2,9899258013</text:p>
          </table:table-cell>
          <table:table-cell table:formula="of:=[.B158]+[.$G$3]*[.$G$2]" office:value-type="float" office:value="19.1067297825121" calcext:value-type="float">
            <text:p>19,1067297825</text:p>
          </table:table-cell>
          <table:table-cell table:formula="of:=[.C158]+[.$G$4]*[.$G$2]" office:value-type="float" office:value="-23.4207679772455" calcext:value-type="float">
            <text:p>-23,4207679772</text:p>
          </table:table-cell>
          <table:table-cell table:formula="of:=[.D158]+[.B158]*[.$G$2]" office:value-type="float" office:value="57.1277043546535" calcext:value-type="float">
            <text:p>57,1277043547</text:p>
          </table:table-cell>
          <table:table-cell table:formula="of:=[.E158]+[.C158]*[.$G$2]" office:value-type="float" office:value="31.1019487602367" calcext:value-type="float">
            <text:p>31,1019487602</text:p>
          </table:table-cell>
          <table:table-cell table:number-columns-repeated="2"/>
        </table:table-row>
        <table:table-row table:style-name="ro1">
          <table:table-cell table:formula="of:=[.A159]+[.$G$2]" office:value-type="float" office:value="3.00896991465528" calcext:value-type="float">
            <text:p>3,0089699147</text:p>
          </table:table-cell>
          <table:table-cell table:formula="of:=[.B159]+[.$G$3]*[.$G$2]" office:value-type="float" office:value="19.1067297825121" calcext:value-type="float">
            <text:p>19,1067297825</text:p>
          </table:table-cell>
          <table:table-cell table:formula="of:=[.C159]+[.$G$4]*[.$G$2]" office:value-type="float" office:value="-23.6075907295415" calcext:value-type="float">
            <text:p>-23,6075907295</text:p>
          </table:table-cell>
          <table:table-cell table:formula="of:=[.D159]+[.B159]*[.$G$2]" office:value-type="float" office:value="57.4915750830271" calcext:value-type="float">
            <text:p>57,491575083</text:p>
          </table:table-cell>
          <table:table-cell table:formula="of:=[.E159]+[.C159]*[.$G$2]" office:value-type="float" office:value="30.6559209993402" calcext:value-type="float">
            <text:p>30,6559209993</text:p>
          </table:table-cell>
          <table:table-cell table:number-columns-repeated="2"/>
        </table:table-row>
        <table:table-row table:style-name="ro1">
          <table:table-cell table:formula="of:=[.A160]+[.$G$2]" office:value-type="float" office:value="3.02801402803918" calcext:value-type="float">
            <text:p>3,028014028</text:p>
          </table:table-cell>
          <table:table-cell table:formula="of:=[.B160]+[.$G$3]*[.$G$2]" office:value-type="float" office:value="19.1067297825121" calcext:value-type="float">
            <text:p>19,1067297825</text:p>
          </table:table-cell>
          <table:table-cell table:formula="of:=[.C160]+[.$G$4]*[.$G$2]" office:value-type="float" office:value="-23.7944134818375" calcext:value-type="float">
            <text:p>-23,7944134818</text:p>
          </table:table-cell>
          <table:table-cell table:formula="of:=[.D160]+[.B160]*[.$G$2]" office:value-type="float" office:value="57.8554458114007" calcext:value-type="float">
            <text:p>57,8554458114</text:p>
          </table:table-cell>
          <table:table-cell table:formula="of:=[.E160]+[.C160]*[.$G$2]" office:value-type="float" office:value="30.2063353647662" calcext:value-type="float">
            <text:p>30,2063353648</text:p>
          </table:table-cell>
          <table:table-cell table:number-columns-repeated="2"/>
        </table:table-row>
        <table:table-row table:style-name="ro1">
          <table:table-cell table:formula="of:=[.A161]+[.$G$2]" office:value-type="float" office:value="3.04705814142307" calcext:value-type="float">
            <text:p>3,0470581414</text:p>
          </table:table-cell>
          <table:table-cell table:formula="of:=[.B161]+[.$G$3]*[.$G$2]" office:value-type="float" office:value="19.1067297825121" calcext:value-type="float">
            <text:p>19,1067297825</text:p>
          </table:table-cell>
          <table:table-cell table:formula="of:=[.C161]+[.$G$4]*[.$G$2]" office:value-type="float" office:value="-23.9812362341335" calcext:value-type="float">
            <text:p>-23,9812362341</text:p>
          </table:table-cell>
          <table:table-cell table:formula="of:=[.D161]+[.B161]*[.$G$2]" office:value-type="float" office:value="58.2193165397743" calcext:value-type="float">
            <text:p>58,2193165398</text:p>
          </table:table-cell>
          <table:table-cell table:formula="of:=[.E161]+[.C161]*[.$G$2]" office:value-type="float" office:value="29.7531918565148" calcext:value-type="float">
            <text:p>29,7531918565</text:p>
          </table:table-cell>
          <table:table-cell table:number-columns-repeated="2"/>
        </table:table-row>
        <table:table-row table:style-name="ro1">
          <table:table-cell table:formula="of:=[.A162]+[.$G$2]" office:value-type="float" office:value="3.06610225480697" calcext:value-type="float">
            <text:p>3,0661022548</text:p>
          </table:table-cell>
          <table:table-cell table:formula="of:=[.B162]+[.$G$3]*[.$G$2]" office:value-type="float" office:value="19.1067297825121" calcext:value-type="float">
            <text:p>19,1067297825</text:p>
          </table:table-cell>
          <table:table-cell table:formula="of:=[.C162]+[.$G$4]*[.$G$2]" office:value-type="float" office:value="-24.1680589864295" calcext:value-type="float">
            <text:p>-24,1680589864</text:p>
          </table:table-cell>
          <table:table-cell table:formula="of:=[.D162]+[.B162]*[.$G$2]" office:value-type="float" office:value="58.5831872681479" calcext:value-type="float">
            <text:p>58,5831872681</text:p>
          </table:table-cell>
          <table:table-cell table:formula="of:=[.E162]+[.C162]*[.$G$2]" office:value-type="float" office:value="29.296490474586" calcext:value-type="float">
            <text:p>29,2964904746</text:p>
          </table:table-cell>
          <table:table-cell table:number-columns-repeated="2"/>
        </table:table-row>
        <table:table-row table:style-name="ro1">
          <table:table-cell table:formula="of:=[.A163]+[.$G$2]" office:value-type="float" office:value="3.08514636819086" calcext:value-type="float">
            <text:p>3,0851463682</text:p>
          </table:table-cell>
          <table:table-cell table:formula="of:=[.B163]+[.$G$3]*[.$G$2]" office:value-type="float" office:value="19.1067297825121" calcext:value-type="float">
            <text:p>19,1067297825</text:p>
          </table:table-cell>
          <table:table-cell table:formula="of:=[.C163]+[.$G$4]*[.$G$2]" office:value-type="float" office:value="-24.3548817387255" calcext:value-type="float">
            <text:p>-24,3548817387</text:p>
          </table:table-cell>
          <table:table-cell table:formula="of:=[.D163]+[.B163]*[.$G$2]" office:value-type="float" office:value="58.9470579965215" calcext:value-type="float">
            <text:p>58,9470579965</text:p>
          </table:table-cell>
          <table:table-cell table:formula="of:=[.E163]+[.C163]*[.$G$2]" office:value-type="float" office:value="28.8362312189798" calcext:value-type="float">
            <text:p>28,836231219</text:p>
          </table:table-cell>
          <table:table-cell table:number-columns-repeated="2"/>
        </table:table-row>
        <table:table-row table:style-name="ro1">
          <table:table-cell table:formula="of:=[.A164]+[.$G$2]" office:value-type="float" office:value="3.10419048157475" calcext:value-type="float">
            <text:p>3,1041904816</text:p>
          </table:table-cell>
          <table:table-cell table:formula="of:=[.B164]+[.$G$3]*[.$G$2]" office:value-type="float" office:value="19.1067297825121" calcext:value-type="float">
            <text:p>19,1067297825</text:p>
          </table:table-cell>
          <table:table-cell table:formula="of:=[.C164]+[.$G$4]*[.$G$2]" office:value-type="float" office:value="-24.5417044910215" calcext:value-type="float">
            <text:p>-24,541704491</text:p>
          </table:table-cell>
          <table:table-cell table:formula="of:=[.D164]+[.B164]*[.$G$2]" office:value-type="float" office:value="59.3109287248951" calcext:value-type="float">
            <text:p>59,3109287249</text:p>
          </table:table-cell>
          <table:table-cell table:formula="of:=[.E164]+[.C164]*[.$G$2]" office:value-type="float" office:value="28.3724140896962" calcext:value-type="float">
            <text:p>28,3724140897</text:p>
          </table:table-cell>
          <table:table-cell table:number-columns-repeated="2"/>
        </table:table-row>
        <table:table-row table:style-name="ro1">
          <table:table-cell table:formula="of:=[.A165]+[.$G$2]" office:value-type="float" office:value="3.12323459495865" calcext:value-type="float">
            <text:p>3,123234595</text:p>
          </table:table-cell>
          <table:table-cell table:formula="of:=[.B165]+[.$G$3]*[.$G$2]" office:value-type="float" office:value="19.1067297825121" calcext:value-type="float">
            <text:p>19,1067297825</text:p>
          </table:table-cell>
          <table:table-cell table:formula="of:=[.C165]+[.$G$4]*[.$G$2]" office:value-type="float" office:value="-24.7285272433175" calcext:value-type="float">
            <text:p>-24,7285272433</text:p>
          </table:table-cell>
          <table:table-cell table:formula="of:=[.D165]+[.B165]*[.$G$2]" office:value-type="float" office:value="59.6747994532687" calcext:value-type="float">
            <text:p>59,6747994533</text:p>
          </table:table-cell>
          <table:table-cell table:formula="of:=[.E165]+[.C165]*[.$G$2]" office:value-type="float" office:value="27.9050390867352" calcext:value-type="float">
            <text:p>27,9050390867</text:p>
          </table:table-cell>
          <table:table-cell table:number-columns-repeated="2"/>
        </table:table-row>
        <table:table-row table:style-name="ro1">
          <table:table-cell table:formula="of:=[.A166]+[.$G$2]" office:value-type="float" office:value="3.14227870834254" calcext:value-type="float">
            <text:p>3,1422787083</text:p>
          </table:table-cell>
          <table:table-cell table:formula="of:=[.B166]+[.$G$3]*[.$G$2]" office:value-type="float" office:value="19.1067297825121" calcext:value-type="float">
            <text:p>19,1067297825</text:p>
          </table:table-cell>
          <table:table-cell table:formula="of:=[.C166]+[.$G$4]*[.$G$2]" office:value-type="float" office:value="-24.9153499956135" calcext:value-type="float">
            <text:p>-24,9153499956</text:p>
          </table:table-cell>
          <table:table-cell table:formula="of:=[.D166]+[.B166]*[.$G$2]" office:value-type="float" office:value="60.0386701816422" calcext:value-type="float">
            <text:p>60,0386701816</text:p>
          </table:table-cell>
          <table:table-cell table:formula="of:=[.E166]+[.C166]*[.$G$2]" office:value-type="float" office:value="27.4341062100967" calcext:value-type="float">
            <text:p>27,4341062101</text:p>
          </table:table-cell>
          <table:table-cell table:number-columns-repeated="2"/>
        </table:table-row>
        <table:table-row table:style-name="ro1">
          <table:table-cell table:formula="of:=[.A167]+[.$G$2]" office:value-type="float" office:value="3.16132282172644" calcext:value-type="float">
            <text:p>3,1613228217</text:p>
          </table:table-cell>
          <table:table-cell table:formula="of:=[.B167]+[.$G$3]*[.$G$2]" office:value-type="float" office:value="19.1067297825121" calcext:value-type="float">
            <text:p>19,1067297825</text:p>
          </table:table-cell>
          <table:table-cell table:formula="of:=[.C167]+[.$G$4]*[.$G$2]" office:value-type="float" office:value="-25.1021727479095" calcext:value-type="float">
            <text:p>-25,1021727479</text:p>
          </table:table-cell>
          <table:table-cell table:formula="of:=[.D167]+[.B167]*[.$G$2]" office:value-type="float" office:value="60.4025409100158" calcext:value-type="float">
            <text:p>60,40254091</text:p>
          </table:table-cell>
          <table:table-cell table:formula="of:=[.E167]+[.C167]*[.$G$2]" office:value-type="float" office:value="26.9596154597808" calcext:value-type="float">
            <text:p>26,9596154598</text:p>
          </table:table-cell>
          <table:table-cell table:number-columns-repeated="2"/>
        </table:table-row>
        <table:table-row table:style-name="ro1">
          <table:table-cell table:formula="of:=[.A168]+[.$G$2]" office:value-type="float" office:value="3.18036693511033" calcext:value-type="float">
            <text:p>3,1803669351</text:p>
          </table:table-cell>
          <table:table-cell table:formula="of:=[.B168]+[.$G$3]*[.$G$2]" office:value-type="float" office:value="19.1067297825121" calcext:value-type="float">
            <text:p>19,1067297825</text:p>
          </table:table-cell>
          <table:table-cell table:formula="of:=[.C168]+[.$G$4]*[.$G$2]" office:value-type="float" office:value="-25.2889955002055" calcext:value-type="float">
            <text:p>-25,2889955002</text:p>
          </table:table-cell>
          <table:table-cell table:formula="of:=[.D168]+[.B168]*[.$G$2]" office:value-type="float" office:value="60.7664116383894" calcext:value-type="float">
            <text:p>60,7664116384</text:p>
          </table:table-cell>
          <table:table-cell table:formula="of:=[.E168]+[.C168]*[.$G$2]" office:value-type="float" office:value="26.4815668357876" calcext:value-type="float">
            <text:p>26,4815668358</text:p>
          </table:table-cell>
          <table:table-cell table:number-columns-repeated="2"/>
        </table:table-row>
        <table:table-row table:style-name="ro1">
          <table:table-cell table:formula="of:=[.A169]+[.$G$2]" office:value-type="float" office:value="3.19941104849423" calcext:value-type="float">
            <text:p>3,1994110485</text:p>
          </table:table-cell>
          <table:table-cell table:formula="of:=[.B169]+[.$G$3]*[.$G$2]" office:value-type="float" office:value="19.1067297825121" calcext:value-type="float">
            <text:p>19,1067297825</text:p>
          </table:table-cell>
          <table:table-cell table:formula="of:=[.C169]+[.$G$4]*[.$G$2]" office:value-type="float" office:value="-25.4758182525015" calcext:value-type="float">
            <text:p>-25,4758182525</text:p>
          </table:table-cell>
          <table:table-cell table:formula="of:=[.D169]+[.B169]*[.$G$2]" office:value-type="float" office:value="61.130282366763" calcext:value-type="float">
            <text:p>61,1302823668</text:p>
          </table:table-cell>
          <table:table-cell table:formula="of:=[.E169]+[.C169]*[.$G$2]" office:value-type="float" office:value="25.9999603381169" calcext:value-type="float">
            <text:p>25,9999603381</text:p>
          </table:table-cell>
          <table:table-cell table:number-columns-repeated="2"/>
        </table:table-row>
        <table:table-row table:style-name="ro1">
          <table:table-cell table:formula="of:=[.A170]+[.$G$2]" office:value-type="float" office:value="3.21845516187812" calcext:value-type="float">
            <text:p>3,2184551619</text:p>
          </table:table-cell>
          <table:table-cell table:formula="of:=[.B170]+[.$G$3]*[.$G$2]" office:value-type="float" office:value="19.1067297825121" calcext:value-type="float">
            <text:p>19,1067297825</text:p>
          </table:table-cell>
          <table:table-cell table:formula="of:=[.C170]+[.$G$4]*[.$G$2]" office:value-type="float" office:value="-25.6626410047975" calcext:value-type="float">
            <text:p>-25,6626410048</text:p>
          </table:table-cell>
          <table:table-cell table:formula="of:=[.D170]+[.B170]*[.$G$2]" office:value-type="float" office:value="61.4941530951366" calcext:value-type="float">
            <text:p>61,4941530951</text:p>
          </table:table-cell>
          <table:table-cell table:formula="of:=[.E170]+[.C170]*[.$G$2]" office:value-type="float" office:value="25.5147959667687" calcext:value-type="float">
            <text:p>25,5147959668</text:p>
          </table:table-cell>
          <table:table-cell table:number-columns-repeated="2"/>
        </table:table-row>
        <table:table-row table:style-name="ro1">
          <table:table-cell table:formula="of:=[.A171]+[.$G$2]" office:value-type="float" office:value="3.23749927526201" calcext:value-type="float">
            <text:p>3,2374992753</text:p>
          </table:table-cell>
          <table:table-cell table:formula="of:=[.B171]+[.$G$3]*[.$G$2]" office:value-type="float" office:value="19.1067297825121" calcext:value-type="float">
            <text:p>19,1067297825</text:p>
          </table:table-cell>
          <table:table-cell table:formula="of:=[.C171]+[.$G$4]*[.$G$2]" office:value-type="float" office:value="-25.8494637570935" calcext:value-type="float">
            <text:p>-25,8494637571</text:p>
          </table:table-cell>
          <table:table-cell table:formula="of:=[.D171]+[.B171]*[.$G$2]" office:value-type="float" office:value="61.8580238235102" calcext:value-type="float">
            <text:p>61,8580238235</text:p>
          </table:table-cell>
          <table:table-cell table:formula="of:=[.E171]+[.C171]*[.$G$2]" office:value-type="float" office:value="25.0260737217432" calcext:value-type="float">
            <text:p>25,0260737217</text:p>
          </table:table-cell>
          <table:table-cell table:number-columns-repeated="2"/>
        </table:table-row>
        <table:table-row table:style-name="ro1">
          <table:table-cell table:formula="of:=[.A172]+[.$G$2]" office:value-type="float" office:value="3.25654338864591" calcext:value-type="float">
            <text:p>3,2565433886</text:p>
          </table:table-cell>
          <table:table-cell table:formula="of:=[.B172]+[.$G$3]*[.$G$2]" office:value-type="float" office:value="19.1067297825121" calcext:value-type="float">
            <text:p>19,1067297825</text:p>
          </table:table-cell>
          <table:table-cell table:formula="of:=[.C172]+[.$G$4]*[.$G$2]" office:value-type="float" office:value="-26.0362865093895" calcext:value-type="float">
            <text:p>-26,0362865094</text:p>
          </table:table-cell>
          <table:table-cell table:formula="of:=[.D172]+[.B172]*[.$G$2]" office:value-type="float" office:value="62.2218945518838" calcext:value-type="float">
            <text:p>62,2218945519</text:p>
          </table:table-cell>
          <table:table-cell table:formula="of:=[.E172]+[.C172]*[.$G$2]" office:value-type="float" office:value="24.5337936030403" calcext:value-type="float">
            <text:p>24,533793603</text:p>
          </table:table-cell>
          <table:table-cell table:number-columns-repeated="2"/>
        </table:table-row>
        <table:table-row table:style-name="ro1">
          <table:table-cell table:formula="of:=[.A173]+[.$G$2]" office:value-type="float" office:value="3.2755875020298" calcext:value-type="float">
            <text:p>3,275587502</text:p>
          </table:table-cell>
          <table:table-cell table:formula="of:=[.B173]+[.$G$3]*[.$G$2]" office:value-type="float" office:value="19.1067297825121" calcext:value-type="float">
            <text:p>19,1067297825</text:p>
          </table:table-cell>
          <table:table-cell table:formula="of:=[.C173]+[.$G$4]*[.$G$2]" office:value-type="float" office:value="-26.2231092616855" calcext:value-type="float">
            <text:p>-26,2231092617</text:p>
          </table:table-cell>
          <table:table-cell table:formula="of:=[.D173]+[.B173]*[.$G$2]" office:value-type="float" office:value="62.5857652802574" calcext:value-type="float">
            <text:p>62,5857652803</text:p>
          </table:table-cell>
          <table:table-cell table:formula="of:=[.E173]+[.C173]*[.$G$2]" office:value-type="float" office:value="24.0379556106599" calcext:value-type="float">
            <text:p>24,0379556107</text:p>
          </table:table-cell>
          <table:table-cell table:number-columns-repeated="2"/>
        </table:table-row>
        <table:table-row table:style-name="ro1">
          <table:table-cell table:formula="of:=[.A174]+[.$G$2]" office:value-type="float" office:value="3.2946316154137" calcext:value-type="float">
            <text:p>3,2946316154</text:p>
          </table:table-cell>
          <table:table-cell table:formula="of:=[.B174]+[.$G$3]*[.$G$2]" office:value-type="float" office:value="19.1067297825121" calcext:value-type="float">
            <text:p>19,1067297825</text:p>
          </table:table-cell>
          <table:table-cell table:formula="of:=[.C174]+[.$G$4]*[.$G$2]" office:value-type="float" office:value="-26.4099320139815" calcext:value-type="float">
            <text:p>-26,409932014</text:p>
          </table:table-cell>
          <table:table-cell table:formula="of:=[.D174]+[.B174]*[.$G$2]" office:value-type="float" office:value="62.949636008631" calcext:value-type="float">
            <text:p>62,9496360086</text:p>
          </table:table-cell>
          <table:table-cell table:formula="of:=[.E174]+[.C174]*[.$G$2]" office:value-type="float" office:value="23.5385597446021" calcext:value-type="float">
            <text:p>23,5385597446</text:p>
          </table:table-cell>
          <table:table-cell table:number-columns-repeated="2"/>
        </table:table-row>
        <table:table-row table:style-name="ro1">
          <table:table-cell table:formula="of:=[.A175]+[.$G$2]" office:value-type="float" office:value="3.31367572879759" calcext:value-type="float">
            <text:p>3,3136757288</text:p>
          </table:table-cell>
          <table:table-cell table:formula="of:=[.B175]+[.$G$3]*[.$G$2]" office:value-type="float" office:value="19.1067297825121" calcext:value-type="float">
            <text:p>19,1067297825</text:p>
          </table:table-cell>
          <table:table-cell table:formula="of:=[.C175]+[.$G$4]*[.$G$2]" office:value-type="float" office:value="-26.5967547662775" calcext:value-type="float">
            <text:p>-26,5967547663</text:p>
          </table:table-cell>
          <table:table-cell table:formula="of:=[.D175]+[.B175]*[.$G$2]" office:value-type="float" office:value="63.3135067370046" calcext:value-type="float">
            <text:p>63,313506737</text:p>
          </table:table-cell>
          <table:table-cell table:formula="of:=[.E175]+[.C175]*[.$G$2]" office:value-type="float" office:value="23.0356060048669" calcext:value-type="float">
            <text:p>23,0356060049</text:p>
          </table:table-cell>
          <table:table-cell table:number-columns-repeated="2"/>
        </table:table-row>
        <table:table-row table:style-name="ro1">
          <table:table-cell table:formula="of:=[.A176]+[.$G$2]" office:value-type="float" office:value="3.33271984218149" calcext:value-type="float">
            <text:p>3,3327198422</text:p>
          </table:table-cell>
          <table:table-cell table:formula="of:=[.B176]+[.$G$3]*[.$G$2]" office:value-type="float" office:value="19.1067297825121" calcext:value-type="float">
            <text:p>19,1067297825</text:p>
          </table:table-cell>
          <table:table-cell table:formula="of:=[.C176]+[.$G$4]*[.$G$2]" office:value-type="float" office:value="-26.7835775185735" calcext:value-type="float">
            <text:p>-26,7835775186</text:p>
          </table:table-cell>
          <table:table-cell table:formula="of:=[.D176]+[.B176]*[.$G$2]" office:value-type="float" office:value="63.6773774653781" calcext:value-type="float">
            <text:p>63,6773774654</text:p>
          </table:table-cell>
          <table:table-cell table:formula="of:=[.E176]+[.C176]*[.$G$2]" office:value-type="float" office:value="22.5290943914543" calcext:value-type="float">
            <text:p>22,5290943915</text:p>
          </table:table-cell>
          <table:table-cell table:number-columns-repeated="2"/>
        </table:table-row>
        <table:table-row table:style-name="ro1">
          <table:table-cell table:formula="of:=[.A177]+[.$G$2]" office:value-type="float" office:value="3.35176395556538" calcext:value-type="float">
            <text:p>3,3517639556</text:p>
          </table:table-cell>
          <table:table-cell table:formula="of:=[.B177]+[.$G$3]*[.$G$2]" office:value-type="float" office:value="19.1067297825121" calcext:value-type="float">
            <text:p>19,1067297825</text:p>
          </table:table-cell>
          <table:table-cell table:formula="of:=[.C177]+[.$G$4]*[.$G$2]" office:value-type="float" office:value="-26.9704002708695" calcext:value-type="float">
            <text:p>-26,9704002709</text:p>
          </table:table-cell>
          <table:table-cell table:formula="of:=[.D177]+[.B177]*[.$G$2]" office:value-type="float" office:value="64.0412481937517" calcext:value-type="float">
            <text:p>64,0412481938</text:p>
          </table:table-cell>
          <table:table-cell table:formula="of:=[.E177]+[.C177]*[.$G$2]" office:value-type="float" office:value="22.0190249043643" calcext:value-type="float">
            <text:p>22,0190249044</text:p>
          </table:table-cell>
          <table:table-cell table:number-columns-repeated="2"/>
        </table:table-row>
        <table:table-row table:style-name="ro1">
          <table:table-cell table:formula="of:=[.A178]+[.$G$2]" office:value-type="float" office:value="3.37080806894927" calcext:value-type="float">
            <text:p>3,3708080689</text:p>
          </table:table-cell>
          <table:table-cell table:formula="of:=[.B178]+[.$G$3]*[.$G$2]" office:value-type="float" office:value="19.1067297825121" calcext:value-type="float">
            <text:p>19,1067297825</text:p>
          </table:table-cell>
          <table:table-cell table:formula="of:=[.C178]+[.$G$4]*[.$G$2]" office:value-type="float" office:value="-27.1572230231655" calcext:value-type="float">
            <text:p>-27,1572230232</text:p>
          </table:table-cell>
          <table:table-cell table:formula="of:=[.D178]+[.B178]*[.$G$2]" office:value-type="float" office:value="64.4051189221253" calcext:value-type="float">
            <text:p>64,4051189221</text:p>
          </table:table-cell>
          <table:table-cell table:formula="of:=[.E178]+[.C178]*[.$G$2]" office:value-type="float" office:value="21.5053975435968" calcext:value-type="float">
            <text:p>21,5053975436</text:p>
          </table:table-cell>
          <table:table-cell table:number-columns-repeated="2"/>
        </table:table-row>
        <table:table-row table:style-name="ro1">
          <table:table-cell table:formula="of:=[.A179]+[.$G$2]" office:value-type="float" office:value="3.38985218233317" calcext:value-type="float">
            <text:p>3,3898521823</text:p>
          </table:table-cell>
          <table:table-cell table:formula="of:=[.B179]+[.$G$3]*[.$G$2]" office:value-type="float" office:value="19.1067297825121" calcext:value-type="float">
            <text:p>19,1067297825</text:p>
          </table:table-cell>
          <table:table-cell table:formula="of:=[.C179]+[.$G$4]*[.$G$2]" office:value-type="float" office:value="-27.3440457754615" calcext:value-type="float">
            <text:p>-27,3440457755</text:p>
          </table:table-cell>
          <table:table-cell table:formula="of:=[.D179]+[.B179]*[.$G$2]" office:value-type="float" office:value="64.7689896504989" calcext:value-type="float">
            <text:p>64,7689896505</text:p>
          </table:table-cell>
          <table:table-cell table:formula="of:=[.E179]+[.C179]*[.$G$2]" office:value-type="float" office:value="20.9882123091519" calcext:value-type="float">
            <text:p>20,9882123092</text:p>
          </table:table-cell>
          <table:table-cell table:number-columns-repeated="2"/>
        </table:table-row>
        <table:table-row table:style-name="ro1">
          <table:table-cell table:formula="of:=[.A180]+[.$G$2]" office:value-type="float" office:value="3.40889629571706" calcext:value-type="float">
            <text:p>3,4088962957</text:p>
          </table:table-cell>
          <table:table-cell table:formula="of:=[.B180]+[.$G$3]*[.$G$2]" office:value-type="float" office:value="19.1067297825121" calcext:value-type="float">
            <text:p>19,1067297825</text:p>
          </table:table-cell>
          <table:table-cell table:formula="of:=[.C180]+[.$G$4]*[.$G$2]" office:value-type="float" office:value="-27.5308685277575" calcext:value-type="float">
            <text:p>-27,5308685278</text:p>
          </table:table-cell>
          <table:table-cell table:formula="of:=[.D180]+[.B180]*[.$G$2]" office:value-type="float" office:value="65.1328603788725" calcext:value-type="float">
            <text:p>65,1328603789</text:p>
          </table:table-cell>
          <table:table-cell table:formula="of:=[.E180]+[.C180]*[.$G$2]" office:value-type="float" office:value="20.4674692010297" calcext:value-type="float">
            <text:p>20,467469201</text:p>
          </table:table-cell>
          <table:table-cell table:number-columns-repeated="2"/>
        </table:table-row>
        <table:table-row table:style-name="ro1">
          <table:table-cell table:formula="of:=[.A181]+[.$G$2]" office:value-type="float" office:value="3.42794040910096" calcext:value-type="float">
            <text:p>3,4279404091</text:p>
          </table:table-cell>
          <table:table-cell table:formula="of:=[.B181]+[.$G$3]*[.$G$2]" office:value-type="float" office:value="19.1067297825121" calcext:value-type="float">
            <text:p>19,1067297825</text:p>
          </table:table-cell>
          <table:table-cell table:formula="of:=[.C181]+[.$G$4]*[.$G$2]" office:value-type="float" office:value="-27.7176912800535" calcext:value-type="float">
            <text:p>-27,7176912801</text:p>
          </table:table-cell>
          <table:table-cell table:formula="of:=[.D181]+[.B181]*[.$G$2]" office:value-type="float" office:value="65.4967311072461" calcext:value-type="float">
            <text:p>65,4967311072</text:p>
          </table:table-cell>
          <table:table-cell table:formula="of:=[.E181]+[.C181]*[.$G$2]" office:value-type="float" office:value="19.94316821923" calcext:value-type="float">
            <text:p>19,9431682192</text:p>
          </table:table-cell>
          <table:table-cell table:number-columns-repeated="2"/>
        </table:table-row>
        <table:table-row table:style-name="ro1">
          <table:table-cell table:formula="of:=[.A182]+[.$G$2]" office:value-type="float" office:value="3.44698452248485" calcext:value-type="float">
            <text:p>3,4469845225</text:p>
          </table:table-cell>
          <table:table-cell table:formula="of:=[.B182]+[.$G$3]*[.$G$2]" office:value-type="float" office:value="19.1067297825121" calcext:value-type="float">
            <text:p>19,1067297825</text:p>
          </table:table-cell>
          <table:table-cell table:formula="of:=[.C182]+[.$G$4]*[.$G$2]" office:value-type="float" office:value="-27.9045140323495" calcext:value-type="float">
            <text:p>-27,9045140323</text:p>
          </table:table-cell>
          <table:table-cell table:formula="of:=[.D182]+[.B182]*[.$G$2]" office:value-type="float" office:value="65.8606018356197" calcext:value-type="float">
            <text:p>65,8606018356</text:p>
          </table:table-cell>
          <table:table-cell table:formula="of:=[.E182]+[.C182]*[.$G$2]" office:value-type="float" office:value="19.4153093637528" calcext:value-type="float">
            <text:p>19,4153093638</text:p>
          </table:table-cell>
          <table:table-cell table:number-columns-repeated="2"/>
        </table:table-row>
        <table:table-row table:style-name="ro1">
          <table:table-cell table:formula="of:=[.A183]+[.$G$2]" office:value-type="float" office:value="3.46602863586875" calcext:value-type="float">
            <text:p>3,4660286359</text:p>
          </table:table-cell>
          <table:table-cell table:formula="of:=[.B183]+[.$G$3]*[.$G$2]" office:value-type="float" office:value="19.1067297825121" calcext:value-type="float">
            <text:p>19,1067297825</text:p>
          </table:table-cell>
          <table:table-cell table:formula="of:=[.C183]+[.$G$4]*[.$G$2]" office:value-type="float" office:value="-28.0913367846455" calcext:value-type="float">
            <text:p>-28,0913367846</text:p>
          </table:table-cell>
          <table:table-cell table:formula="of:=[.D183]+[.B183]*[.$G$2]" office:value-type="float" office:value="66.2244725639932" calcext:value-type="float">
            <text:p>66,224472564</text:p>
          </table:table-cell>
          <table:table-cell table:formula="of:=[.E183]+[.C183]*[.$G$2]" office:value-type="float" office:value="18.8838926345983" calcext:value-type="float">
            <text:p>18,8838926346</text:p>
          </table:table-cell>
          <table:table-cell table:number-columns-repeated="2"/>
        </table:table-row>
        <table:table-row table:style-name="ro1">
          <table:table-cell table:formula="of:=[.A184]+[.$G$2]" office:value-type="float" office:value="3.48507274925264" calcext:value-type="float">
            <text:p>3,4850727493</text:p>
          </table:table-cell>
          <table:table-cell table:formula="of:=[.B184]+[.$G$3]*[.$G$2]" office:value-type="float" office:value="19.1067297825121" calcext:value-type="float">
            <text:p>19,1067297825</text:p>
          </table:table-cell>
          <table:table-cell table:formula="of:=[.C184]+[.$G$4]*[.$G$2]" office:value-type="float" office:value="-28.2781595369415" calcext:value-type="float">
            <text:p>-28,2781595369</text:p>
          </table:table-cell>
          <table:table-cell table:formula="of:=[.D184]+[.B184]*[.$G$2]" office:value-type="float" office:value="66.5883432923668" calcext:value-type="float">
            <text:p>66,5883432924</text:p>
          </table:table-cell>
          <table:table-cell table:formula="of:=[.E184]+[.C184]*[.$G$2]" office:value-type="float" office:value="18.3489180317664" calcext:value-type="float">
            <text:p>18,3489180318</text:p>
          </table:table-cell>
          <table:table-cell table:number-columns-repeated="2"/>
        </table:table-row>
        <table:table-row table:style-name="ro1">
          <table:table-cell table:formula="of:=[.A185]+[.$G$2]" office:value-type="float" office:value="3.50411686263654" calcext:value-type="float">
            <text:p>3,5041168626</text:p>
          </table:table-cell>
          <table:table-cell table:formula="of:=[.B185]+[.$G$3]*[.$G$2]" office:value-type="float" office:value="19.1067297825121" calcext:value-type="float">
            <text:p>19,1067297825</text:p>
          </table:table-cell>
          <table:table-cell table:formula="of:=[.C185]+[.$G$4]*[.$G$2]" office:value-type="float" office:value="-28.4649822892376" calcext:value-type="float">
            <text:p>-28,4649822892</text:p>
          </table:table-cell>
          <table:table-cell table:formula="of:=[.D185]+[.B185]*[.$G$2]" office:value-type="float" office:value="66.9522140207404" calcext:value-type="float">
            <text:p>66,9522140207</text:p>
          </table:table-cell>
          <table:table-cell table:formula="of:=[.E185]+[.C185]*[.$G$2]" office:value-type="float" office:value="17.810385555257" calcext:value-type="float">
            <text:p>17,8103855553</text:p>
          </table:table-cell>
          <table:table-cell table:number-columns-repeated="2"/>
        </table:table-row>
        <table:table-row table:style-name="ro1">
          <table:table-cell table:formula="of:=[.A186]+[.$G$2]" office:value-type="float" office:value="3.52316097602043" calcext:value-type="float">
            <text:p>3,523160976</text:p>
          </table:table-cell>
          <table:table-cell table:formula="of:=[.B186]+[.$G$3]*[.$G$2]" office:value-type="float" office:value="19.1067297825121" calcext:value-type="float">
            <text:p>19,1067297825</text:p>
          </table:table-cell>
          <table:table-cell table:formula="of:=[.C186]+[.$G$4]*[.$G$2]" office:value-type="float" office:value="-28.6518050415335" calcext:value-type="float">
            <text:p>-28,6518050415</text:p>
          </table:table-cell>
          <table:table-cell table:formula="of:=[.D186]+[.B186]*[.$G$2]" office:value-type="float" office:value="67.316084749114" calcext:value-type="float">
            <text:p>67,3160847491</text:p>
          </table:table-cell>
          <table:table-cell table:formula="of:=[.E186]+[.C186]*[.$G$2]" office:value-type="float" office:value="17.2682952050702" calcext:value-type="float">
            <text:p>17,2682952051</text:p>
          </table:table-cell>
          <table:table-cell table:number-columns-repeated="2"/>
        </table:table-row>
        <table:table-row table:style-name="ro1">
          <table:table-cell table:formula="of:=[.A187]+[.$G$2]" office:value-type="float" office:value="3.54220508940432" calcext:value-type="float">
            <text:p>3,5422050894</text:p>
          </table:table-cell>
          <table:table-cell table:formula="of:=[.B187]+[.$G$3]*[.$G$2]" office:value-type="float" office:value="19.1067297825121" calcext:value-type="float">
            <text:p>19,1067297825</text:p>
          </table:table-cell>
          <table:table-cell table:formula="of:=[.C187]+[.$G$4]*[.$G$2]" office:value-type="float" office:value="-28.8386277938296" calcext:value-type="float">
            <text:p>-28,8386277938</text:p>
          </table:table-cell>
          <table:table-cell table:formula="of:=[.D187]+[.B187]*[.$G$2]" office:value-type="float" office:value="67.6799554774876" calcext:value-type="float">
            <text:p>67,6799554775</text:p>
          </table:table-cell>
          <table:table-cell table:formula="of:=[.E187]+[.C187]*[.$G$2]" office:value-type="float" office:value="16.722646981206" calcext:value-type="float">
            <text:p>16,7226469812</text:p>
          </table:table-cell>
          <table:table-cell table:number-columns-repeated="2"/>
        </table:table-row>
        <table:table-row table:style-name="ro1">
          <table:table-cell table:formula="of:=[.A188]+[.$G$2]" office:value-type="float" office:value="3.56124920278822" calcext:value-type="float">
            <text:p>3,5612492028</text:p>
          </table:table-cell>
          <table:table-cell table:formula="of:=[.B188]+[.$G$3]*[.$G$2]" office:value-type="float" office:value="19.1067297825121" calcext:value-type="float">
            <text:p>19,1067297825</text:p>
          </table:table-cell>
          <table:table-cell table:formula="of:=[.C188]+[.$G$4]*[.$G$2]" office:value-type="float" office:value="-29.0254505461256" calcext:value-type="float">
            <text:p>-29,0254505461</text:p>
          </table:table-cell>
          <table:table-cell table:formula="of:=[.D188]+[.B188]*[.$G$2]" office:value-type="float" office:value="68.0438262058612" calcext:value-type="float">
            <text:p>68,0438262059</text:p>
          </table:table-cell>
          <table:table-cell table:formula="of:=[.E188]+[.C188]*[.$G$2]" office:value-type="float" office:value="16.1734408836644" calcext:value-type="float">
            <text:p>16,1734408837</text:p>
          </table:table-cell>
          <table:table-cell table:number-columns-repeated="2"/>
        </table:table-row>
        <table:table-row table:style-name="ro1">
          <table:table-cell table:formula="of:=[.A189]+[.$G$2]" office:value-type="float" office:value="3.58029331617211" calcext:value-type="float">
            <text:p>3,5802933162</text:p>
          </table:table-cell>
          <table:table-cell table:formula="of:=[.B189]+[.$G$3]*[.$G$2]" office:value-type="float" office:value="19.1067297825121" calcext:value-type="float">
            <text:p>19,1067297825</text:p>
          </table:table-cell>
          <table:table-cell table:formula="of:=[.C189]+[.$G$4]*[.$G$2]" office:value-type="float" office:value="-29.2122732984216" calcext:value-type="float">
            <text:p>-29,2122732984</text:p>
          </table:table-cell>
          <table:table-cell table:formula="of:=[.D189]+[.B189]*[.$G$2]" office:value-type="float" office:value="68.4076969342348" calcext:value-type="float">
            <text:p>68,4076969342</text:p>
          </table:table-cell>
          <table:table-cell table:formula="of:=[.E189]+[.C189]*[.$G$2]" office:value-type="float" office:value="15.6206769124454" calcext:value-type="float">
            <text:p>15,6206769124</text:p>
          </table:table-cell>
          <table:table-cell table:number-columns-repeated="2"/>
        </table:table-row>
        <table:table-row table:style-name="ro1">
          <table:table-cell table:formula="of:=[.A190]+[.$G$2]" office:value-type="float" office:value="3.59933742955601" calcext:value-type="float">
            <text:p>3,5993374296</text:p>
          </table:table-cell>
          <table:table-cell table:formula="of:=[.B190]+[.$G$3]*[.$G$2]" office:value-type="float" office:value="19.1067297825121" calcext:value-type="float">
            <text:p>19,1067297825</text:p>
          </table:table-cell>
          <table:table-cell table:formula="of:=[.C190]+[.$G$4]*[.$G$2]" office:value-type="float" office:value="-29.3990960507176" calcext:value-type="float">
            <text:p>-29,3990960507</text:p>
          </table:table-cell>
          <table:table-cell table:formula="of:=[.D190]+[.B190]*[.$G$2]" office:value-type="float" office:value="68.7715676626083" calcext:value-type="float">
            <text:p>68,7715676626</text:p>
          </table:table-cell>
          <table:table-cell table:formula="of:=[.E190]+[.C190]*[.$G$2]" office:value-type="float" office:value="15.064355067549" calcext:value-type="float">
            <text:p>15,0643550675</text:p>
          </table:table-cell>
          <table:table-cell table:number-columns-repeated="2"/>
        </table:table-row>
        <table:table-row table:style-name="ro1">
          <table:table-cell table:formula="of:=[.A191]+[.$G$2]" office:value-type="float" office:value="3.6183815429399" calcext:value-type="float">
            <text:p>3,6183815429</text:p>
          </table:table-cell>
          <table:table-cell table:formula="of:=[.B191]+[.$G$3]*[.$G$2]" office:value-type="float" office:value="19.1067297825121" calcext:value-type="float">
            <text:p>19,1067297825</text:p>
          </table:table-cell>
          <table:table-cell table:formula="of:=[.C191]+[.$G$4]*[.$G$2]" office:value-type="float" office:value="-29.5859188030136" calcext:value-type="float">
            <text:p>-29,585918803</text:p>
          </table:table-cell>
          <table:table-cell table:formula="of:=[.D191]+[.B191]*[.$G$2]" office:value-type="float" office:value="69.1354383909819" calcext:value-type="float">
            <text:p>69,135438391</text:p>
          </table:table-cell>
          <table:table-cell table:formula="of:=[.E191]+[.C191]*[.$G$2]" office:value-type="float" office:value="14.5044753489751" calcext:value-type="float">
            <text:p>14,504475349</text:p>
          </table:table-cell>
          <table:table-cell table:number-columns-repeated="2"/>
        </table:table-row>
        <table:table-row table:style-name="ro1">
          <table:table-cell table:formula="of:=[.A192]+[.$G$2]" office:value-type="float" office:value="3.6374256563238" calcext:value-type="float">
            <text:p>3,6374256563</text:p>
          </table:table-cell>
          <table:table-cell table:formula="of:=[.B192]+[.$G$3]*[.$G$2]" office:value-type="float" office:value="19.1067297825121" calcext:value-type="float">
            <text:p>19,1067297825</text:p>
          </table:table-cell>
          <table:table-cell table:formula="of:=[.C192]+[.$G$4]*[.$G$2]" office:value-type="float" office:value="-29.7727415553096" calcext:value-type="float">
            <text:p>-29,7727415553</text:p>
          </table:table-cell>
          <table:table-cell table:formula="of:=[.D192]+[.B192]*[.$G$2]" office:value-type="float" office:value="69.4993091193555" calcext:value-type="float">
            <text:p>69,4993091194</text:p>
          </table:table-cell>
          <table:table-cell table:formula="of:=[.E192]+[.C192]*[.$G$2]" office:value-type="float" office:value="13.9410377567238" calcext:value-type="float">
            <text:p>13,9410377567</text:p>
          </table:table-cell>
          <table:table-cell table:number-columns-repeated="2"/>
        </table:table-row>
        <table:table-row table:style-name="ro1">
          <table:table-cell table:formula="of:=[.A193]+[.$G$2]" office:value-type="float" office:value="3.65646976970769" calcext:value-type="float">
            <text:p>3,6564697697</text:p>
          </table:table-cell>
          <table:table-cell table:formula="of:=[.B193]+[.$G$3]*[.$G$2]" office:value-type="float" office:value="19.1067297825121" calcext:value-type="float">
            <text:p>19,1067297825</text:p>
          </table:table-cell>
          <table:table-cell table:formula="of:=[.C193]+[.$G$4]*[.$G$2]" office:value-type="float" office:value="-29.9595643076056" calcext:value-type="float">
            <text:p>-29,9595643076</text:p>
          </table:table-cell>
          <table:table-cell table:formula="of:=[.D193]+[.B193]*[.$G$2]" office:value-type="float" office:value="69.8631798477291" calcext:value-type="float">
            <text:p>69,8631798477</text:p>
          </table:table-cell>
          <table:table-cell table:formula="of:=[.E193]+[.C193]*[.$G$2]" office:value-type="float" office:value="13.3740422907951" calcext:value-type="float">
            <text:p>13,3740422908</text:p>
          </table:table-cell>
          <table:table-cell table:number-columns-repeated="2"/>
        </table:table-row>
        <table:table-row table:style-name="ro1">
          <table:table-cell table:formula="of:=[.A194]+[.$G$2]" office:value-type="float" office:value="3.67551388309158" calcext:value-type="float">
            <text:p>3,6755138831</text:p>
          </table:table-cell>
          <table:table-cell table:formula="of:=[.B194]+[.$G$3]*[.$G$2]" office:value-type="float" office:value="19.1067297825121" calcext:value-type="float">
            <text:p>19,1067297825</text:p>
          </table:table-cell>
          <table:table-cell table:formula="of:=[.C194]+[.$G$4]*[.$G$2]" office:value-type="float" office:value="-30.1463870599016" calcext:value-type="float">
            <text:p>-30,1463870599</text:p>
          </table:table-cell>
          <table:table-cell table:formula="of:=[.D194]+[.B194]*[.$G$2]" office:value-type="float" office:value="70.2270505761027" calcext:value-type="float">
            <text:p>70,2270505761</text:p>
          </table:table-cell>
          <table:table-cell table:formula="of:=[.E194]+[.C194]*[.$G$2]" office:value-type="float" office:value="12.803488951189" calcext:value-type="float">
            <text:p>12,8034889512</text:p>
          </table:table-cell>
          <table:table-cell table:number-columns-repeated="2"/>
        </table:table-row>
        <table:table-row table:style-name="ro1">
          <table:table-cell table:formula="of:=[.A195]+[.$G$2]" office:value-type="float" office:value="3.69455799647548" calcext:value-type="float">
            <text:p>3,6945579965</text:p>
          </table:table-cell>
          <table:table-cell table:formula="of:=[.B195]+[.$G$3]*[.$G$2]" office:value-type="float" office:value="19.1067297825121" calcext:value-type="float">
            <text:p>19,1067297825</text:p>
          </table:table-cell>
          <table:table-cell table:formula="of:=[.C195]+[.$G$4]*[.$G$2]" office:value-type="float" office:value="-30.3332098121976" calcext:value-type="float">
            <text:p>-30,3332098122</text:p>
          </table:table-cell>
          <table:table-cell table:formula="of:=[.D195]+[.B195]*[.$G$2]" office:value-type="float" office:value="70.5909213044763" calcext:value-type="float">
            <text:p>70,5909213045</text:p>
          </table:table-cell>
          <table:table-cell table:formula="of:=[.E195]+[.C195]*[.$G$2]" office:value-type="float" office:value="12.2293777379055" calcext:value-type="float">
            <text:p>12,2293777379</text:p>
          </table:table-cell>
          <table:table-cell table:number-columns-repeated="2"/>
        </table:table-row>
        <table:table-row table:style-name="ro1">
          <table:table-cell table:formula="of:=[.A196]+[.$G$2]" office:value-type="float" office:value="3.71360210985937" calcext:value-type="float">
            <text:p>3,7136021099</text:p>
          </table:table-cell>
          <table:table-cell table:formula="of:=[.B196]+[.$G$3]*[.$G$2]" office:value-type="float" office:value="19.1067297825121" calcext:value-type="float">
            <text:p>19,1067297825</text:p>
          </table:table-cell>
          <table:table-cell table:formula="of:=[.C196]+[.$G$4]*[.$G$2]" office:value-type="float" office:value="-30.5200325644936" calcext:value-type="float">
            <text:p>-30,5200325645</text:p>
          </table:table-cell>
          <table:table-cell table:formula="of:=[.D196]+[.B196]*[.$G$2]" office:value-type="float" office:value="70.9547920328498" calcext:value-type="float">
            <text:p>70,9547920328</text:p>
          </table:table-cell>
          <table:table-cell table:formula="of:=[.E196]+[.C196]*[.$G$2]" office:value-type="float" office:value="11.6517086509445" calcext:value-type="float">
            <text:p>11,6517086509</text:p>
          </table:table-cell>
          <table:table-cell table:number-columns-repeated="2"/>
        </table:table-row>
        <table:table-row table:style-name="ro1">
          <table:table-cell table:formula="of:=[.A197]+[.$G$2]" office:value-type="float" office:value="3.73264622324327" calcext:value-type="float">
            <text:p>3,7326462232</text:p>
          </table:table-cell>
          <table:table-cell table:formula="of:=[.B197]+[.$G$3]*[.$G$2]" office:value-type="float" office:value="19.1067297825121" calcext:value-type="float">
            <text:p>19,1067297825</text:p>
          </table:table-cell>
          <table:table-cell table:formula="of:=[.C197]+[.$G$4]*[.$G$2]" office:value-type="float" office:value="-30.7068553167896" calcext:value-type="float">
            <text:p>-30,7068553168</text:p>
          </table:table-cell>
          <table:table-cell table:formula="of:=[.D197]+[.B197]*[.$G$2]" office:value-type="float" office:value="71.3186627612234" calcext:value-type="float">
            <text:p>71,3186627612</text:p>
          </table:table-cell>
          <table:table-cell table:formula="of:=[.E197]+[.C197]*[.$G$2]" office:value-type="float" office:value="11.0704816903062" calcext:value-type="float">
            <text:p>11,0704816903</text:p>
          </table:table-cell>
          <table:table-cell table:number-columns-repeated="2"/>
        </table:table-row>
        <table:table-row table:style-name="ro1">
          <table:table-cell table:formula="of:=[.A198]+[.$G$2]" office:value-type="float" office:value="3.75169033662716" calcext:value-type="float">
            <text:p>3,7516903366</text:p>
          </table:table-cell>
          <table:table-cell table:formula="of:=[.B198]+[.$G$3]*[.$G$2]" office:value-type="float" office:value="19.1067297825121" calcext:value-type="float">
            <text:p>19,1067297825</text:p>
          </table:table-cell>
          <table:table-cell table:formula="of:=[.C198]+[.$G$4]*[.$G$2]" office:value-type="float" office:value="-30.8936780690856" calcext:value-type="float">
            <text:p>-30,8936780691</text:p>
          </table:table-cell>
          <table:table-cell table:formula="of:=[.D198]+[.B198]*[.$G$2]" office:value-type="float" office:value="71.682533489597" calcext:value-type="float">
            <text:p>71,6825334896</text:p>
          </table:table-cell>
          <table:table-cell table:formula="of:=[.E198]+[.C198]*[.$G$2]" office:value-type="float" office:value="10.4856968559904" calcext:value-type="float">
            <text:p>10,485696856</text:p>
          </table:table-cell>
          <table:table-cell table:number-columns-repeated="2"/>
        </table:table-row>
        <table:table-row table:style-name="ro1">
          <table:table-cell table:formula="of:=[.A199]+[.$G$2]" office:value-type="float" office:value="3.77073445001106" calcext:value-type="float">
            <text:p>3,77073445</text:p>
          </table:table-cell>
          <table:table-cell table:formula="of:=[.B199]+[.$G$3]*[.$G$2]" office:value-type="float" office:value="19.1067297825121" calcext:value-type="float">
            <text:p>19,1067297825</text:p>
          </table:table-cell>
          <table:table-cell table:formula="of:=[.C199]+[.$G$4]*[.$G$2]" office:value-type="float" office:value="-31.0805008213816" calcext:value-type="float">
            <text:p>-31,0805008214</text:p>
          </table:table-cell>
          <table:table-cell table:formula="of:=[.D199]+[.B199]*[.$G$2]" office:value-type="float" office:value="72.0464042179706" calcext:value-type="float">
            <text:p>72,046404218</text:p>
          </table:table-cell>
          <table:table-cell table:formula="of:=[.E199]+[.C199]*[.$G$2]" office:value-type="float" office:value="9.89735414799723" calcext:value-type="float">
            <text:p>9,897354148</text:p>
          </table:table-cell>
          <table:table-cell table:number-columns-repeated="2"/>
        </table:table-row>
        <table:table-row table:style-name="ro1">
          <table:table-cell table:formula="of:=[.A200]+[.$G$2]" office:value-type="float" office:value="3.78977856339495" calcext:value-type="float">
            <text:p>3,7897785634</text:p>
          </table:table-cell>
          <table:table-cell table:formula="of:=[.B200]+[.$G$3]*[.$G$2]" office:value-type="float" office:value="19.1067297825121" calcext:value-type="float">
            <text:p>19,1067297825</text:p>
          </table:table-cell>
          <table:table-cell table:formula="of:=[.C200]+[.$G$4]*[.$G$2]" office:value-type="float" office:value="-31.2673235736776" calcext:value-type="float">
            <text:p>-31,2673235737</text:p>
          </table:table-cell>
          <table:table-cell table:formula="of:=[.D200]+[.B200]*[.$G$2]" office:value-type="float" office:value="72.4102749463442" calcext:value-type="float">
            <text:p>72,4102749463</text:p>
          </table:table-cell>
          <table:table-cell table:formula="of:=[.E200]+[.C200]*[.$G$2]" office:value-type="float" office:value="9.30545356632662" calcext:value-type="float">
            <text:p>9,3054535663</text:p>
          </table:table-cell>
          <table:table-cell table:number-columns-repeated="2"/>
        </table:table-row>
        <table:table-row table:style-name="ro1">
          <table:table-cell table:formula="of:=[.A201]+[.$G$2]" office:value-type="float" office:value="3.80882267677884" calcext:value-type="float">
            <text:p>3,8088226768</text:p>
          </table:table-cell>
          <table:table-cell table:formula="of:=[.B201]+[.$G$3]*[.$G$2]" office:value-type="float" office:value="19.1067297825121" calcext:value-type="float">
            <text:p>19,1067297825</text:p>
          </table:table-cell>
          <table:table-cell table:formula="of:=[.C201]+[.$G$4]*[.$G$2]" office:value-type="float" office:value="-31.4541463259736" calcext:value-type="float">
            <text:p>-31,454146326</text:p>
          </table:table-cell>
          <table:table-cell table:formula="of:=[.D201]+[.B201]*[.$G$2]" office:value-type="float" office:value="72.7741456747178" calcext:value-type="float">
            <text:p>72,7741456747</text:p>
          </table:table-cell>
          <table:table-cell table:formula="of:=[.E201]+[.C201]*[.$G$2]" office:value-type="float" office:value="8.7099951109786" calcext:value-type="float">
            <text:p>8,709995111</text:p>
          </table:table-cell>
          <table:table-cell table:number-columns-repeated="2"/>
        </table:table-row>
        <table:table-row table:style-name="ro1">
          <table:table-cell table:formula="of:=[.A202]+[.$G$2]" office:value-type="float" office:value="3.82786679016274" calcext:value-type="float">
            <text:p>3,8278667902</text:p>
          </table:table-cell>
          <table:table-cell table:formula="of:=[.B202]+[.$G$3]*[.$G$2]" office:value-type="float" office:value="19.1067297825121" calcext:value-type="float">
            <text:p>19,1067297825</text:p>
          </table:table-cell>
          <table:table-cell table:formula="of:=[.C202]+[.$G$4]*[.$G$2]" office:value-type="float" office:value="-31.6409690782696" calcext:value-type="float">
            <text:p>-31,6409690783</text:p>
          </table:table-cell>
          <table:table-cell table:formula="of:=[.D202]+[.B202]*[.$G$2]" office:value-type="float" office:value="73.1380164030913" calcext:value-type="float">
            <text:p>73,1380164031</text:p>
          </table:table-cell>
          <table:table-cell table:formula="of:=[.E202]+[.C202]*[.$G$2]" office:value-type="float" office:value="8.11097878195316" calcext:value-type="float">
            <text:p>8,110978782</text:p>
          </table:table-cell>
          <table:table-cell table:number-columns-repeated="2"/>
        </table:table-row>
        <table:table-row table:style-name="ro1">
          <table:table-cell table:formula="of:=[.A203]+[.$G$2]" office:value-type="float" office:value="3.84691090354663" calcext:value-type="float">
            <text:p>3,8469109035</text:p>
          </table:table-cell>
          <table:table-cell table:formula="of:=[.B203]+[.$G$3]*[.$G$2]" office:value-type="float" office:value="19.1067297825121" calcext:value-type="float">
            <text:p>19,1067297825</text:p>
          </table:table-cell>
          <table:table-cell table:formula="of:=[.C203]+[.$G$4]*[.$G$2]" office:value-type="float" office:value="-31.8277918305656" calcext:value-type="float">
            <text:p>-31,8277918306</text:p>
          </table:table-cell>
          <table:table-cell table:formula="of:=[.D203]+[.B203]*[.$G$2]" office:value-type="float" office:value="73.5018871314649" calcext:value-type="float">
            <text:p>73,5018871315</text:p>
          </table:table-cell>
          <table:table-cell table:formula="of:=[.E203]+[.C203]*[.$G$2]" office:value-type="float" office:value="7.5084045792503" calcext:value-type="float">
            <text:p>7,5084045793</text:p>
          </table:table-cell>
          <table:table-cell table:number-columns-repeated="2"/>
        </table:table-row>
        <table:table-row table:style-name="ro1">
          <table:table-cell table:formula="of:=[.A204]+[.$G$2]" office:value-type="float" office:value="3.86595501693053" calcext:value-type="float">
            <text:p>3,8659550169</text:p>
          </table:table-cell>
          <table:table-cell table:formula="of:=[.B204]+[.$G$3]*[.$G$2]" office:value-type="float" office:value="19.1067297825121" calcext:value-type="float">
            <text:p>19,1067297825</text:p>
          </table:table-cell>
          <table:table-cell table:formula="of:=[.C204]+[.$G$4]*[.$G$2]" office:value-type="float" office:value="-32.0146145828616" calcext:value-type="float">
            <text:p>-32,0146145829</text:p>
          </table:table-cell>
          <table:table-cell table:formula="of:=[.D204]+[.B204]*[.$G$2]" office:value-type="float" office:value="73.8657578598385" calcext:value-type="float">
            <text:p>73,8657578598</text:p>
          </table:table-cell>
          <table:table-cell table:formula="of:=[.E204]+[.C204]*[.$G$2]" office:value-type="float" office:value="6.90227250287003" calcext:value-type="float">
            <text:p>6,9022725029</text:p>
          </table:table-cell>
          <table:table-cell table:number-columns-repeated="2"/>
        </table:table-row>
        <table:table-row table:style-name="ro1">
          <table:table-cell table:formula="of:=[.A205]+[.$G$2]" office:value-type="float" office:value="3.88499913031442" calcext:value-type="float">
            <text:p>3,8849991303</text:p>
          </table:table-cell>
          <table:table-cell table:formula="of:=[.B205]+[.$G$3]*[.$G$2]" office:value-type="float" office:value="19.1067297825121" calcext:value-type="float">
            <text:p>19,1067297825</text:p>
          </table:table-cell>
          <table:table-cell table:formula="of:=[.C205]+[.$G$4]*[.$G$2]" office:value-type="float" office:value="-32.2014373351576" calcext:value-type="float">
            <text:p>-32,2014373352</text:p>
          </table:table-cell>
          <table:table-cell table:formula="of:=[.D205]+[.B205]*[.$G$2]" office:value-type="float" office:value="74.2296285882121" calcext:value-type="float">
            <text:p>74,2296285882</text:p>
          </table:table-cell>
          <table:table-cell table:formula="of:=[.E205]+[.C205]*[.$G$2]" office:value-type="float" office:value="6.29258255281234" calcext:value-type="float">
            <text:p>6,2925825528</text:p>
          </table:table-cell>
          <table:table-cell table:number-columns-repeated="2"/>
        </table:table-row>
        <table:table-row table:style-name="ro1">
          <table:table-cell table:formula="of:=[.A206]+[.$G$2]" office:value-type="float" office:value="3.90404324369832" calcext:value-type="float">
            <text:p>3,9040432437</text:p>
          </table:table-cell>
          <table:table-cell table:formula="of:=[.B206]+[.$G$3]*[.$G$2]" office:value-type="float" office:value="19.1067297825121" calcext:value-type="float">
            <text:p>19,1067297825</text:p>
          </table:table-cell>
          <table:table-cell table:formula="of:=[.C206]+[.$G$4]*[.$G$2]" office:value-type="float" office:value="-32.3882600874536" calcext:value-type="float">
            <text:p>-32,3882600875</text:p>
          </table:table-cell>
          <table:table-cell table:formula="of:=[.D206]+[.B206]*[.$G$2]" office:value-type="float" office:value="74.5934993165857" calcext:value-type="float">
            <text:p>74,5934993166</text:p>
          </table:table-cell>
          <table:table-cell table:formula="of:=[.E206]+[.C206]*[.$G$2]" office:value-type="float" office:value="5.67933472907724" calcext:value-type="float">
            <text:p>5,6793347291</text:p>
          </table:table-cell>
          <table:table-cell table:number-columns-repeated="2"/>
        </table:table-row>
        <table:table-row table:style-name="ro1">
          <table:table-cell table:formula="of:=[.A207]+[.$G$2]" office:value-type="float" office:value="3.92308735708221" calcext:value-type="float">
            <text:p>3,9230873571</text:p>
          </table:table-cell>
          <table:table-cell table:formula="of:=[.B207]+[.$G$3]*[.$G$2]" office:value-type="float" office:value="19.1067297825121" calcext:value-type="float">
            <text:p>19,1067297825</text:p>
          </table:table-cell>
          <table:table-cell table:formula="of:=[.C207]+[.$G$4]*[.$G$2]" office:value-type="float" office:value="-32.5750828397496" calcext:value-type="float">
            <text:p>-32,5750828397</text:p>
          </table:table-cell>
          <table:table-cell table:formula="of:=[.D207]+[.B207]*[.$G$2]" office:value-type="float" office:value="74.9573700449593" calcext:value-type="float">
            <text:p>74,957370045</text:p>
          </table:table-cell>
          <table:table-cell table:formula="of:=[.E207]+[.C207]*[.$G$2]" office:value-type="float" office:value="5.06252903166472" calcext:value-type="float">
            <text:p>5,0625290317</text:p>
          </table:table-cell>
          <table:table-cell table:number-columns-repeated="2"/>
        </table:table-row>
        <table:table-row table:style-name="ro1">
          <table:table-cell table:formula="of:=[.A208]+[.$G$2]" office:value-type="float" office:value="3.9421314704661" calcext:value-type="float">
            <text:p>3,9421314705</text:p>
          </table:table-cell>
          <table:table-cell table:formula="of:=[.B208]+[.$G$3]*[.$G$2]" office:value-type="float" office:value="19.1067297825121" calcext:value-type="float">
            <text:p>19,1067297825</text:p>
          </table:table-cell>
          <table:table-cell table:formula="of:=[.C208]+[.$G$4]*[.$G$2]" office:value-type="float" office:value="-32.7619055920456" calcext:value-type="float">
            <text:p>-32,761905592</text:p>
          </table:table-cell>
          <table:table-cell table:formula="of:=[.D208]+[.B208]*[.$G$2]" office:value-type="float" office:value="75.3212407733328" calcext:value-type="float">
            <text:p>75,3212407733</text:p>
          </table:table-cell>
          <table:table-cell table:formula="of:=[.E208]+[.C208]*[.$G$2]" office:value-type="float" office:value="4.44216546057478" calcext:value-type="float">
            <text:p>4,4421654606</text:p>
          </table:table-cell>
          <table:table-cell table:number-columns-repeated="2"/>
        </table:table-row>
        <table:table-row table:style-name="ro1">
          <table:table-cell table:formula="of:=[.A209]+[.$G$2]" office:value-type="float" office:value="3.96117558385" calcext:value-type="float">
            <text:p>3,9611755839</text:p>
          </table:table-cell>
          <table:table-cell table:formula="of:=[.B209]+[.$G$3]*[.$G$2]" office:value-type="float" office:value="19.1067297825121" calcext:value-type="float">
            <text:p>19,1067297825</text:p>
          </table:table-cell>
          <table:table-cell table:formula="of:=[.C209]+[.$G$4]*[.$G$2]" office:value-type="float" office:value="-32.9487283443416" calcext:value-type="float">
            <text:p>-32,9487283443</text:p>
          </table:table-cell>
          <table:table-cell table:formula="of:=[.D209]+[.B209]*[.$G$2]" office:value-type="float" office:value="75.6851115017064" calcext:value-type="float">
            <text:p>75,6851115017</text:p>
          </table:table-cell>
          <table:table-cell table:formula="of:=[.E209]+[.C209]*[.$G$2]" office:value-type="float" office:value="3.81824401580743" calcext:value-type="float">
            <text:p>3,8182440158</text:p>
          </table:table-cell>
          <table:table-cell table:number-columns-repeated="2"/>
        </table:table-row>
        <table:table-row table:style-name="ro1">
          <table:table-cell table:formula="of:=[.A210]+[.$G$2]" office:value-type="float" office:value="3.98021969723389" calcext:value-type="float">
            <text:p>3,9802196972</text:p>
          </table:table-cell>
          <table:table-cell table:formula="of:=[.B210]+[.$G$3]*[.$G$2]" office:value-type="float" office:value="19.1067297825121" calcext:value-type="float">
            <text:p>19,1067297825</text:p>
          </table:table-cell>
          <table:table-cell table:formula="of:=[.C210]+[.$G$4]*[.$G$2]" office:value-type="float" office:value="-33.1355510966376" calcext:value-type="float">
            <text:p>-33,1355510966</text:p>
          </table:table-cell>
          <table:table-cell table:formula="of:=[.D210]+[.B210]*[.$G$2]" office:value-type="float" office:value="76.04898223008" calcext:value-type="float">
            <text:p>76,0489822301</text:p>
          </table:table-cell>
          <table:table-cell table:formula="of:=[.E210]+[.C210]*[.$G$2]" office:value-type="float" office:value="3.19076469736266" calcext:value-type="float">
            <text:p>3,1907646974</text:p>
          </table:table-cell>
          <table:table-cell table:number-columns-repeated="2"/>
        </table:table-row>
        <table:table-row table:style-name="ro1">
          <table:table-cell table:formula="of:=[.A211]+[.$G$2]" office:value-type="float" office:value="3.99926381061779" calcext:value-type="float">
            <text:p>3,9992638106</text:p>
          </table:table-cell>
          <table:table-cell table:formula="of:=[.B211]+[.$G$3]*[.$G$2]" office:value-type="float" office:value="19.1067297825121" calcext:value-type="float">
            <text:p>19,1067297825</text:p>
          </table:table-cell>
          <table:table-cell table:formula="of:=[.C211]+[.$G$4]*[.$G$2]" office:value-type="float" office:value="-33.3223738489336" calcext:value-type="float">
            <text:p>-33,3223738489</text:p>
          </table:table-cell>
          <table:table-cell table:formula="of:=[.D211]+[.B211]*[.$G$2]" office:value-type="float" office:value="76.4128529584536" calcext:value-type="float">
            <text:p>76,4128529585</text:p>
          </table:table-cell>
          <table:table-cell table:formula="of:=[.E211]+[.C211]*[.$G$2]" office:value-type="float" office:value="2.55972750524048" calcext:value-type="float">
            <text:p>2,5597275052</text:p>
          </table:table-cell>
          <table:table-cell table:number-columns-repeated="2"/>
        </table:table-row>
        <table:table-row table:style-name="ro1">
          <table:table-cell table:formula="of:=[.A212]+[.$G$2]" office:value-type="float" office:value="4.01830792400168" calcext:value-type="float">
            <text:p>4,018307924</text:p>
          </table:table-cell>
          <table:table-cell table:formula="of:=[.B212]+[.$G$3]*[.$G$2]" office:value-type="float" office:value="19.1067297825121" calcext:value-type="float">
            <text:p>19,1067297825</text:p>
          </table:table-cell>
          <table:table-cell table:formula="of:=[.C212]+[.$G$4]*[.$G$2]" office:value-type="float" office:value="-33.5091966012296" calcext:value-type="float">
            <text:p>-33,5091966012</text:p>
          </table:table-cell>
          <table:table-cell table:formula="of:=[.D212]+[.B212]*[.$G$2]" office:value-type="float" office:value="76.7767236868272" calcext:value-type="float">
            <text:p>76,7767236868</text:p>
          </table:table-cell>
          <table:table-cell table:formula="of:=[.E212]+[.C212]*[.$G$2]" office:value-type="float" office:value="1.92513243944088" calcext:value-type="float">
            <text:p>1,9251324394</text:p>
          </table:table-cell>
          <table:table-cell table:number-columns-repeated="2"/>
        </table:table-row>
        <table:table-row table:style-name="ro1">
          <table:table-cell table:formula="of:=[.A213]+[.$G$2]" office:value-type="float" office:value="4.03735203738558" calcext:value-type="float">
            <text:p>4,0373520374</text:p>
          </table:table-cell>
          <table:table-cell table:formula="of:=[.B213]+[.$G$3]*[.$G$2]" office:value-type="float" office:value="19.1067297825121" calcext:value-type="float">
            <text:p>19,1067297825</text:p>
          </table:table-cell>
          <table:table-cell table:formula="of:=[.C213]+[.$G$4]*[.$G$2]" office:value-type="float" office:value="-33.6960193535256" calcext:value-type="float">
            <text:p>-33,6960193535</text:p>
          </table:table-cell>
          <table:table-cell table:formula="of:=[.D213]+[.B213]*[.$G$2]" office:value-type="float" office:value="77.1405944152008" calcext:value-type="float">
            <text:p>77,1405944152</text:p>
          </table:table-cell>
          <table:table-cell table:formula="of:=[.E213]+[.C213]*[.$G$2]" office:value-type="float" office:value="1.28697949996386" calcext:value-type="float">
            <text:p>1,2869795</text:p>
          </table:table-cell>
          <table:table-cell table:number-columns-repeated="2"/>
        </table:table-row>
        <table:table-row table:style-name="ro1">
          <table:table-cell table:formula="of:=[.A214]+[.$G$2]" office:value-type="float" office:value="4.05639615076947" calcext:value-type="float">
            <text:p>4,0563961508</text:p>
          </table:table-cell>
          <table:table-cell table:formula="of:=[.B214]+[.$G$3]*[.$G$2]" office:value-type="float" office:value="19.1067297825121" calcext:value-type="float">
            <text:p>19,1067297825</text:p>
          </table:table-cell>
          <table:table-cell table:formula="of:=[.C214]+[.$G$4]*[.$G$2]" office:value-type="float" office:value="-33.8828421058216" calcext:value-type="float">
            <text:p>-33,8828421058</text:p>
          </table:table-cell>
          <table:table-cell table:formula="of:=[.D214]+[.B214]*[.$G$2]" office:value-type="float" office:value="77.5044651435744" calcext:value-type="float">
            <text:p>77,5044651436</text:p>
          </table:table-cell>
          <table:table-cell table:formula="of:=[.E214]+[.C214]*[.$G$2]" office:value-type="float" office:value="0.645268686809424" calcext:value-type="float">
            <text:p>0,6452686868</text:p>
          </table:table-cell>
          <table:table-cell table:number-columns-repeated="2"/>
        </table:table-row>
        <table:table-row table:style-name="ro1">
          <table:table-cell table:formula="of:=[.A215]+[.$G$2]" office:value-type="float" office:value="4.07544026415337" calcext:value-type="float">
            <text:p>4,0754402642</text:p>
          </table:table-cell>
          <table:table-cell table:formula="of:=[.B215]+[.$G$3]*[.$G$2]" office:value-type="float" office:value="19.1067297825121" calcext:value-type="float">
            <text:p>19,1067297825</text:p>
          </table:table-cell>
          <table:table-cell table:formula="of:=[.C215]+[.$G$4]*[.$G$2]" office:value-type="float" office:value="-34.0696648581176" calcext:value-type="float">
            <text:p>-34,0696648581</text:p>
          </table:table-cell>
          <table:table-cell table:formula="of:=[.D215]+[.B215]*[.$G$2]" office:value-type="float" office:value="77.8683358719479" calcext:value-type="float">
            <text:p>77,8683358719</text:p>
          </table:table-cell>
          <table:table-cell table:formula="of:=[.E215]+[.C215]*[.$G$2]" office:value-type="float" office:value="-0.0000000000224261720305208" calcext:value-type="float">
            <text:p>-2,24261720305208E-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Lunger</meta:initial-creator>
    <meta:creation-date>2018-12-14T10:22:05.199939581</meta:creation-date>
    <dc:date>2018-12-14T10:30:49.099726204</dc:date>
    <dc:creator>Karl Lunger</dc:creator>
    <meta:editing-duration>PT8M42S</meta:editing-duration>
    <meta:editing-cycles>3</meta:editing-cycles>
    <meta:generator>LibreOffice/5.1.6.2$Linux_X86_64 LibreOffice_project/10m0$Build-2</meta:generator>
    <meta:document-statistic meta:table-count="1" meta:cell-count="10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601cm" svg:height="6.642cm" xlink:href=".." xlink:type="simple" chart:class="chart:scatter" chart:style-name="ch1">
        <chart:title svg:x="3.043cm" svg:y="0.267cm" chart:style-name="ch2">
          <text:p>Schiefer Wurf - Bahn</text:p>
        </chart:title>
        <chart:legend chart:legend-position="end" svg:x="8.89cm" svg:y="3.024cm" style:legend-expansion="high" chart:style-name="ch3"/>
        <chart:plot-area chart:style-name="ch4" table:cell-range-address="Tabelle1.D1:Tabelle1.E216" chart:data-source-has-labels="row" svg:x="1.22cm" svg:y="1.2cm" svg:width="7.458cm" svg:height="4.332cm">
          <chartooo:coordinate-region svg:x="1.942cm" svg:y="1.397cm" svg:width="6.551cm" svg:height="3.927cm"/>
          <chart:axis chart:dimension="x" chart:name="primary-x" chart:style-name="ch5">
            <chart:title svg:x="4.564cm" svg:y="5.665cm" chart:style-name="ch6">
              <text:p>x [m]</text:p>
            </chart:title>
          </chart:axis>
          <chart:axis chart:dimension="y" chart:name="primary-y" chart:style-name="ch5">
            <chart:title svg:x="0.451cm" svg:y="3.751cm" chart:style-name="ch7">
              <text:p>y [m]</text:p>
            </chart:title>
            <chart:grid chart:style-name="ch8" chart:class="major"/>
          </chart:axis>
          <chart:series chart:style-name="ch9" chart:values-cell-range-address="Tabelle1.E2:Tabelle1.E216" chart:label-cell-address="Tabelle1.E1:Tabelle1.E1" chart:class="chart:scatter">
            <chart:domain table:cell-range-address="Tabelle1.D2:Tabelle1.D216"/>
            <chart:data-point chart:repeated="2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y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D2:Tabelle1.D216</svg:desc>
                </draw:g>
              </table:table-cell>
              <table:table-cell office:value-type="float" office:value="57">
                <text:p>57</text:p>
                <draw:g>
                  <svg:desc>Tabelle1.E2:Tabelle1.E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3870728373588">
                <text:p>0.363870728373588</text:p>
              </table:table-cell>
              <table:table-cell office:value-type="float" office:value="57.1125584064578">
                <text:p>57.1125584064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7741456747176">
                <text:p>0.727741456747176</text:p>
              </table:table-cell>
              <table:table-cell office:value-type="float" office:value="57.2215589392382">
                <text:p>57.2215589392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9161218512076">
                <text:p>1.09161218512076</text:p>
              </table:table-cell>
              <table:table-cell office:value-type="float" office:value="57.3270015983412">
                <text:p>57.3270015983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5548291349435">
                <text:p>1.45548291349435</text:p>
              </table:table-cell>
              <table:table-cell office:value-type="float" office:value="57.4288863837667">
                <text:p>57.4288863837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1935364186794">
                <text:p>1.81935364186794</text:p>
              </table:table-cell>
              <table:table-cell office:value-type="float" office:value="57.5272132955149">
                <text:p>57.5272132955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8322437024153">
                <text:p>2.18322437024153</text:p>
              </table:table-cell>
              <table:table-cell office:value-type="float" office:value="57.6219823335856">
                <text:p>57.6219823335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4709509861512">
                <text:p>2.54709509861512</text:p>
              </table:table-cell>
              <table:table-cell office:value-type="float" office:value="57.7131934979789">
                <text:p>57.7131934979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109658269887">
                <text:p>2.9109658269887</text:p>
              </table:table-cell>
              <table:table-cell office:value-type="float" office:value="57.8008467886948">
                <text:p>57.8008467886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7483655536229">
                <text:p>3.27483655536229</text:p>
              </table:table-cell>
              <table:table-cell office:value-type="float" office:value="57.8849422057333">
                <text:p>57.8849422057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3870728373588">
                <text:p>3.63870728373588</text:p>
              </table:table-cell>
              <table:table-cell office:value-type="float" office:value="57.9654797490944">
                <text:p>57.9654797490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0257801210947">
                <text:p>4.00257801210947</text:p>
              </table:table-cell>
              <table:table-cell office:value-type="float" office:value="58.042459418778">
                <text:p>58.042459418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6644874048306">
                <text:p>4.36644874048306</text:p>
              </table:table-cell>
              <table:table-cell office:value-type="float" office:value="58.1158812147842">
                <text:p>58.1158812147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3031946885665">
                <text:p>4.73031946885665</text:p>
              </table:table-cell>
              <table:table-cell office:value-type="float" office:value="58.185745137113">
                <text:p>58.185745137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9419019723023">
                <text:p>5.09419019723023</text:p>
              </table:table-cell>
              <table:table-cell office:value-type="float" office:value="58.2520511857644">
                <text:p>58.25205118576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5806092560382">
                <text:p>5.45806092560382</text:p>
              </table:table-cell>
              <table:table-cell office:value-type="float" office:value="58.3147993607384">
                <text:p>58.3147993607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2193165397741">
                <text:p>5.82193165397741</text:p>
              </table:table-cell>
              <table:table-cell office:value-type="float" office:value="58.373989662035">
                <text:p>58.3739896620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185802382351">
                <text:p>6.185802382351</text:p>
              </table:table-cell>
              <table:table-cell office:value-type="float" office:value="58.4296220896541">
                <text:p>58.4296220896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54967311072459">
                <text:p>6.54967311072459</text:p>
              </table:table-cell>
              <table:table-cell office:value-type="float" office:value="58.4816966435959">
                <text:p>58.48169664359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1354383909818">
                <text:p>6.91354383909818</text:p>
              </table:table-cell>
              <table:table-cell office:value-type="float" office:value="58.5302133238602">
                <text:p>58.5302133238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27741456747177">
                <text:p>7.27741456747177</text:p>
              </table:table-cell>
              <table:table-cell office:value-type="float" office:value="58.5751721304471">
                <text:p>58.5751721304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64128529584535">
                <text:p>7.64128529584535</text:p>
              </table:table-cell>
              <table:table-cell office:value-type="float" office:value="58.6165730633566">
                <text:p>58.61657306335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00515602421894">
                <text:p>8.00515602421894</text:p>
              </table:table-cell>
              <table:table-cell office:value-type="float" office:value="58.6544161225886">
                <text:p>58.6544161225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36902675259253">
                <text:p>8.36902675259253</text:p>
              </table:table-cell>
              <table:table-cell office:value-type="float" office:value="58.6887013081433">
                <text:p>58.68870130814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73289748096612">
                <text:p>8.73289748096612</text:p>
              </table:table-cell>
              <table:table-cell office:value-type="float" office:value="58.7194286200205">
                <text:p>58.71942862002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0967682093397">
                <text:p>9.0967682093397</text:p>
              </table:table-cell>
              <table:table-cell office:value-type="float" office:value="58.7465980582203">
                <text:p>58.74659805822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46063893771329">
                <text:p>9.46063893771329</text:p>
              </table:table-cell>
              <table:table-cell office:value-type="float" office:value="58.7702096227427">
                <text:p>58.77020962274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82450966608688">
                <text:p>9.82450966608688</text:p>
              </table:table-cell>
              <table:table-cell office:value-type="float" office:value="58.7902633135877">
                <text:p>58.7902633135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1883803944605">
                <text:p>10.1883803944605</text:p>
              </table:table-cell>
              <table:table-cell office:value-type="float" office:value="58.8067591307553">
                <text:p>58.8067591307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5522511228341">
                <text:p>10.5522511228341</text:p>
              </table:table-cell>
              <table:table-cell office:value-type="float" office:value="58.8196970742454">
                <text:p>58.8196970742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9161218512076">
                <text:p>10.9161218512076</text:p>
              </table:table-cell>
              <table:table-cell office:value-type="float" office:value="58.8290771440582">
                <text:p>58.82907714405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2799925795812">
                <text:p>11.2799925795812</text:p>
              </table:table-cell>
              <table:table-cell office:value-type="float" office:value="58.8348993401935">
                <text:p>58.83489934019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6438633079548">
                <text:p>11.6438633079548</text:p>
              </table:table-cell>
              <table:table-cell office:value-type="float" office:value="58.8371636626514">
                <text:p>58.83716366265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0077340363284">
                <text:p>12.0077340363284</text:p>
              </table:table-cell>
              <table:table-cell office:value-type="float" office:value="58.8358701114319">
                <text:p>58.83587011143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371604764702">
                <text:p>12.371604764702</text:p>
              </table:table-cell>
              <table:table-cell office:value-type="float" office:value="58.831018686535">
                <text:p>58.8310186865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7354754930756">
                <text:p>12.7354754930756</text:p>
              </table:table-cell>
              <table:table-cell office:value-type="float" office:value="58.8226093879606">
                <text:p>58.82260938796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0993462214492">
                <text:p>13.0993462214492</text:p>
              </table:table-cell>
              <table:table-cell office:value-type="float" office:value="58.8106422157089">
                <text:p>58.81064221570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4632169498228">
                <text:p>13.4632169498228</text:p>
              </table:table-cell>
              <table:table-cell office:value-type="float" office:value="58.7951171697797">
                <text:p>58.79511716977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8270876781963">
                <text:p>13.8270876781963</text:p>
              </table:table-cell>
              <table:table-cell office:value-type="float" office:value="58.7760342501731">
                <text:p>58.77603425017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1909584065699">
                <text:p>14.1909584065699</text:p>
              </table:table-cell>
              <table:table-cell office:value-type="float" office:value="58.7533934568891">
                <text:p>58.75339345688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5548291349435">
                <text:p>14.5548291349435</text:p>
              </table:table-cell>
              <table:table-cell office:value-type="float" office:value="58.7271947899277">
                <text:p>58.72719478992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9186998633171">
                <text:p>14.9186998633171</text:p>
              </table:table-cell>
              <table:table-cell office:value-type="float" office:value="58.6974382492888">
                <text:p>58.69743824928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2825705916907">
                <text:p>15.2825705916907</text:p>
              </table:table-cell>
              <table:table-cell office:value-type="float" office:value="58.6641238349726">
                <text:p>58.66412383497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6464413200643">
                <text:p>15.6464413200643</text:p>
              </table:table-cell>
              <table:table-cell office:value-type="float" office:value="58.6272515469789">
                <text:p>58.62725154697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0103120484379">
                <text:p>16.0103120484379</text:p>
              </table:table-cell>
              <table:table-cell office:value-type="float" office:value="58.5868213853078">
                <text:p>58.58682138530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3741827768115">
                <text:p>16.3741827768115</text:p>
              </table:table-cell>
              <table:table-cell office:value-type="float" office:value="58.5428333499593">
                <text:p>58.54283334995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738053505185">
                <text:p>16.738053505185</text:p>
              </table:table-cell>
              <table:table-cell office:value-type="float" office:value="58.4952874409334">
                <text:p>58.4952874409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1019242335586">
                <text:p>17.1019242335586</text:p>
              </table:table-cell>
              <table:table-cell office:value-type="float" office:value="58.44418365823">
                <text:p>58.444183658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4657949619322">
                <text:p>17.4657949619322</text:p>
              </table:table-cell>
              <table:table-cell office:value-type="float" office:value="58.3895220018493">
                <text:p>58.38952200184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8296656903058">
                <text:p>17.8296656903058</text:p>
              </table:table-cell>
              <table:table-cell office:value-type="float" office:value="58.3313024717911">
                <text:p>58.33130247179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1935364186794">
                <text:p>18.1935364186794</text:p>
              </table:table-cell>
              <table:table-cell office:value-type="float" office:value="58.2695250680555">
                <text:p>58.26952506805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557407147053">
                <text:p>18.557407147053</text:p>
              </table:table-cell>
              <table:table-cell office:value-type="float" office:value="58.2041897906425">
                <text:p>58.20418979064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9212778754266">
                <text:p>18.9212778754266</text:p>
              </table:table-cell>
              <table:table-cell office:value-type="float" office:value="58.1352966395521">
                <text:p>58.13529663955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2851486038002">
                <text:p>19.2851486038002</text:p>
              </table:table-cell>
              <table:table-cell office:value-type="float" office:value="58.0628456147842">
                <text:p>58.06284561478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6490193321737">
                <text:p>19.6490193321737</text:p>
              </table:table-cell>
              <table:table-cell office:value-type="float" office:value="57.986836716339">
                <text:p>57.9868367163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.0128900605473">
                <text:p>20.0128900605473</text:p>
              </table:table-cell>
              <table:table-cell office:value-type="float" office:value="57.9072699442163">
                <text:p>57.90726994421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.3767607889209">
                <text:p>20.3767607889209</text:p>
              </table:table-cell>
              <table:table-cell office:value-type="float" office:value="57.8241452984162">
                <text:p>57.82414529841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.7406315172945">
                <text:p>20.7406315172945</text:p>
              </table:table-cell>
              <table:table-cell office:value-type="float" office:value="57.7374627789387">
                <text:p>57.73746277893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.1045022456681">
                <text:p>21.1045022456681</text:p>
              </table:table-cell>
              <table:table-cell office:value-type="float" office:value="57.6472223857838">
                <text:p>57.64722238578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.4683729740417">
                <text:p>21.4683729740417</text:p>
              </table:table-cell>
              <table:table-cell office:value-type="float" office:value="57.5534241189515">
                <text:p>57.5534241189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.8322437024153">
                <text:p>21.8322437024153</text:p>
              </table:table-cell>
              <table:table-cell office:value-type="float" office:value="57.4560679784417">
                <text:p>57.45606797844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.1961144307889">
                <text:p>22.1961144307889</text:p>
              </table:table-cell>
              <table:table-cell office:value-type="float" office:value="57.3551539642546">
                <text:p>57.35515396425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.5599851591624">
                <text:p>22.5599851591624</text:p>
              </table:table-cell>
              <table:table-cell office:value-type="float" office:value="57.25068207639">
                <text:p>57.250682076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.923855887536">
                <text:p>22.923855887536</text:p>
              </table:table-cell>
              <table:table-cell office:value-type="float" office:value="57.142652314848">
                <text:p>57.1426523148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.2877266159096">
                <text:p>23.2877266159096</text:p>
              </table:table-cell>
              <table:table-cell office:value-type="float" office:value="57.0310646796286">
                <text:p>57.03106467962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.6515973442832">
                <text:p>23.6515973442832</text:p>
              </table:table-cell>
              <table:table-cell office:value-type="float" office:value="56.9159191707317">
                <text:p>56.91591917073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.0154680726568">
                <text:p>24.0154680726568</text:p>
              </table:table-cell>
              <table:table-cell office:value-type="float" office:value="56.7972157881575">
                <text:p>56.79721578815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.3793388010304">
                <text:p>24.3793388010304</text:p>
              </table:table-cell>
              <table:table-cell office:value-type="float" office:value="56.6749545319058">
                <text:p>56.6749545319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.743209529404">
                <text:p>24.743209529404</text:p>
              </table:table-cell>
              <table:table-cell office:value-type="float" office:value="56.5491354019768">
                <text:p>56.54913540197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1070802577776">
                <text:p>25.1070802577776</text:p>
              </table:table-cell>
              <table:table-cell office:value-type="float" office:value="56.4197583983703">
                <text:p>56.41975839837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.4709509861511">
                <text:p>25.4709509861511</text:p>
              </table:table-cell>
              <table:table-cell office:value-type="float" office:value="56.2868235210864">
                <text:p>56.28682352108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8348217145247">
                <text:p>25.8348217145247</text:p>
              </table:table-cell>
              <table:table-cell office:value-type="float" office:value="56.150330770125">
                <text:p>56.150330770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.1986924428983">
                <text:p>26.1986924428983</text:p>
              </table:table-cell>
              <table:table-cell office:value-type="float" office:value="56.0102801454863">
                <text:p>56.01028014548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.5625631712719">
                <text:p>26.5625631712719</text:p>
              </table:table-cell>
              <table:table-cell office:value-type="float" office:value="55.8666716471701">
                <text:p>55.8666716471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.9264338996455">
                <text:p>26.9264338996455</text:p>
              </table:table-cell>
              <table:table-cell office:value-type="float" office:value="55.7195052751765">
                <text:p>55.71950527517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.2903046280191">
                <text:p>27.2903046280191</text:p>
              </table:table-cell>
              <table:table-cell office:value-type="float" office:value="55.5687810295055">
                <text:p>55.56878102950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.6541753563927">
                <text:p>27.6541753563927</text:p>
              </table:table-cell>
              <table:table-cell office:value-type="float" office:value="55.4144989101571">
                <text:p>55.41449891015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.0180460847663">
                <text:p>28.0180460847663</text:p>
              </table:table-cell>
              <table:table-cell office:value-type="float" office:value="55.2566589171313">
                <text:p>55.25665891713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.3819168131398">
                <text:p>28.3819168131398</text:p>
              </table:table-cell>
              <table:table-cell office:value-type="float" office:value="55.0952610504281">
                <text:p>55.09526105042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.7457875415134">
                <text:p>28.7457875415134</text:p>
              </table:table-cell>
              <table:table-cell office:value-type="float" office:value="54.9303053100474">
                <text:p>54.93030531004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.109658269887">
                <text:p>29.109658269887</text:p>
              </table:table-cell>
              <table:table-cell office:value-type="float" office:value="54.7617916959893">
                <text:p>54.7617916959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.4735289982606">
                <text:p>29.4735289982606</text:p>
              </table:table-cell>
              <table:table-cell office:value-type="float" office:value="54.5897202082538">
                <text:p>54.58972020825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.8373997266342">
                <text:p>29.8373997266342</text:p>
              </table:table-cell>
              <table:table-cell office:value-type="float" office:value="54.4140908468409">
                <text:p>54.41409084684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.2012704550078">
                <text:p>30.2012704550078</text:p>
              </table:table-cell>
              <table:table-cell office:value-type="float" office:value="54.2349036117506">
                <text:p>54.23490361175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.5651411833814">
                <text:p>30.5651411833814</text:p>
              </table:table-cell>
              <table:table-cell office:value-type="float" office:value="54.0521585029829">
                <text:p>54.05215850298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929011911755">
                <text:p>30.929011911755</text:p>
              </table:table-cell>
              <table:table-cell office:value-type="float" office:value="53.8658555205377">
                <text:p>53.86585552053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.2928826401285">
                <text:p>31.2928826401285</text:p>
              </table:table-cell>
              <table:table-cell office:value-type="float" office:value="53.6759946644151">
                <text:p>53.67599466441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.6567533685021">
                <text:p>31.6567533685021</text:p>
              </table:table-cell>
              <table:table-cell office:value-type="float" office:value="53.4825759346152">
                <text:p>53.48257593461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.0206240968757">
                <text:p>32.0206240968757</text:p>
              </table:table-cell>
              <table:table-cell office:value-type="float" office:value="53.2855993311378">
                <text:p>53.28559933113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.3844948252493">
                <text:p>32.3844948252493</text:p>
              </table:table-cell>
              <table:table-cell office:value-type="float" office:value="53.0850648539829">
                <text:p>53.08506485398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.7483655536229">
                <text:p>32.7483655536229</text:p>
              </table:table-cell>
              <table:table-cell office:value-type="float" office:value="52.8809725031507">
                <text:p>52.88097250315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.1122362819965">
                <text:p>33.1122362819965</text:p>
              </table:table-cell>
              <table:table-cell office:value-type="float" office:value="52.6733222786411">
                <text:p>52.67332227864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.4761070103701">
                <text:p>33.4761070103701</text:p>
              </table:table-cell>
              <table:table-cell office:value-type="float" office:value="52.462114180454">
                <text:p>52.4621141804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.8399777387437">
                <text:p>33.8399777387437</text:p>
              </table:table-cell>
              <table:table-cell office:value-type="float" office:value="52.2473482085895">
                <text:p>52.24734820858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2038484671173">
                <text:p>34.2038484671173</text:p>
              </table:table-cell>
              <table:table-cell office:value-type="float" office:value="52.0290243630476">
                <text:p>52.0290243630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.5677191954909">
                <text:p>34.5677191954909</text:p>
              </table:table-cell>
              <table:table-cell office:value-type="float" office:value="51.8071426438283">
                <text:p>51.80714264382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.9315899238645">
                <text:p>34.9315899238645</text:p>
              </table:table-cell>
              <table:table-cell office:value-type="float" office:value="51.5817030509315">
                <text:p>51.58170305093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.295460652238">
                <text:p>35.295460652238</text:p>
              </table:table-cell>
              <table:table-cell office:value-type="float" office:value="51.3527055843574">
                <text:p>51.35270558435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.6593313806116">
                <text:p>35.6593313806116</text:p>
              </table:table-cell>
              <table:table-cell office:value-type="float" office:value="51.1201502441058">
                <text:p>51.12015024410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.0232021089852">
                <text:p>36.0232021089852</text:p>
              </table:table-cell>
              <table:table-cell office:value-type="float" office:value="50.8840370301768">
                <text:p>50.88403703017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.3870728373588">
                <text:p>36.3870728373588</text:p>
              </table:table-cell>
              <table:table-cell office:value-type="float" office:value="50.6443659425704">
                <text:p>50.64436594257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.7509435657324">
                <text:p>36.7509435657324</text:p>
              </table:table-cell>
              <table:table-cell office:value-type="float" office:value="50.4011369812866">
                <text:p>50.40113698128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.114814294106">
                <text:p>37.114814294106</text:p>
              </table:table-cell>
              <table:table-cell office:value-type="float" office:value="50.1543501463254">
                <text:p>50.15435014632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.4786850224796">
                <text:p>37.4786850224796</text:p>
              </table:table-cell>
              <table:table-cell office:value-type="float" office:value="49.9040054376868">
                <text:p>49.90400543768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.8425557508532">
                <text:p>37.8425557508532</text:p>
              </table:table-cell>
              <table:table-cell office:value-type="float" office:value="49.6501028553707">
                <text:p>49.65010285537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.2064264792268">
                <text:p>38.2064264792268</text:p>
              </table:table-cell>
              <table:table-cell office:value-type="float" office:value="49.3926423993772">
                <text:p>49.39264239937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.5702972076004">
                <text:p>38.5702972076004</text:p>
              </table:table-cell>
              <table:table-cell office:value-type="float" office:value="49.1316240697063">
                <text:p>49.13162406970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.9341679359739">
                <text:p>38.9341679359739</text:p>
              </table:table-cell>
              <table:table-cell office:value-type="float" office:value="48.867047866358">
                <text:p>48.8670478663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.2980386643475">
                <text:p>39.2980386643475</text:p>
              </table:table-cell>
              <table:table-cell office:value-type="float" office:value="48.5989137893323">
                <text:p>48.59891378933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.6619093927211">
                <text:p>39.6619093927211</text:p>
              </table:table-cell>
              <table:table-cell office:value-type="float" office:value="48.3272218386291">
                <text:p>48.32722183862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.0257801210947">
                <text:p>40.0257801210947</text:p>
              </table:table-cell>
              <table:table-cell office:value-type="float" office:value="48.0519720142486">
                <text:p>48.05197201424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.3896508494683">
                <text:p>40.3896508494683</text:p>
              </table:table-cell>
              <table:table-cell office:value-type="float" office:value="47.7731643161906">
                <text:p>47.77316431619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.7535215778419">
                <text:p>40.7535215778419</text:p>
              </table:table-cell>
              <table:table-cell office:value-type="float" office:value="47.4907987444552">
                <text:p>47.49079874445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.1173923062155">
                <text:p>41.1173923062155</text:p>
              </table:table-cell>
              <table:table-cell office:value-type="float" office:value="47.2048752990424">
                <text:p>47.20487529904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.4812630345891">
                <text:p>41.4812630345891</text:p>
              </table:table-cell>
              <table:table-cell office:value-type="float" office:value="46.9153939799522">
                <text:p>46.91539397995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.8451337629627">
                <text:p>41.8451337629627</text:p>
              </table:table-cell>
              <table:table-cell office:value-type="float" office:value="46.6223547871845">
                <text:p>46.62235478718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.2090044913363">
                <text:p>42.2090044913363</text:p>
              </table:table-cell>
              <table:table-cell office:value-type="float" office:value="46.3257577207395">
                <text:p>46.32575772073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.5728752197099">
                <text:p>42.5728752197099</text:p>
              </table:table-cell>
              <table:table-cell office:value-type="float" office:value="46.025602780617">
                <text:p>46.0256027806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.9367459480835">
                <text:p>42.9367459480835</text:p>
              </table:table-cell>
              <table:table-cell office:value-type="float" office:value="45.7218899668171">
                <text:p>45.72188996681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.300616676457">
                <text:p>43.300616676457</text:p>
              </table:table-cell>
              <table:table-cell office:value-type="float" office:value="45.4146192793398">
                <text:p>45.41461927933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3.6644874048306">
                <text:p>43.6644874048306</text:p>
              </table:table-cell>
              <table:table-cell office:value-type="float" office:value="45.1037907181851">
                <text:p>45.10379071818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.0283581332042">
                <text:p>44.0283581332042</text:p>
              </table:table-cell>
              <table:table-cell office:value-type="float" office:value="44.7894042833529">
                <text:p>44.78940428335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.3922288615778">
                <text:p>44.3922288615778</text:p>
              </table:table-cell>
              <table:table-cell office:value-type="float" office:value="44.4714599748434">
                <text:p>44.47145997484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.7560995899514">
                <text:p>44.7560995899514</text:p>
              </table:table-cell>
              <table:table-cell office:value-type="float" office:value="44.1499577926564">
                <text:p>44.14995779265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.119970318325">
                <text:p>45.119970318325</text:p>
              </table:table-cell>
              <table:table-cell office:value-type="float" office:value="43.824897736792">
                <text:p>43.8248977367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.4838410466986">
                <text:p>45.4838410466986</text:p>
              </table:table-cell>
              <table:table-cell office:value-type="float" office:value="43.4962798072502">
                <text:p>43.49627980725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.8477117750722">
                <text:p>45.8477117750722</text:p>
              </table:table-cell>
              <table:table-cell office:value-type="float" office:value="43.164104004031">
                <text:p>43.1641040040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.2115825034458">
                <text:p>46.2115825034458</text:p>
              </table:table-cell>
              <table:table-cell office:value-type="float" office:value="42.8283703271343">
                <text:p>42.82837032713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.5754532318194">
                <text:p>46.5754532318194</text:p>
              </table:table-cell>
              <table:table-cell office:value-type="float" office:value="42.4890787765603">
                <text:p>42.48907877656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.939323960193">
                <text:p>46.939323960193</text:p>
              </table:table-cell>
              <table:table-cell office:value-type="float" office:value="42.1462293523088">
                <text:p>42.14622935230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.3031946885665">
                <text:p>47.3031946885665</text:p>
              </table:table-cell>
              <table:table-cell office:value-type="float" office:value="41.7998220543799">
                <text:p>41.79982205437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7.6670654169401">
                <text:p>47.6670654169401</text:p>
              </table:table-cell>
              <table:table-cell office:value-type="float" office:value="41.4498568827736">
                <text:p>41.44985688277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8.0309361453137">
                <text:p>48.0309361453137</text:p>
              </table:table-cell>
              <table:table-cell office:value-type="float" office:value="41.0963338374899">
                <text:p>41.09633383748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.3948068736873">
                <text:p>48.3948068736873</text:p>
              </table:table-cell>
              <table:table-cell office:value-type="float" office:value="40.7392529185288">
                <text:p>40.73925291852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8.7586776020609">
                <text:p>48.7586776020609</text:p>
              </table:table-cell>
              <table:table-cell office:value-type="float" office:value="40.3786141258902">
                <text:p>40.37861412589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.1225483304345">
                <text:p>49.1225483304345</text:p>
              </table:table-cell>
              <table:table-cell office:value-type="float" office:value="40.0144174595743">
                <text:p>40.01441745957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9.4864190588081">
                <text:p>49.4864190588081</text:p>
              </table:table-cell>
              <table:table-cell office:value-type="float" office:value="39.6466629195809">
                <text:p>39.64666291958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.8502897871817">
                <text:p>49.8502897871817</text:p>
              </table:table-cell>
              <table:table-cell office:value-type="float" office:value="39.2753505059101">
                <text:p>39.27535050591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0.2141605155553">
                <text:p>50.2141605155553</text:p>
              </table:table-cell>
              <table:table-cell office:value-type="float" office:value="38.9004802185619">
                <text:p>38.90048021856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0.5780312439289">
                <text:p>50.5780312439289</text:p>
              </table:table-cell>
              <table:table-cell office:value-type="float" office:value="38.5220520575362">
                <text:p>38.52205205753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.9419019723025">
                <text:p>50.9419019723025</text:p>
              </table:table-cell>
              <table:table-cell office:value-type="float" office:value="38.1400660228332">
                <text:p>38.14006602283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1.3057727006761">
                <text:p>51.3057727006761</text:p>
              </table:table-cell>
              <table:table-cell office:value-type="float" office:value="37.7545221144527">
                <text:p>37.75452211445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.6696434290496">
                <text:p>51.6696434290496</text:p>
              </table:table-cell>
              <table:table-cell office:value-type="float" office:value="37.3654203323948">
                <text:p>37.36542033239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.0335141574232">
                <text:p>52.0335141574232</text:p>
              </table:table-cell>
              <table:table-cell office:value-type="float" office:value="36.9727606766596">
                <text:p>36.97276067665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.3973848857968">
                <text:p>52.3973848857968</text:p>
              </table:table-cell>
              <table:table-cell office:value-type="float" office:value="36.5765431472468">
                <text:p>36.57654314724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.7612556141704">
                <text:p>52.7612556141704</text:p>
              </table:table-cell>
              <table:table-cell office:value-type="float" office:value="36.1767677441567">
                <text:p>36.17676774415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.125126342544">
                <text:p>53.125126342544</text:p>
              </table:table-cell>
              <table:table-cell office:value-type="float" office:value="35.7734344673892">
                <text:p>35.77343446738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.4889970709176">
                <text:p>53.4889970709176</text:p>
              </table:table-cell>
              <table:table-cell office:value-type="float" office:value="35.3665433169442">
                <text:p>35.36654331694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.8528677992912">
                <text:p>53.8528677992912</text:p>
              </table:table-cell>
              <table:table-cell office:value-type="float" office:value="34.9560942928218">
                <text:p>34.95609429282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.2167385276648">
                <text:p>54.2167385276648</text:p>
              </table:table-cell>
              <table:table-cell office:value-type="float" office:value="34.542087395022">
                <text:p>34.5420873950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.5806092560384">
                <text:p>54.5806092560384</text:p>
              </table:table-cell>
              <table:table-cell office:value-type="float" office:value="34.1245226235448">
                <text:p>34.12452262354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.944479984412">
                <text:p>54.944479984412</text:p>
              </table:table-cell>
              <table:table-cell office:value-type="float" office:value="33.7033999783902">
                <text:p>33.70339997839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.3083507127856">
                <text:p>55.3083507127856</text:p>
              </table:table-cell>
              <table:table-cell office:value-type="float" office:value="33.2787194595581">
                <text:p>33.27871945955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.6722214411592">
                <text:p>55.6722214411592</text:p>
              </table:table-cell>
              <table:table-cell office:value-type="float" office:value="32.8504810670487">
                <text:p>32.85048106704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.0360921695327">
                <text:p>56.0360921695327</text:p>
              </table:table-cell>
              <table:table-cell office:value-type="float" office:value="32.4186848008618">
                <text:p>32.41868480086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.3999628979063">
                <text:p>56.3999628979063</text:p>
              </table:table-cell>
              <table:table-cell office:value-type="float" office:value="31.9833306609975">
                <text:p>31.98333066099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.7638336262799">
                <text:p>56.7638336262799</text:p>
              </table:table-cell>
              <table:table-cell office:value-type="float" office:value="31.5444186474558">
                <text:p>31.54441864745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.1277043546535">
                <text:p>57.1277043546535</text:p>
              </table:table-cell>
              <table:table-cell office:value-type="float" office:value="31.1019487602367">
                <text:p>31.10194876023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.4915750830271">
                <text:p>57.4915750830271</text:p>
              </table:table-cell>
              <table:table-cell office:value-type="float" office:value="30.6559209993402">
                <text:p>30.65592099934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7.8554458114007">
                <text:p>57.8554458114007</text:p>
              </table:table-cell>
              <table:table-cell office:value-type="float" office:value="30.2063353647662">
                <text:p>30.20633536476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.2193165397743">
                <text:p>58.2193165397743</text:p>
              </table:table-cell>
              <table:table-cell office:value-type="float" office:value="29.7531918565148">
                <text:p>29.75319185651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8.5831872681479">
                <text:p>58.5831872681479</text:p>
              </table:table-cell>
              <table:table-cell office:value-type="float" office:value="29.296490474586">
                <text:p>29.2964904745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.9470579965215">
                <text:p>58.9470579965215</text:p>
              </table:table-cell>
              <table:table-cell office:value-type="float" office:value="28.8362312189798">
                <text:p>28.83623121897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9.3109287248951">
                <text:p>59.3109287248951</text:p>
              </table:table-cell>
              <table:table-cell office:value-type="float" office:value="28.3724140896962">
                <text:p>28.37241408969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.6747994532687">
                <text:p>59.6747994532687</text:p>
              </table:table-cell>
              <table:table-cell office:value-type="float" office:value="27.9050390867352">
                <text:p>27.90503908673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0.0386701816422">
                <text:p>60.0386701816422</text:p>
              </table:table-cell>
              <table:table-cell office:value-type="float" office:value="27.4341062100967">
                <text:p>27.43410621009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0.4025409100158">
                <text:p>60.4025409100158</text:p>
              </table:table-cell>
              <table:table-cell office:value-type="float" office:value="26.9596154597808">
                <text:p>26.95961545978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0.7664116383894">
                <text:p>60.7664116383894</text:p>
              </table:table-cell>
              <table:table-cell office:value-type="float" office:value="26.4815668357876">
                <text:p>26.48156683578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1.130282366763">
                <text:p>61.130282366763</text:p>
              </table:table-cell>
              <table:table-cell office:value-type="float" office:value="25.9999603381169">
                <text:p>25.99996033811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1.4941530951366">
                <text:p>61.4941530951366</text:p>
              </table:table-cell>
              <table:table-cell office:value-type="float" office:value="25.5147959667687">
                <text:p>25.51479596676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1.8580238235102">
                <text:p>61.8580238235102</text:p>
              </table:table-cell>
              <table:table-cell office:value-type="float" office:value="25.0260737217432">
                <text:p>25.02607372174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2.2218945518838">
                <text:p>62.2218945518838</text:p>
              </table:table-cell>
              <table:table-cell office:value-type="float" office:value="24.5337936030403">
                <text:p>24.53379360304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2.5857652802574">
                <text:p>62.5857652802574</text:p>
              </table:table-cell>
              <table:table-cell office:value-type="float" office:value="24.0379556106599">
                <text:p>24.03795561065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2.949636008631">
                <text:p>62.949636008631</text:p>
              </table:table-cell>
              <table:table-cell office:value-type="float" office:value="23.5385597446021">
                <text:p>23.53855974460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3.3135067370046">
                <text:p>63.3135067370046</text:p>
              </table:table-cell>
              <table:table-cell office:value-type="float" office:value="23.0356060048669">
                <text:p>23.03560600486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3.6773774653781">
                <text:p>63.6773774653781</text:p>
              </table:table-cell>
              <table:table-cell office:value-type="float" office:value="22.5290943914543">
                <text:p>22.52909439145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4.0412481937517">
                <text:p>64.0412481937517</text:p>
              </table:table-cell>
              <table:table-cell office:value-type="float" office:value="22.0190249043643">
                <text:p>22.01902490436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4.4051189221253">
                <text:p>64.4051189221253</text:p>
              </table:table-cell>
              <table:table-cell office:value-type="float" office:value="21.5053975435968">
                <text:p>21.50539754359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4.7689896504989">
                <text:p>64.7689896504989</text:p>
              </table:table-cell>
              <table:table-cell office:value-type="float" office:value="20.9882123091519">
                <text:p>20.98821230915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5.1328603788725">
                <text:p>65.1328603788725</text:p>
              </table:table-cell>
              <table:table-cell office:value-type="float" office:value="20.4674692010297">
                <text:p>20.46746920102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5.4967311072461">
                <text:p>65.4967311072461</text:p>
              </table:table-cell>
              <table:table-cell office:value-type="float" office:value="19.94316821923">
                <text:p>19.943168219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5.8606018356197">
                <text:p>65.8606018356197</text:p>
              </table:table-cell>
              <table:table-cell office:value-type="float" office:value="19.4153093637528">
                <text:p>19.41530936375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6.2244725639932">
                <text:p>66.2244725639932</text:p>
              </table:table-cell>
              <table:table-cell office:value-type="float" office:value="18.8838926345983">
                <text:p>18.88389263459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6.5883432923668">
                <text:p>66.5883432923668</text:p>
              </table:table-cell>
              <table:table-cell office:value-type="float" office:value="18.3489180317664">
                <text:p>18.34891803176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6.9522140207404">
                <text:p>66.9522140207404</text:p>
              </table:table-cell>
              <table:table-cell office:value-type="float" office:value="17.810385555257">
                <text:p>17.8103855552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7.316084749114">
                <text:p>67.316084749114</text:p>
              </table:table-cell>
              <table:table-cell office:value-type="float" office:value="17.2682952050702">
                <text:p>17.26829520507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7.6799554774876">
                <text:p>67.6799554774876</text:p>
              </table:table-cell>
              <table:table-cell office:value-type="float" office:value="16.722646981206">
                <text:p>16.7226469812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8.0438262058612">
                <text:p>68.0438262058612</text:p>
              </table:table-cell>
              <table:table-cell office:value-type="float" office:value="16.1734408836644">
                <text:p>16.17344088366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8.4076969342348">
                <text:p>68.4076969342348</text:p>
              </table:table-cell>
              <table:table-cell office:value-type="float" office:value="15.6206769124454">
                <text:p>15.62067691244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8.7715676626083">
                <text:p>68.7715676626083</text:p>
              </table:table-cell>
              <table:table-cell office:value-type="float" office:value="15.064355067549">
                <text:p>15.0643550675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9.1354383909819">
                <text:p>69.1354383909819</text:p>
              </table:table-cell>
              <table:table-cell office:value-type="float" office:value="14.5044753489751">
                <text:p>14.50447534897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9.4993091193555">
                <text:p>69.4993091193555</text:p>
              </table:table-cell>
              <table:table-cell office:value-type="float" office:value="13.9410377567238">
                <text:p>13.94103775672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.8631798477291">
                <text:p>69.8631798477291</text:p>
              </table:table-cell>
              <table:table-cell office:value-type="float" office:value="13.3740422907951">
                <text:p>13.37404229079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0.2270505761027">
                <text:p>70.2270505761027</text:p>
              </table:table-cell>
              <table:table-cell office:value-type="float" office:value="12.803488951189">
                <text:p>12.8034889511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0.5909213044763">
                <text:p>70.5909213044763</text:p>
              </table:table-cell>
              <table:table-cell office:value-type="float" office:value="12.2293777379055">
                <text:p>12.22937773790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0.9547920328498">
                <text:p>70.9547920328498</text:p>
              </table:table-cell>
              <table:table-cell office:value-type="float" office:value="11.6517086509445">
                <text:p>11.65170865094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1.3186627612234">
                <text:p>71.3186627612234</text:p>
              </table:table-cell>
              <table:table-cell office:value-type="float" office:value="11.0704816903062">
                <text:p>11.07048169030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1.682533489597">
                <text:p>71.682533489597</text:p>
              </table:table-cell>
              <table:table-cell office:value-type="float" office:value="10.4856968559904">
                <text:p>10.48569685599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.0464042179706">
                <text:p>72.0464042179706</text:p>
              </table:table-cell>
              <table:table-cell office:value-type="float" office:value="9.89735414799723">
                <text:p>9.897354147997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.4102749463442">
                <text:p>72.4102749463442</text:p>
              </table:table-cell>
              <table:table-cell office:value-type="float" office:value="9.30545356632662">
                <text:p>9.305453566326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2.7741456747178">
                <text:p>72.7741456747178</text:p>
              </table:table-cell>
              <table:table-cell office:value-type="float" office:value="8.7099951109786">
                <text:p>8.70999511097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3.1380164030913">
                <text:p>73.1380164030913</text:p>
              </table:table-cell>
              <table:table-cell office:value-type="float" office:value="8.11097878195316">
                <text:p>8.110978781953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3.5018871314649">
                <text:p>73.5018871314649</text:p>
              </table:table-cell>
              <table:table-cell office:value-type="float" office:value="7.5084045792503">
                <text:p>7.50840457925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.8657578598385">
                <text:p>73.8657578598385</text:p>
              </table:table-cell>
              <table:table-cell office:value-type="float" office:value="6.90227250287003">
                <text:p>6.902272502870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4.2296285882121">
                <text:p>74.2296285882121</text:p>
              </table:table-cell>
              <table:table-cell office:value-type="float" office:value="6.29258255281234">
                <text:p>6.292582552812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4.5934993165857">
                <text:p>74.5934993165857</text:p>
              </table:table-cell>
              <table:table-cell office:value-type="float" office:value="5.67933472907724">
                <text:p>5.679334729077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4.9573700449593">
                <text:p>74.9573700449593</text:p>
              </table:table-cell>
              <table:table-cell office:value-type="float" office:value="5.06252903166472">
                <text:p>5.062529031664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5.3212407733328">
                <text:p>75.3212407733328</text:p>
              </table:table-cell>
              <table:table-cell office:value-type="float" office:value="4.44216546057478">
                <text:p>4.442165460574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5.6851115017064">
                <text:p>75.6851115017064</text:p>
              </table:table-cell>
              <table:table-cell office:value-type="float" office:value="3.81824401580743">
                <text:p>3.818244015807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6.04898223008">
                <text:p>76.04898223008</text:p>
              </table:table-cell>
              <table:table-cell office:value-type="float" office:value="3.19076469736266">
                <text:p>3.190764697362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6.4128529584536">
                <text:p>76.4128529584536</text:p>
              </table:table-cell>
              <table:table-cell office:value-type="float" office:value="2.55972750524048">
                <text:p>2.559727505240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.7767236868272">
                <text:p>76.7767236868272</text:p>
              </table:table-cell>
              <table:table-cell office:value-type="float" office:value="1.92513243944088">
                <text:p>1.925132439440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7.1405944152008">
                <text:p>77.1405944152008</text:p>
              </table:table-cell>
              <table:table-cell office:value-type="float" office:value="1.28697949996386">
                <text:p>1.286979499963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7.5044651435744">
                <text:p>77.5044651435744</text:p>
              </table:table-cell>
              <table:table-cell office:value-type="float" office:value="0.645268686809424">
                <text:p>0.6452686868094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7.8683358719479">
                <text:p>77.8683358719479</text:p>
              </table:table-cell>
              <table:table-cell office:value-type="float" office:value="-0.0000000000224261720305208">
                <text:p>-0.0000000000224261720305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